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Interstate" svg:font-family="Interstate"/>
    <style:font-face style:name="ScalaSansOffc" svg:font-family="ScalaSansOffc"/>
    <style:font-face style:name="ZapfDingbats" svg:font-family="ZapfDingbats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e7e8e8" draw:textarea-vertical-align="middle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6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0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1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3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1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6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7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6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4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1.89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44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4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1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3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0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7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2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84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1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0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23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1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8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3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53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05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5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2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0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36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3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9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4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4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9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7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64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3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1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2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1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7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95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2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77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5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41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8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2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93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822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1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374cm" fo:padding-top="0cm" fo:padding-bottom="0cm" fo:padding-left="0cm" fo:padding-right="0cm"/>
    </style:style>
    <style:style style:name="gr79" style:family="graphic" style:parent-style-name="standard">
      <style:graphic-properties draw:stroke="none" draw:fill="solid" draw:fill-color="#242122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20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49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8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3.61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80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1.56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2.08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3.78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3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1.263cm" fo:min-width="0.88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56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064cm" fo:min-width="0.82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669cm" fo:min-width="1.16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1.415cm" fo:min-width="1.10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73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00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47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28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8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0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4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5.05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23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17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11cm" fo:min-width="0.42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0.70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5.66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39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1.17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517cm" fo:min-width="1.05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0.59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false" draw:auto-grow-width="false" fo:min-height="41.047cm" fo:min-width="10.191cm" fo:padding-top="0cm" fo:padding-bottom="0cm" fo:padding-left="0cm" fo:padding-right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8cm" fo:min-width="0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01cm" fo:min-width="3.947cm"/>
    </style:style>
    <style:style style:name="gr115" style:family="graphic" style:parent-style-name="standard">
      <style:graphic-properties draw:stroke="none" draw:fill="solid" draw:fill-color="#e7e8e8"/>
    </style:style>
    <style:style style:name="gr116" style:family="graphic" style:parent-style-name="standard">
      <style:graphic-properties draw:stroke="none" draw:fill="solid" draw:fill-color="#c3c4c6"/>
    </style:style>
    <style:style style:name="gr117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1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9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4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9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7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95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9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5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286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073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0.556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11cm" fo:min-width="1.76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5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88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27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64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297cm" fo:padding-top="0cm" fo:padding-bottom="0cm" fo:padding-left="0cm" fo:padding-right="0cm"/>
    </style:style>
    <style:style style:name="gr137" style:family="graphic" style:parent-style-name="standard">
      <style:graphic-properties draw:stroke="none" draw:fill="solid" draw:fill-color="#e0e1e1"/>
    </style:style>
    <style:style style:name="gr138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9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40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2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8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61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187cm" fo:min-width="0.15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0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2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82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7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916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9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7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83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9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2.042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0.86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0.775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2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496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747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7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6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6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22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221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585cm" fo:padding-top="0cm" fo:padding-bottom="0cm" fo:padding-left="0cm" fo:padding-right="0cm"/>
    </style:style>
    <style:style style:name="P1" style:family="paragraph">
      <loext:graphic-properties draw:fill="solid" draw:fill-color="#dedfdf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e7e8e8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7e8e8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e7e8e8"/>
      <style:text-properties fo:font-size="9pt" style:font-size-asian="9pt" style:font-size-complex="9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c3c4c6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text-properties fo:font-size="7pt" style:font-size-asian="7pt" style:font-size-complex="7pt"/>
    </style:style>
    <style:style style:name="P13" style:family="paragraph">
      <loext:graphic-properties draw:fill="none"/>
      <style:text-properties fo:font-size="5.5pt" style:font-size-asian="5.5pt" style:font-size-complex="5.5pt"/>
    </style:style>
    <style:style style:name="P14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5" style:family="paragraph">
      <loext:graphic-properties draw:fill="none"/>
      <style:text-properties fo:font-size="6.5pt" style:font-size-asian="6.5pt" style:font-size-complex="6.5pt"/>
    </style:style>
    <style:style style:name="P16" style:family="paragraph">
      <loext:graphic-properties draw:fill="solid" draw:fill-color="#242122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15pt" style:font-size-asian="15pt" style:font-size-complex="15pt"/>
    </style:style>
    <style:style style:name="P19" style:family="paragraph">
      <loext:graphic-properties draw:fill="none"/>
      <style:text-properties fo:font-size="20pt" style:font-size-asian="20pt" style:font-size-complex="20pt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loext:graphic-properties draw:fill="none"/>
      <style:text-properties fo:font-size="25pt" style:font-size-asian="25pt" style:font-size-complex="25pt"/>
    </style:style>
    <style:style style:name="P23" style:family="paragraph">
      <loext:graphic-properties draw:fill="none"/>
      <style:text-properties fo:font-size="16pt" style:font-size-asian="16pt" style:font-size-complex="16pt"/>
    </style:style>
    <style:style style:name="P24" style:family="paragraph">
      <loext:graphic-properties draw:fill="none"/>
      <style:text-properties fo:font-size="21pt" style:font-size-asian="21pt" style:font-size-complex="21pt"/>
    </style:style>
    <style:style style:name="P25" style:family="paragraph">
      <loext:graphic-properties draw:fill="none"/>
      <style:text-properties fo:font-size="33pt" style:font-size-asian="33pt" style:font-size-complex="33pt"/>
    </style:style>
    <style:style style:name="P26" style:family="paragraph">
      <loext:graphic-properties draw:fill="none"/>
      <style:text-properties fo:font-size="28pt" style:font-size-asian="28pt" style:font-size-complex="28pt"/>
    </style:style>
    <style:style style:name="P27" style:family="paragraph">
      <loext:graphic-properties draw:fill="none"/>
      <style:text-properties fo:font-size="11pt" style:font-size-asian="11pt" style:font-size-complex="11pt"/>
    </style:style>
    <style:style style:name="P28" style:family="paragraph">
      <loext:graphic-properties draw:fill="none"/>
      <style:text-properties fo:font-size="12pt" style:font-size-asian="12pt" style:font-size-complex="12pt"/>
    </style:style>
    <style:style style:name="P29" style:family="paragraph">
      <loext:graphic-properties draw:fill="none"/>
      <style:text-properties fo:font-size="9pt" style:font-size-asian="9pt" style:font-size-complex="9pt"/>
    </style:style>
    <style:style style:name="P30" style:family="paragraph">
      <loext:graphic-properties draw:fill="none"/>
      <style:text-properties fo:font-size="4pt" style:font-size-asian="4pt" style:font-size-complex="4pt"/>
    </style:style>
    <style:style style:name="P31" style:family="paragraph">
      <loext:graphic-properties draw:fill="none"/>
      <style:text-properties fo:font-size="10pt" style:font-size-asian="10pt" style:font-size-complex="10pt"/>
    </style:style>
    <style:style style:name="P32" style:family="paragraph">
      <loext:graphic-properties draw:fill="none"/>
      <style:text-properties fo:font-size="30pt" style:font-size-asian="30pt" style:font-size-complex="30pt"/>
    </style:style>
    <style:style style:name="P33" style:family="paragraph">
      <loext:graphic-properties draw:fill="none"/>
      <style:paragraph-properties fo:text-align="start" style:writing-mode="lr-tb"/>
      <style:text-properties fo:font-size="9pt" fo:font-weight="normal" style:font-size-asian="9pt" style:font-weight-asian="normal" style:font-size-complex="9pt" style:font-weight-complex="normal"/>
    </style:style>
    <style:style style:name="P34" style:family="paragraph">
      <loext:graphic-properties draw:fill="none" draw:fill-color="#ffffff"/>
      <style:text-properties style:font-name="Helvetica1" fo:font-size="9pt" style:font-size-asian="9pt" style:font-size-complex="9pt"/>
    </style:style>
    <style:style style:name="P35" style:family="paragraph">
      <loext:graphic-properties draw:fill="solid" draw:fill-color="#e7e8e8"/>
      <style:text-properties fo:font-size="10pt" style:font-size-asian="10pt" style:font-size-complex="10pt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P37" style:family="paragraph">
      <loext:graphic-properties draw:fill="solid" draw:fill-color="#e7e8e8"/>
    </style:style>
    <style:style style:name="P38" style:family="paragraph">
      <loext:graphic-properties draw:fill="none"/>
      <style:text-properties fo:font-size="18pt" style:font-size-asian="18pt" style:font-size-complex="18pt"/>
    </style:style>
    <style:style style:name="P39" style:family="paragraph">
      <loext:graphic-properties draw:fill="solid" draw:fill-color="#e0e1e1"/>
    </style:style>
    <style:style style:name="P40" style:family="paragraph">
      <loext:graphic-properties draw:fill="none"/>
      <style:text-properties fo:font-size="4.5pt" style:font-size-asian="4.5pt" style:font-size-complex="4.5pt"/>
    </style:style>
    <style:style style:name="P41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style:font-name="ScalaSansOffc" fo:font-size="7pt" style:font-size-asian="7pt" style:font-name-complex="ScalaSansOffc" style:font-size-complex="7pt"/>
    </style:style>
    <style:style style:name="T4" style:family="text">
      <style:text-properties fo:color="#c9cacb" style:font-name="Interstate" fo:font-size="5.5pt" style:font-size-asian="5.5pt" style:font-name-complex="Interstate" style:font-size-complex="5.5pt"/>
    </style:style>
    <style:style style:name="T5" style:family="text">
      <style:text-properties fo:color="#969797" style:font-name="ScalaSansOffc" fo:font-size="7pt" style:font-size-asian="7pt" style:font-name-complex="ScalaSansOffc" style:font-size-complex="7pt"/>
    </style:style>
    <style:style style:name="T6" style:family="text">
      <style:text-properties fo:color="#969797" style:font-name="ScalaSansOffc" fo:font-size="5.80000019073486pt" style:font-size-asian="5.80000019073486pt" style:font-name-complex="ScalaSansOffc" style:font-size-complex="5.80000019073486pt"/>
    </style:style>
    <style:style style:name="T7" style:family="text">
      <style:text-properties fo:color="#000000" style:font-name="ScalaSansOffc" fo:font-size="5.80000019073486pt" style:font-size-asian="5.80000019073486pt" style:font-name-complex="ScalaSansOffc" style:font-size-complex="5.80000019073486pt"/>
    </style:style>
    <style:style style:name="T8" style:family="text">
      <style:text-properties fo:color="#000000" style:font-name="ScalaSansOffc" fo:font-size="6.5pt" fo:font-weight="bold" style:font-size-asian="6.5pt" style:font-name-complex="ScalaSansOffc" style:font-size-complex="6.5pt" style:font-weight-complex="bold"/>
    </style:style>
    <style:style style:name="T9" style:family="text">
      <style:text-properties fo:color="#000000" style:font-name="ScalaSansOffc" fo:font-size="6.5pt" style:font-size-asian="6.5pt" style:font-name-complex="ScalaSansOffc" style:font-size-complex="6.5pt"/>
    </style:style>
    <style:style style:name="T10" style:family="text">
      <style:text-properties fo:color="#a0a2a2" style:font-name="ScalaSansOffc" fo:font-size="7pt" style:font-size-asian="7pt" style:font-name-complex="ScalaSansOffc" style:font-size-complex="7pt"/>
    </style:style>
    <style:style style:name="T11" style:family="text">
      <style:text-properties fo:color="#000000" style:font-name="ScalaSansOffc" fo:font-size="5.80000019073486pt" fo:font-weight="bold" style:font-size-asian="5.80000019073486pt" style:font-name-complex="ScalaSansOffc" style:font-size-complex="5.80000019073486pt" style:font-weight-complex="bold"/>
    </style:style>
    <style:style style:name="T12" style:family="text">
      <style:text-properties fo:color="#000000" style:font-name="Helvetica" fo:font-size="8pt" style:font-size-asian="8pt" style:font-name-complex="Helvetica" style:font-size-complex="8pt"/>
    </style:style>
    <style:style style:name="T13" style:family="text">
      <style:text-properties fo:color="#000000" style:font-name="Helvetica" fo:font-size="15pt" style:font-size-asian="15pt" style:font-name-complex="Helvetica" style:font-size-complex="15pt"/>
    </style:style>
    <style:style style:name="T14" style:family="text">
      <style:text-properties fo:color="#000000" style:font-name="Helvetica" fo:font-size="20pt" style:font-size-asian="20pt" style:font-name-complex="Helvetica" style:font-size-complex="20pt"/>
    </style:style>
    <style:style style:name="T15" style:family="text">
      <style:text-properties fo:color="#000000" style:font-name="Helvetica" fo:font-size="13pt" style:font-size-asian="13pt" style:font-name-complex="Helvetica" style:font-size-complex="13pt"/>
    </style:style>
    <style:style style:name="T16" style:family="text">
      <style:text-properties fo:color="#000000" style:font-name="Helvetica" fo:font-size="14pt" style:font-size-asian="14pt" style:font-name-complex="Helvetica" style:font-size-complex="14pt"/>
    </style:style>
    <style:style style:name="T17" style:family="text">
      <style:text-properties fo:color="#000000" style:font-name="Helvetica" fo:font-size="25pt" style:font-size-asian="25pt" style:font-name-complex="Helvetica" style:font-size-complex="25pt"/>
    </style:style>
    <style:style style:name="T18" style:family="text">
      <style:text-properties fo:color="#000000" style:font-name="Helvetica" fo:font-size="16pt" style:font-size-asian="16pt" style:font-name-complex="Helvetica" style:font-size-complex="16pt"/>
    </style:style>
    <style:style style:name="T19" style:family="text">
      <style:text-properties fo:color="#000000" style:font-name="Helvetica" fo:font-size="21pt" style:font-size-asian="21pt" style:font-name-complex="Helvetica" style:font-size-complex="21pt"/>
    </style:style>
    <style:style style:name="T20" style:family="text">
      <style:text-properties fo:color="#000000" style:font-name="Helvetica" fo:font-size="33pt" style:font-size-asian="33pt" style:font-name-complex="Helvetica" style:font-size-complex="33pt"/>
    </style:style>
    <style:style style:name="T21" style:family="text">
      <style:text-properties fo:color="#000000" style:font-name="Helvetica" fo:font-size="28pt" style:font-size-asian="28pt" style:font-name-complex="Helvetica" style:font-size-complex="28pt"/>
    </style:style>
    <style:style style:name="T22" style:family="text">
      <style:text-properties fo:color="#000000" style:font-name="Helvetica" fo:font-size="11pt" style:font-size-asian="11pt" style:font-name-complex="Helvetica" style:font-size-complex="11pt"/>
    </style:style>
    <style:style style:name="T23" style:family="text">
      <style:text-properties fo:color="#000000" style:font-name="Helvetica" fo:font-size="12pt" style:font-size-asian="12pt" style:font-name-complex="Helvetica" style:font-size-complex="12pt"/>
    </style:style>
    <style:style style:name="T24" style:family="text">
      <style:text-properties fo:color="#000000" style:font-name="Helvetica" fo:font-size="9pt" style:font-size-asian="9pt" style:font-name-complex="Helvetica" style:font-size-complex="9pt"/>
    </style:style>
    <style:style style:name="T25" style:family="text">
      <style:text-properties fo:color="#000000" style:font-name="ZapfDingbats" fo:font-size="4pt" style:font-size-asian="4pt" style:font-name-complex="ZapfDingbats" style:font-size-complex="4pt"/>
    </style:style>
    <style:style style:name="T26" style:family="text">
      <style:text-properties fo:color="#000000" style:font-name="Helvetica" fo:font-size="10pt" style:font-size-asian="10pt" style:font-name-complex="Helvetica" style:font-size-complex="10pt"/>
    </style:style>
    <style:style style:name="T27" style:family="text">
      <style:text-properties fo:color="#000000" style:font-name="Helvetica" fo:font-size="30pt" style:font-size-asian="30pt" style:font-name-complex="Helvetica" style:font-size-complex="30pt"/>
    </style:style>
    <style:style style:name="T28" style:family="text">
      <style:text-properties fo:color="#000000" style:font-name="Helvetica" fo:font-size="9pt" fo:font-weight="bold" style:font-size-asian="9pt" style:font-weight-asian="bold" style:font-name-complex="Helvetica" style:font-size-complex="9pt" style:font-weight-complex="bold"/>
    </style:style>
    <style:style style:name="T29" style:family="text">
      <style:text-properties fo:color="#000000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30" style:family="text">
      <style:text-properties style:font-name="Helvetica1" fo:font-size="9pt" style:font-size-asian="9pt" style:font-size-complex="9pt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ffffff" style:font-name="ScalaSansOffc" fo:font-size="6.5pt" fo:font-weight="bold" style:font-size-asian="6.5pt" style:font-name-complex="ScalaSansOffc" style:font-size-complex="6.5pt" style:font-weight-complex="bold"/>
    </style:style>
    <style:style style:name="T34" style:family="text">
      <style:text-properties fo:color="#bfbfbf" style:font-name="Interstate" fo:font-size="5.5pt" style:font-size-asian="5.5pt" style:font-name-complex="Interstate" style:font-size-complex="5.5pt"/>
    </style:style>
    <style:style style:name="T35" style:family="text">
      <style:text-properties fo:color="#000000" style:font-name="Helvetica" fo:font-size="18pt" style:font-size-asian="18pt" style:font-name-complex="Helvetica" style:font-size-complex="18pt"/>
    </style:style>
    <style:style style:name="T36" style:family="text">
      <style:text-properties fo:color="#c5c6c7" style:font-name="ScalaSansOffc" fo:font-size="6.5pt" fo:font-weight="bold" style:font-size-asian="6.5pt" style:font-name-complex="ScalaSansOffc" style:font-size-complex="6.5pt" style:font-weight-complex="bold"/>
    </style:style>
    <style:style style:name="T37" style:family="text">
      <style:text-properties fo:color="#c5c6c7" style:font-name="ScalaSansOffc" fo:font-size="4.5pt" fo:font-weight="bold" style:font-size-asian="4.5pt" style:font-name-complex="ScalaSansOffc" style:font-size-complex="4.5pt" style:font-weight-complex="bold"/>
    </style:style>
    <style:style style:name="T38" style:family="text">
      <style:text-properties fo:color="#000000" style:font-name="ScalaSansOffc" fo:font-size="12pt" fo:font-weight="bold" style:font-size-asian="12pt" style:font-name-complex="ScalaSansOffc" style:font-size-complex="12pt" style:font-weight-complex="bold"/>
    </style:style>
    <style:style style:name="T39" style:family="text">
      <style:text-properties fo:color="#000000" style:font-name="ScalaSansOffc" fo:font-size="7pt" fo:font-weight="bold" style:font-size-asian="7pt" style:font-name-complex="ScalaSansOffc" style:font-size-complex="7pt" style:font-weight-complex="bold"/>
    </style:style>
    <style:style style:name="T40" style:family="text">
      <style:text-properties fo:color="#000000" style:font-name="Helvetica" fo:font-size="22pt" style:font-size-asian="22pt" style:font-name-complex="Helvetica" style:font-size-complex="22pt"/>
    </style:style>
    <style:style style:name="T41" style:family="text">
      <style:text-properties fo:color="#000000" style:font-name="Helvetica" fo:font-size="7pt" style:font-size-asian="7pt" style:font-name-complex="Helvetica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1" draw:text-style-name="P1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1" draw:layer="layout" svg:width="6.35cm" svg:height="8.728cm" svg:x="14.281cm" svg:y="4.429cm" svg:viewBox="0 0 6351 8729" svg:d="M6315 8403c9-49 15-131-11-216l47-176v339c-10 16-22 34-36 53zM6351 717v-339c-9-16-22-34-36-53 9 49 15 131-11 216zM0 378v339l48-176c-27-85-20-167-11-216-15 19-27 37-37 53zM5948 8635h-2196c-5 8-13 14-24 14-15 0-28-12-28-28 0-15 13-27 28-27 11 0 19 6 24 14h2196c157 0 271-90 342-174 9-35 30-138-4-245v-2-2l65-242v-7158l-65-244v-2c34-107 13-210 4-245-71-83-185-174-342-174h-2196c-5 8-13 15-24 15-15 0-28-13-28-28 0-16 13-28 28-28 11 0 19 6 24 14h2196c202 0 335 140 403 237v-67c-64-70-216-209-432-263h-5487c-216 54-367 193-432 263v67c69-97 202-237 404-237h2196c5-8 14-14 25-14 15 0 27 12 27 28 0 15-12 28-27 28-11 0-20-7-24-15h-2197c-158 0-271 91-342 174-10 35-30 138 3 245l1 2-1 2-65 242v7158l66 244-1 2c-33 107-12 210-3 245 71 83 184 174 342 174h2196c5-8 14-14 25-14 15 0 27 12 27 27 0 16-12 28-27 28-11 0-20-6-24-14h-2197c-202 0-335-140-404-237v67c65 70 216 211 433 264h5486c217-54 368-194 432-264v-67c-68 97-201 237-403 237zM0 8011v339c10 16 22 34 37 53-9-49-16-131 11-216zM0 8490v91c0 0 129 77 162 148h207c-176-59-304-171-369-239zM6351 238v-91c0 0-128-77-161-147h-207c176 59 303 170 368 238zM5983 8729h207c33-71 161-148 161-148v-91c-65 68-192 180-368 239zM369 0h-207c-33 70-162 147-162 147v91c65-68 193-179 369-238z">
          <text:p/>
        </draw:path>
        <draw:g>
          <draw:polygon draw:style-name="gr2" draw:text-style-name="P3" draw:layer="layout" svg:width="2.256cm" svg:height="0.559cm" svg:x="7.863cm" svg:y="13.833cm" svg:viewBox="0 0 2257 560" draw:points="2257,477 2257,0 84,0 0,83 0,560 2174,560">
            <text:p text:style-name="P2"><text:span text:style-name="T1">Dagg</text:span><text:span text:style-name="T1">er</text:span></text:p>
          </draw:polygon>
          <draw:polygon draw:style-name="gr2" draw:text-style-name="P5" draw:layer="layout" svg:width="1.1cm" svg:height="0.559cm" svg:x="10.277cm" svg:y="13.833cm" svg:viewBox="0 0 1101 560" draw:points="1101,477 1101,0 84,0 0,83 0,560 1018,560">
            <text:p text:style-name="P4"><text:span text:style-name="T1">+4</text:span></text:p>
          </draw:polygon>
          <draw:polygon draw:style-name="gr2" draw:text-style-name="P6" draw:layer="layout" svg:width="2.191cm" svg:height="0.559cm" svg:x="11.535cm" svg:y="13.833cm" svg:viewBox="0 0 2192 560" draw:points="2192,477 2192,0 84,0 0,83 0,560 2109,560">
            <text:p><text:span text:style-name="T2">1d4+2 </text:span><text:span text:style-name="T1">Pierci</text:span><text:span text:style-name="T1">ng</text:span></text:p>
          </draw:polygon>
        </draw:g>
        <draw:path draw:style-name="gr3" draw:text-style-name="P7" draw:layer="layout" svg:width="5.784cm" svg:height="1.718cm" svg:x="14.575cm" svg:y="7.243cm" svg:viewBox="0 0 5785 1719" svg:d="M5694 0c0 0-76 139-316 0h-4973c-239 139-314 0-314 0h-91v203 1516h91c0 0 75-140 314 0h4973c240-140 316 0 316 0h91v-1516-203z">
          <text:p/>
        </draw:path>
        <draw:path draw:style-name="gr3" draw:text-style-name="P7" draw:layer="layout" svg:width="5.784cm" svg:height="1.718cm" svg:x="14.575cm" svg:y="9.208cm" svg:viewBox="0 0 5785 1719" svg:d="M5694 0c0 0-76 139-316 0h-4973c-239 139-314 0-314 0h-91v203 1516h91c0 0 75-140 314 0h4973c240-140 316 0 316 0h91v-1516-203z">
          <text:p/>
        </draw:path>
        <draw:path draw:style-name="gr3" draw:text-style-name="P7" draw:layer="layout" svg:width="5.784cm" svg:height="1.718cm" svg:x="14.57cm" svg:y="11.141cm" svg:viewBox="0 0 5785 1719" svg:d="M157 1719h5470c0-89 158-138 158-138v-1581h-91c0 0-76 140-315 0h-4974c-239 140-314 0-314 0h-91v1581c0 0 157 49 157 138z">
          <text:p/>
        </draw:path>
        <draw:path draw:style-name="gr3" draw:text-style-name="P7" draw:layer="layout" svg:width="5.784cm" svg:height="2.219cm" svg:x="14.57cm" svg:y="4.798cm" svg:viewBox="0 0 5785 2220" svg:d="M5627 0h-5470c0 89-157 138-157 138v2082h91c0 0 75-140 314 0h4974c239-140 315 0 315 0h91v-2082c0 0-158-49-158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1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1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4" draw:text-style-name="P8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5" draw:text-style-name="P7" draw:layer="layout" svg:width="0.668cm" svg:height="1.436cm" svg:x="20.258cm" svg:y="1.844cm" svg:viewBox="0 0 669 1437" svg:d="M0 91v1346c515-3 581 0 669-114v-1323c-164 87-334 89-669 91z">
          <text:p/>
        </draw:path>
        <draw:path draw:style-name="gr6" draw:text-style-name="P9" draw:layer="layout" svg:width="0.685cm" svg:height="1.234cm" svg:x="20.236cm" svg:y="1.954cm" svg:viewBox="0 0 686 1235" svg:d="M0 81c573-2 624-42 677-81M22 1217c692 79 633-127 664-133">
          <text:p/>
        </draw:path>
        <draw:path draw:style-name="gr3" draw:text-style-name="P7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3" draw:text-style-name="P7" draw:layer="layout" svg:width="1.253cm" svg:height="1.486cm" svg:x="1.072cm" svg:y="2.008cm" svg:viewBox="0 0 1254 1487" draw:points="0,164 0,1487 1254,1324 1254,0">
          <text:p/>
        </draw:polygon>
        <draw:polygon draw:style-name="gr7" draw:text-style-name="P9" draw:layer="layout" svg:width="1.253cm" svg:height="1.486cm" svg:x="1.072cm" svg:y="2.008cm" svg:viewBox="0 0 1254 1487" draw:points="0,164 0,1487 1254,1324 1254,0">
          <text:p/>
        </draw:polygon>
        <draw:path draw:style-name="gr6" draw:text-style-name="P9" draw:layer="layout" svg:width="1.225cm" svg:height="1.292cm" svg:x="1.1cm" svg:y="2.104cm" svg:viewBox="0 0 1226 1293" svg:d="M0 1293l1226-174M0 156l1226-156">
          <text:p/>
        </draw:path>
        <draw:polygon draw:style-name="gr8" draw:text-style-name="P10" draw:layer="layout" svg:width="0.855cm" svg:height="1.449cm" svg:x="1.47cm" svg:y="1.882cm" svg:viewBox="0 0 856 1450" draw:points="856,126 0,0 0,1323 856,1450">
          <text:p/>
        </draw:polygon>
        <draw:path draw:style-name="gr5" draw:text-style-name="P7" draw:layer="layout" svg:width="7.727cm" svg:height="1.551cm" svg:x="1.47cm" svg:y="1.77cm" svg:viewBox="0 0 7728 1552" svg:d="M7728 1438c-2178 397-5549-396-7728 0v-1323c2179-397 5550 396 7728 0z">
          <text:p/>
        </draw:path>
        <draw:path draw:style-name="gr6" draw:text-style-name="P9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9" draw:text-style-name="P7" draw:layer="layout" svg:width="11.074cm" svg:height="2.139cm" svg:x="9.194cm" svg:y="1.475cm" svg:viewBox="0 0 11075 2140" draw:points="11075,2140 0,2140 0,0 11075,0">
          <text:p/>
        </draw:polygon>
        <draw:path draw:style-name="gr9" draw:text-style-name="P7" draw:layer="layout" svg:width="0.074cm" svg:height="2.584cm" svg:x="9.12cm" svg:y="1.252cm" svg:viewBox="0 0 75 2585" svg:d="M0 0v2585c38-88 75-125 75-125v-2333c0 0-37-37-75-127z">
          <text:p/>
        </draw:path>
        <draw:path draw:style-name="gr10" draw:text-style-name="P9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9" draw:text-style-name="P7" draw:layer="layout" svg:width="0.074cm" svg:height="2.584cm" svg:x="20.268cm" svg:y="1.252cm" svg:viewBox="0 0 75 2585" svg:d="M75 0v2585c-38-88-75-125-75-125v-2333c0 0 37-37 75-127z">
          <text:p/>
        </draw:path>
        <draw:path draw:style-name="gr10" draw:text-style-name="P9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6" draw:text-style-name="P9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3" draw:text-style-name="P7" draw:layer="layout" svg:width="0.152cm" svg:height="0.164cm" svg:x="3.517cm" svg:y="1.293cm" svg:viewBox="0 0 153 165" svg:d="M0 0c121 48 153 165 153 165-101-3-131-81-153-165z">
          <text:p/>
        </draw:path>
        <draw:path draw:style-name="gr4" draw:text-style-name="P8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4" draw:text-style-name="P8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4" draw:text-style-name="P8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4" draw:text-style-name="P8" draw:layer="layout" svg:width="0.163cm" svg:height="0.3cm" svg:x="1.591cm" svg:y="1.712cm" svg:viewBox="0 0 164 301" svg:d="M129 22l35 79c-48 8-103 200-103 200-124-73-20-301-20-301z">
          <text:p/>
        </draw:path>
        <draw:path draw:style-name="gr4" draw:text-style-name="P8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4" draw:text-style-name="P8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3" draw:text-style-name="P7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4" draw:text-style-name="P8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3" draw:text-style-name="P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4" draw:text-style-name="P8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3" draw:text-style-name="P7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3" draw:text-style-name="P7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4" draw:text-style-name="P8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4" draw:text-style-name="P8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7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4" draw:text-style-name="P8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4" draw:text-style-name="P8" draw:layer="layout" svg:width="5.819cm" svg:height="1.753cm" svg:x="14.557cm" svg:y="7.225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69c22 163 34 310 34 439v-61c0 129-12 276-34 438zM5784 1719h-64c-13-17-46-53-110-60-6-10-16-17-28-17-13 0-23 8-29 18-48 6-102 25-161 59h-4964c-59-34-113-53-162-59-5-10-16-18-28-18s-22 7-28 17c-64 7-98 43-110 60h-64v-317c34-209 52-396 52-555v61c0-159-18-346-52-555v-318h64c12 17 46 53 110 61 6 9 16 16 28 16s23-7 28-18c49-6 103-25 162-59h4964c59 34 113 53 161 59 6 11 16 18 29 18 12 0 22-7 28-16 64-8 97-44 110-61h64v318c-34 209-52 396-52 555v-61c0 159 18 346 52 555zM5784 1285c-23-162-34-309-34-438v61c0-129 11-276 34-439z">
          <text:p/>
        </draw:path>
        <draw:path draw:style-name="gr4" draw:text-style-name="P8" draw:layer="layout" svg:width="5.819cm" svg:height="1.753cm" svg:x="14.557cm" svg:y="9.19cm" svg:viewBox="0 0 5820 1754" svg:d="M5700 0l-5 9c-1 2-25 43-88 51-6-8-15-13-25-13-11 0-19 5-25 12-45-5-96-24-152-57l-4-2h-4982l-5 2c-56 33-106 52-151 57-6-7-15-12-25-12-11 0-20 5-26 13-63-8-86-49-87-51l-5-9h-120v1754h120l5-9c1-2 24-42 87-51 6 8 15 13 26 13 10 0 19-5 25-12 45 6 95 24 151 57l5 2h4982l4-2c56-33 107-51 152-57 6 7 14 12 25 12 10 0 19-5 25-13 63 9 87 49 88 51l5 9h120v-1754zM36 470c22 162 34 309 34 438v-61c0 129-12 276-34 438zM5784 1719h-64c-13-17-46-53-110-60-6-10-16-17-28-17-13 0-23 7-29 18-48 6-102 25-161 59h-4964c-59-34-113-53-162-59-5-11-16-18-28-18s-22 7-28 17c-64 7-98 43-110 60h-64v-317c34-210 52-396 52-555v61c0-159-18-345-52-555v-318h64c12 17 46 53 110 60 6 10 16 17 28 17s23-7 28-18c49-6 103-25 162-59h4964c59 34 113 53 161 59 6 11 16 18 29 18 12 0 22-7 28-17 64-7 97-43 110-60h64v318c-34 210-52 396-52 555v-61c0 159 18 345 52 555zM5784 1285c-23-162-34-309-34-438v61c0-129 11-276 34-438z">
          <text:p/>
        </draw:path>
        <draw:path draw:style-name="gr4" draw:text-style-name="P8" draw:layer="layout" svg:width="5.818cm" svg:height="1.754cm" svg:x="14.553cm" svg:y="11.123cm" svg:viewBox="0 0 5819 1755" svg:d="M12 1616c40 12 145 58 145 121v18h5504v-18c0-63 105-109 145-121l13-4v-1612l-120 1-5 9c-1 2-25 42-87 51-6-8-15-14-26-14-10 0-19 5-25 13-45-6-95-24-152-57l-4-3h-4982l-4 3c-57 33-107 51-152 57-6-8-15-13-25-13-11 0-20 6-26 14-62-9-86-49-87-51l-5-10h-119v1612zM69 1435c-19-33-30-58-34-66v-899c23 163 34 310 34 439zM190 1719c-14-75-118-119-155-133v-139c45 80 132 210 256 272zM5628 1719h-101c124-62 211-192 256-272v139c-36 14-141 58-155 133zM5783 1369c-4 8-15 33-34 66v-526c0-129 11-276 34-439zM99 36c12 17 46 52 110 60 6 10 16 16 28 16 13 0 23-7 29-17 48-6 102-26 161-59h4964c59 33 113 53 162 59 5 10 16 17 28 17s22-6 28-16c64-8 98-43 110-60h64v318c-34 209-52 396-52 555v555c-65 105-186 255-346 255h-4952c-160 0-281-150-346-255v-555c0-159-18-346-52-555v-318z">
          <text:p/>
        </draw:path>
        <draw:path draw:style-name="gr4" draw:text-style-name="P8" draw:layer="layout" svg:width="5.818cm" svg:height="2.254cm" svg:x="14.553cm" svg:y="4.78cm" svg:viewBox="0 0 5819 2255" svg:d="M5806 139c-40-12-145-58-145-121v-18h-5504v18c0 62-105 109-145 121l-12 4v2112h119l5-9c1-2 25-43 87-51 6 8 15 13 26 13 10 0 19-5 25-12 45 6 95 24 152 57l4 2h4982l4-2c57-33 107-51 152-57 6 7 15 12 25 12 11 0 20-5 26-13 62 8 86 49 87 51l5 9h120v-2112zM5749 320c19 33 30 58 34 66v1400c-23-162-34-309-34-438zM5628 35c14 76 118 120 155 134v139c-45-80-132-210-256-273zM190 35h101c-124 63-211 193-256 273v-139c36-14 141-58 155-134zM35 386c4-8 15-33 34-66v1028c0 129-11 276-34 438zM5719 2220c-12-17-46-53-110-60-6-10-16-17-28-17-13 0-23 7-29 18-48 6-102 25-161 59h-4964c-59-34-113-53-162-59-5-11-15-18-28-18-12 0-22 7-28 17-64 7-98 43-110 60h-64v-317c34-210 52-396 52-555v-1058c65-104 186-255 346-255h4952c160 0 281 151 346 256v1057c0 159 18 345 52 555v317z">
          <text:p/>
        </draw:path>
        <draw:polygon draw:style-name="gr3" draw:text-style-name="P7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4" draw:text-style-name="P8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3" draw:text-style-name="P7" draw:layer="layout" svg:width="2.727cm" svg:height="1.675cm" svg:x="7.916cm" svg:y="11.143cm" svg:viewBox="0 0 2728 1676" draw:points="2728,148 2728,1528 2579,1676 149,1676 0,1528 0,148 149,0 2579,0">
          <text:p/>
        </draw:polygon>
        <draw:path draw:style-name="gr4" draw:text-style-name="P8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4" draw:text-style-name="P8" draw:layer="layout" svg:width="1.238cm" svg:height="0.33cm" svg:x="12.199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4" draw:text-style-name="P8" draw:layer="layout" svg:width="1.238cm" svg:height="0.33cm" svg:x="12.199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4" draw:text-style-name="P8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4" draw:text-style-name="P8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4" draw:text-style-name="P8" draw:layer="layout" svg:width="6.322cm" svg:height="0.956cm" svg:x="0.952cm" svg:y="20.667cm" svg:viewBox="0 0 6323 957" svg:d="M252 6c-158 106-252 283-252 472 0 190 94 367 252 473l9 6h614l9-6c33-22 63-47 90-75h5192l7-12c21-34 84-129 136-153l14-7v-452l-14-6c-52-24-115-118-136-152l-7-12h-5192c-27-28-57-53-90-76l-9-6h-614zM71 478c0-162 79-314 212-407h284c132 58 309 90 396 107 65 85 102 190 102 300 0 111-37 216-102 301-87 16-265 50-396 108h-284c-133-95-212-246-212-409zM5916 131c84 31 307 125 358 260l1 175c-52 135-275 229-359 261h-4617c-22-21-69-51-158-59 26-44 82-155 82-290s-56-246-82-289c89-8 136-39 158-58zM1111 191c17 27 86 145 86 287 0 143-69 260-86 288-17 0-35 0-54 1 51-86 79-185 79-289 0-103-28-202-79-288 19 1 37 1 54 1zM853 887h-147c89-36 165-60 230-75-24 28-52 53-83 75zM1039 796c109-10 175 10 213 31h-235c7-11 15-21 22-31zM6139 827h-152c92-40 224-110 288-205v53c-59 35-116 120-136 152zM6274 282v53c-63-96-195-165-287-204h152c20 31 77 115 135 151zM1252 131c-38 20-104 40-213 30-7-10-15-20-22-30zM936 145c-65-14-141-38-230-74h147c31 22 59 47 83 74z">
          <text:p/>
        </draw:path>
        <draw:path draw:style-name="gr3" draw:text-style-name="P7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3" draw:text-style-name="P7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4" draw:text-style-name="P8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7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3" draw:text-style-name="P7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1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4" draw:text-style-name="P8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7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3" draw:text-style-name="P7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4" draw:text-style-name="P8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3" draw:text-style-name="P7" draw:layer="layout" svg:width="1.825cm" svg:height="1.938cm" svg:x="1.104cm" svg:y="12.594cm" svg:viewBox="0 0 1826 1939" svg:d="M0 698c0 0 79 397 53 758 0 0-110 110 9 289l-10 194h861 862l-10-194c119-179 9-289 9-289-26-361 52-758 52-758l-50-38c11-20 39-142 39-142l-34-407c-101 41-167-111-167-111h-701-701c0 0-65 152-166 111l-34 407c0 0 28 122 39 142z">
          <text:p/>
        </draw:path>
        <draw:path draw:style-name="gr3" draw:text-style-name="P7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1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4" draw:text-style-name="P8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3" draw:text-style-name="P7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3" draw:text-style-name="P7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1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4" draw:text-style-name="P8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4" draw:text-style-name="P8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4" draw:text-style-name="P8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4" draw:text-style-name="P8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7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3" draw:text-style-name="P7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1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4" draw:text-style-name="P8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4" draw:text-style-name="P8" draw:layer="layout" svg:width="6.353cm" svg:height="6.324cm" svg:x="7.619cm" svg:y="20.747cm" svg:viewBox="0 0 6354 6325" svg:d="M6177 0h-6000l-177 177v5971l177 177h6000l177-177v-5971zM6305 197v137c-14-43-34-89-63-133v-2h-2c-40-61-98-116-179-150h96zM5993 6276h-5633c-92-22-166-73-221-151v-5924c48-68 119-127 222-152h5633c92 22 166 73 221 151v5925c-48 67-118 126-222 151zM49 414c11-50 30-112 63-172v5841c-5-10-12-20-17-31-23-49-37-98-46-139zM6242 242c6 10 12 20 17 31 24 49 38 98 46 139v5499c-10 50-29 112-63 172zM197 49h96c-81 34-138 89-179 150h-2v2c-28 44-49 90-63 133v-137zM49 6128v-137c14 43 35 89 63 133v2h2c41 61 98 116 179 150h-96zM6157 6276h-96c81-34 139-89 179-150h2v-2c29-44 49-90 63-133v137z">
          <text:p/>
        </draw:path>
        <draw:path draw:style-name="gr4" draw:text-style-name="P8" draw:layer="layout" svg:width="6.527cm" svg:height="7.022cm" svg:x="7.531cm" svg:y="13.421cm" svg:viewBox="0 0 6528 7023" svg:d="M6528 6287l-1-16-16-1c-1 0-56-6-71-142v-5984l-16-5c-39-12-142-57-142-117v-22h-6036v22c0 60-103 105-142 117l-15 5v5984c-16 136-71 142-71 142h-18v17c0 164 38 293 89 393v199l15 5c39 12 142 57 142 117v22h6036v-22c0-60 103-105 142-117l16-5v-199c50-100 88-229 88-393zM6450 6268c15 20 31 29 42 33-1 115-22 211-52 291v-339c3 5 6 10 10 15zM133 380c5-12 15-32 29-56v5788c0 119-10 255-29 404zM133 6640c31-199 47-376 47-528v-5818c58-94 162-225 299-250h5570c137 25 241 156 299 250v5818c0 152 16 329 47 528v48c-35 63-75 113-112 151-83 84-166 126-198 140h-5642c-46-20-205-103-310-292zM6395 6516c-19-149-29-285-29-404v-5788c14 25 24 44 29 56zM6395 176v128c-44-78-127-199-243-260h89c17 73 116 117 154 132zM287 44h89c-116 61-199 182-243 260v-128c39-15 137-59 154-132zM36 6301c11-4 27-13 42-33 4-5 7-10 11-15v340c-31-82-52-178-53-292zM133 6847v-91c29 44 59 80 88 109 53 53 105 90 145 114h-79c-17-73-115-117-154-132zM6241 6979h-79c40-24 92-61 145-114 29-29 59-65 88-109v91c-38 15-137 59-154 132z">
          <text:p/>
        </draw:path>
        <draw:path draw:style-name="gr4" draw:text-style-name="P8" draw:layer="layout" svg:width="6.521cm" svg:height="13.658cm" svg:x="14.199cm" svg:y="13.421cm" svg:viewBox="0 0 6522 13659" svg:d="M6439 12717v-12573l-15-5c-40-12-142-57-142-117v-22h-6037v22c0 60-102 105-142 117l-15 5v12554c-22 90-110 461-83 658l2 11 10 4c1 0 31 10 71 28v116l15 4c40 13 142 57 142 118v22h6037v-22c0-60 102-105 142-118l15-5v-117c38-17 65-26 66-26l10-4 2-11c26-186-50-525-78-639zM132 380c6-12 16-31 30-56v12423c0 120-10 255-30 404zM132 13275c32-198 48-376 48-528v-12453c58-94 162-225 299-250h5569c137 25 241 156 299 250v12453c0 152 16 330 48 528v103c-95 45-228 126-251 237h-5766c-23-109-151-190-246-235zM6365 324c14 25 24 44 30 56v12771c-20-149-30-284-30-404zM6395 176v128c-45-78-128-199-243-260h88c17 73 116 117 155 132zM287 44h88c-115 61-198 182-243 260v-128c39-15 138-59 155-132zM39 13341c-15-130 19-337 49-483v502c-21-9-39-15-49-19zM132 13483v-64c84 43 188 110 210 196h-55c-17-74-116-118-155-132zM6395 13483c-39 14-138 58-155 132h-59c22-87 129-156 214-198zM6483 13341c-9 3-25 9-44 17v-477c29 144 58 336 44 460z">
          <text:p/>
        </draw:path>
        <draw:path draw:style-name="gr4" draw:text-style-name="P8" draw:layer="layout" svg:width="6.35cm" svg:height="5.132cm" svg:x="0.952cm" svg:y="21.947cm" svg:viewBox="0 0 6351 5133" svg:d="M6351 106v-32h-101v-74h-44c0 0-18 25-65 25h-5931c-47 0-65-25-65-25h-44v74h-101v32c42 0 44 68 44 68v4742c0 0-2 68-44 68v32h44 57v117h44v-5078h6061v5023h-6061v55c0 0 18-26 65-26h5931c47 0 64 25 65 26h44v-117h57 44v-32c-42 0-44-68-44-68v-4742c0 0 2-68 44-68zM101 4916h-31v-4716h31zM6281 4916h-31v-4716h31z">
          <text:p/>
        </draw:path>
        <draw:path draw:style-name="gr3" draw:text-style-name="P7" draw:layer="layout" svg:width="1.176cm" svg:height="0.486cm" svg:x="7.472cm" svg:y="21.195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4" draw:text-style-name="P8" draw:layer="layout" svg:width="1.211cm" svg:height="0.522cm" svg:x="7.454cm" svg:y="21.177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3" draw:text-style-name="P7" draw:layer="layout" svg:width="1.503cm" svg:height="0.752cm" svg:x="7.854cm" svg:y="21.062cm" svg:viewBox="0 0 1504 753" draw:points="1504,463 1504,290 1274,0 231,0 0,290 0,463 231,753 1273,753">
          <text:p/>
        </draw:polygon>
        <draw:path draw:style-name="gr4" draw:text-style-name="P8" draw:layer="layout" svg:width="1.543cm" svg:height="0.792cm" svg:x="7.834cm" svg:y="21.042cm" svg:viewBox="0 0 1544 793" svg:d="M1303 793h-1062l-241-304v-186l241-303h1062l241 303v186zM261 753h1023l220-278v-158l-220-277h-1023l-221 277v158z">
          <text:p/>
        </draw:path>
        <draw:polygon draw:style-name="gr4" draw:text-style-name="P8" draw:layer="layout" svg:width="0.324cm" svg:height="0.39cm" svg:x="7.853cm" svg:y="21.055cm" svg:viewBox="0 0 325 391" draw:points="16,391 0,377 308,0 325,13">
          <text:p/>
        </draw:polygon>
        <draw:polygon draw:style-name="gr4" draw:text-style-name="P8" draw:layer="layout" svg:width="0.323cm" svg:height="0.39cm" svg:x="9.042cm" svg:y="21.055cm" svg:viewBox="0 0 324 391" draw:points="308,391 0,13 16,0 324,377">
          <text:p/>
        </draw:polygon>
        <draw:polygon draw:style-name="gr4" draw:text-style-name="P8" draw:layer="layout" svg:width="0.323cm" svg:height="0.39cm" svg:x="7.853cm" svg:y="21.431cm" svg:viewBox="0 0 324 391" draw:points="308,391 0,14 16,0 324,377">
          <text:p/>
        </draw:polygon>
        <draw:polygon draw:style-name="gr4" draw:text-style-name="P8" draw:layer="layout" svg:width="0.323cm" svg:height="0.39cm" svg:x="9.042cm" svg:y="21.431cm" svg:viewBox="0 0 324 391" draw:points="16,391 0,377 308,0 324,14">
          <text:p/>
        </draw:polygon>
        <draw:path draw:style-name="gr3" draw:text-style-name="P7" draw:layer="layout" svg:width="1.176cm" svg:height="0.486cm" svg:x="7.472cm" svg:y="23.026cm" svg:viewBox="0 0 1177 487" svg:d="M1033 63c-25 25-66 25-92 0-16-17-22-40-16-63h-672c5 23 0 46-17 63-25 25-66 25-92 0l-144 121v60 60l144 122c26-25 67-25 92 0 17 16 22 40 17 61h672c-6-21 0-45 16-61 26-25 67-25 92 0l144-122v-60-60z">
          <text:p/>
        </draw:path>
        <draw:path draw:style-name="gr4" draw:text-style-name="P8" draw:layer="layout" svg:width="1.211cm" svg:height="0.521cm" svg:x="7.454cm" svg:y="23.009cm" svg:viewBox="0 0 1212 522" svg:d="M965 522h-718l6-22c4-16-1-33-12-45-18-18-49-17-67 0l-11 12-163-137v-137l163-138 11 11c18 18 49 18 67 0 11-11 16-28 12-44l-6-22h718l-5 22c-4 16 0 33 12 44 18 18 49 18 66 0l12-11 162 138v137l-162 137-12-12c-18-17-48-17-66 0-12 12-16 29-12 45zM289 487h634c0-21 9-41 24-57 27-27 72-31 104-10l126-107v-104l-127-107c-31 20-76 16-103-11-15-15-24-35-24-56h-633c-1 21-9 41-24 56-27 27-73 31-104 11l-126 107v104l126 107c31-21 77-17 104 10 15 15 23 36 23 57z">
          <text:p/>
        </draw:path>
        <draw:polygon draw:style-name="gr3" draw:text-style-name="P7" draw:layer="layout" svg:width="1.503cm" svg:height="0.752cm" svg:x="7.854cm" svg:y="22.893cm" svg:viewBox="0 0 1504 753" draw:points="1504,463 1504,291 1274,0 231,0 0,291 0,463 231,753 1273,753">
          <text:p/>
        </draw:polygon>
        <draw:path draw:style-name="gr4" draw:text-style-name="P8" draw:layer="layout" svg:width="1.543cm" svg:height="0.792cm" svg:x="7.834cm" svg:y="22.873cm" svg:viewBox="0 0 1544 793" svg:d="M1303 793h-1062l-241-304v-186l241-303h1062l241 303v186zM261 754h1023l220-279v-158l-220-277h-1023l-221 277v158z">
          <text:p/>
        </draw:path>
        <draw:path draw:style-name="gr4" draw:text-style-name="P8" draw:layer="layout" svg:width="0.071cm" svg:height="0.335cm" svg:x="7.905cm" svg:y="23.102cm" svg:viewBox="0 0 72 336" svg:d="M18 336l-17-12c32-45 50-99 50-156 0-56-18-110-51-156l17-12c36 50 55 108 55 168 0 62-18 119-54 168z">
          <text:p/>
        </draw:path>
        <draw:path draw:style-name="gr4" draw:text-style-name="P8" draw:layer="layout" svg:width="0.071cm" svg:height="0.335cm" svg:x="9.235cm" svg:y="23.102cm" svg:viewBox="0 0 72 336" svg:d="M54 336c-35-49-54-106-54-168 0-60 19-118 55-168l17 12c-33 46-51 100-51 156 0 57 17 111 50 156z">
          <text:p/>
        </draw:path>
        <draw:path draw:style-name="gr4" draw:text-style-name="P8" draw:layer="layout" svg:width="0.403cm" svg:height="0.287cm" svg:x="7.936cm" svg:y="22.883cm" svg:viewBox="0 0 404 288" svg:d="M20 288l-20-5c0-3 16-72 97-111 6-32 46-172 307-172v21c-273 0-286 157-287 159v6l-6 3c-76 35-91 98-91 99z">
          <text:p/>
        </draw:path>
        <draw:path draw:style-name="gr4" draw:text-style-name="P8" draw:layer="layout" svg:width="0.403cm" svg:height="0.287cm" svg:x="8.874cm" svg:y="22.883cm" svg:viewBox="0 0 404 288" svg:d="M383 288c0-3-15-65-91-99l-6-3v-6c-1-7-15-159-286-159v-21c260 0 300 140 306 172 81 39 97 108 98 111z">
          <text:p/>
        </draw:path>
        <draw:path draw:style-name="gr3" draw:text-style-name="P7" draw:layer="layout" svg:width="0.049cm" svg:height="0.049cm" svg:x="9.219cm" svg:y="23.245cm" svg:viewBox="0 0 50 50" svg:d="M50 25c0-13-11-25-24-25-15 0-26 12-26 25 0 14 11 25 26 25 13 0 24-11 24-25z">
          <text:p/>
        </draw:path>
        <draw:path draw:style-name="gr4" draw:text-style-name="P8" draw:layer="layout" svg:width="0.067cm" svg:height="0.067cm" svg:x="9.21cm" svg:y="23.236cm" svg:viewBox="0 0 68 68" svg:d="M34 68c-19 0-34-15-34-34 1-19 15-34 34-34 9 0 17 4 23 10 7 6 11 14 11 24 0 19-16 34-34 34zM34 18c-9 0-16 7-16 16s7 16 16 16c8 0 15-7 15-16 0-5-1-9-4-12s-7-4-11-4z">
          <text:p/>
        </draw:path>
        <draw:path draw:style-name="gr3" draw:text-style-name="P7" draw:layer="layout" svg:width="0.049cm" svg:height="0.049cm" svg:x="7.943cm" svg:y="23.245cm" svg:viewBox="0 0 50 50" svg:d="M50 25c0-13-11-25-24-25-14 0-26 12-26 25 0 14 12 25 26 25 13 0 24-11 24-25z">
          <text:p/>
        </draw:path>
        <draw:path draw:style-name="gr4" draw:text-style-name="P8" draw:layer="layout" svg:width="0.067cm" svg:height="0.067cm" svg:x="7.934cm" svg:y="23.236cm" svg:viewBox="0 0 68 68" svg:d="M35 68c-20 0-35-15-35-34 1-19 15-34 35-34 9 0 17 4 23 10s10 14 10 24c0 19-15 34-33 34zM35 18c-9 0-17 7-17 16s8 16 17 16c8 0 15-7 15-16 0-5-1-9-4-12s-7-4-11-4z">
          <text:p/>
        </draw:path>
        <draw:path draw:style-name="gr4" draw:text-style-name="P8" draw:layer="layout" svg:width="0.403cm" svg:height="0.287cm" svg:x="7.936cm" svg:y="23.369cm" svg:viewBox="0 0 404 288" svg:d="M404 288c-261 0-301-140-307-172-81-39-97-109-97-112l20-4c1 2 15 65 91 99l6 3v6c1 6 15 159 287 159z">
          <text:p/>
        </draw:path>
        <draw:path draw:style-name="gr4" draw:text-style-name="P8" draw:layer="layout" svg:width="0.403cm" svg:height="0.287cm" svg:x="8.874cm" svg:y="23.369cm" svg:viewBox="0 0 404 288" svg:d="M0 288v-21c273 0 286-158 286-159v-6l6-3c76-34 91-99 91-99l21 4c-1 3-17 73-98 112-6 32-46 172-306 172z">
          <text:p/>
        </draw:path>
        <draw:path draw:style-name="gr3" draw:text-style-name="P7" draw:layer="layout" svg:width="1.176cm" svg:height="0.486cm" svg:x="7.472cm" svg:y="24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4" draw:text-style-name="P8" draw:layer="layout" svg:width="1.211cm" svg:height="0.521cm" svg:x="7.454cm" svg:y="24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3" draw:text-style-name="P7" draw:layer="layout" svg:width="1.503cm" svg:height="0.753cm" svg:x="7.854cm" svg:y="24.724cm" svg:viewBox="0 0 1504 754" draw:points="1504,462 1504,291 1274,0 231,0 0,291 0,462 231,754 1273,754">
          <text:p/>
        </draw:polygon>
        <draw:path draw:style-name="gr4" draw:text-style-name="P8" draw:layer="layout" svg:width="1.543cm" svg:height="0.792cm" svg:x="7.834cm" svg:y="24.705cm" svg:viewBox="0 0 1544 793" svg:d="M1303 793h-1062l-241-304v-185l241-304h1062l241 304v185zM261 753h1023l220-278v-157l-220-279h-1023l-221 279v157z">
          <text:p/>
        </draw:path>
        <draw:path draw:style-name="gr4" draw:text-style-name="P8" draw:layer="layout" svg:width="0.071cm" svg:height="0.336cm" svg:x="7.905cm" svg:y="24.933cm" svg:viewBox="0 0 72 337" svg:d="M18 337l-17-13c32-45 50-99 50-154 0-57-18-111-51-157l17-13c36 51 55 109 55 170 0 60-18 118-54 167z">
          <text:p/>
        </draw:path>
        <draw:path draw:style-name="gr3" draw:text-style-name="P7" draw:layer="layout" svg:width="0.139cm" svg:height="0.092cm" svg:x="7.869cm" svg:y="25.055cm" svg:viewBox="0 0 140 93" svg:d="M75 89c6 2 12 4 19 4 25 0 46-21 46-46s-21-47-46-47c-7 0-13 2-19 4l-3 2c-1 1-3 1-4 2l-68 39 68 38c1 1 3 1 4 2z">
          <text:p/>
        </draw:path>
        <draw:path draw:style-name="gr4" draw:text-style-name="P8" draw:layer="layout" svg:width="0.166cm" svg:height="0.11cm" svg:x="7.851cm" svg:y="25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4" draw:text-style-name="P8" draw:layer="layout" svg:width="0.22cm" svg:height="0.352cm" svg:x="7.979cm" svg:y="24.717cm" svg:viewBox="0 0 221 353" svg:d="M5 353c-1-2-14-51 4-120 18-63 67-155 203-233l9 15c-249 145-201 326-199 333z">
          <text:p/>
        </draw:path>
        <draw:path draw:style-name="gr4" draw:text-style-name="P8" draw:layer="layout" svg:width="0.22cm" svg:height="0.352cm" svg:x="7.979cm" svg:y="25.132cm" svg:viewBox="0 0 221 353" svg:d="M212 353c-136-78-185-169-203-232-18-68-4-119-4-121l17 5c-2 8-50 189 199 333z">
          <text:p/>
        </draw:path>
        <draw:path draw:style-name="gr4" draw:text-style-name="P8" draw:layer="layout" svg:width="0.469cm" svg:height="0.098cm" svg:x="8.073cm" svg:y="25.381cm" svg:viewBox="0 0 470 99" svg:d="M469 99l-18-4c1-1 5-25-12-41-15-14-52-27-140-3-188 50-295-34-299-38l11-13c1 0 104 80 284 34 77-21 130-18 157 8 23 23 17 55 17 57z">
          <text:p/>
        </draw:path>
        <draw:path draw:style-name="gr4" draw:text-style-name="P8" draw:layer="layout" svg:width="0.071cm" svg:height="0.336cm" svg:x="9.235cm" svg:y="24.933cm" svg:viewBox="0 0 72 337" svg:d="M54 337c-35-49-54-107-54-167 0-61 19-119 55-170l17 13c-33 46-51 100-51 157 0 56 17 109 50 154z">
          <text:p/>
        </draw:path>
        <draw:path draw:style-name="gr3" draw:text-style-name="P7" draw:layer="layout" svg:width="0.14cm" svg:height="0.092cm" svg:x="9.203cm" svg:y="25.055cm" svg:viewBox="0 0 141 93" svg:d="M65 89c-6 2-12 4-18 4-27 0-47-21-47-46s20-47 47-47c6 0 12 2 18 4l3 2c2 1 3 1 4 2l69 39-69 38c-1 1-2 1-4 2z">
          <text:p/>
        </draw:path>
        <draw:path draw:style-name="gr4" draw:text-style-name="P8" draw:layer="layout" svg:width="0.167cm" svg:height="0.11cm" svg:x="9.194cm" svg:y="25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4" draw:text-style-name="P8" draw:layer="layout" svg:width="0.221cm" svg:height="0.352cm" svg:x="9.012cm" svg:y="24.717cm" svg:viewBox="0 0 222 353" svg:d="M216 353l-17-5c3-7 51-188-199-333l9-15c137 78 186 170 203 233 19 69 5 118 4 120z">
          <text:p/>
        </draw:path>
        <draw:path draw:style-name="gr4" draw:text-style-name="P8" draw:layer="layout" svg:width="0.221cm" svg:height="0.352cm" svg:x="9.012cm" svg:y="25.132cm" svg:viewBox="0 0 222 353" svg:d="M9 353l-9-15c250-144 202-325 199-333l17-5c1 2 15 53-4 121-17 63-66 154-203 232z">
          <text:p/>
        </draw:path>
        <draw:path draw:style-name="gr4" draw:text-style-name="P8" draw:layer="layout" svg:width="0.469cm" svg:height="0.098cm" svg:x="8.67cm" svg:y="25.381cm" svg:viewBox="0 0 470 99" svg:d="M1 99c-1-2-7-34 18-57 27-26 79-29 157-8 178 46 282-34 283-34l11 13c-5 4-111 88-299 38-88-24-125-11-140 4-17 16-12 40-12 40z">
          <text:p/>
        </draw:path>
        <draw:path draw:style-name="gr4" draw:text-style-name="P8" draw:layer="layout" svg:width="0.469cm" svg:height="0.097cm" svg:x="8.073cm" svg:y="24.723cm" svg:viewBox="0 0 470 98" svg:d="M11 98l-11-13c4-4 111-88 299-39 89 25 125 11 140-3 17-17 13-40 13-40l17-3c0 1 6 32-17 55-27 27-80 30-157 10-180-48-283 33-284 33z">
          <text:p/>
        </draw:path>
        <draw:path draw:style-name="gr4" draw:text-style-name="P8" draw:layer="layout" svg:width="0.469cm" svg:height="0.097cm" svg:x="8.67cm" svg:y="24.723cm" svg:viewBox="0 0 470 98" svg:d="M459 98c-1 0-105-81-283-33-78 20-130 17-157-10-25-23-19-54-18-55l18 3c0 1-5 24 12 40 15 14 52 28 140 3 188-49 294 35 299 39z">
          <text:p/>
        </draw:path>
        <draw:path draw:style-name="gr3" draw:text-style-name="P7" draw:layer="layout" svg:width="1.176cm" svg:height="0.486cm" svg:x="7.472cm" svg:y="23.942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4" draw:text-style-name="P8" draw:layer="layout" svg:width="1.211cm" svg:height="0.522cm" svg:x="7.454cm" svg:y="23.92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3" draw:text-style-name="P7" draw:layer="layout" svg:width="1.503cm" svg:height="0.752cm" svg:x="7.854cm" svg:y="23.809cm" svg:viewBox="0 0 1504 753" draw:points="1504,462 1504,290 1274,0 231,0 0,290 0,462 231,753 1273,753">
          <text:p/>
        </draw:polygon>
        <draw:path draw:style-name="gr4" draw:text-style-name="P8" draw:layer="layout" svg:width="1.543cm" svg:height="0.792cm" svg:x="7.834cm" svg:y="23.789cm" svg:viewBox="0 0 1544 793" svg:d="M1303 793h-1062l-241-303v-187l241-303h1062l241 303v187zM261 753h1023l220-277v-159l-220-277h-1023l-221 277v159z">
          <text:p/>
        </draw:path>
        <draw:path draw:style-name="gr4" draw:text-style-name="P8" draw:layer="layout" svg:width="0.071cm" svg:height="0.335cm" svg:x="7.905cm" svg:y="24.018cm" svg:viewBox="0 0 72 336" svg:d="M18 336l-17-12c32-46 50-100 50-156s-18-110-51-156l17-12c36 49 55 107 55 168 0 60-18 119-54 168z">
          <text:p/>
        </draw:path>
        <draw:path draw:style-name="gr4" draw:text-style-name="P8" draw:layer="layout" svg:width="0.071cm" svg:height="0.335cm" svg:x="9.235cm" svg:y="24.018cm" svg:viewBox="0 0 72 336" svg:d="M54 336c-35-49-54-108-54-168 0-61 19-119 55-168l17 12c-33 46-51 100-51 156s17 110 50 156z">
          <text:p/>
        </draw:path>
        <draw:path draw:style-name="gr3" draw:text-style-name="P7" draw:layer="layout" svg:width="0.069cm" svg:height="0.069cm" svg:x="7.933cm" svg:y="24.15cm" svg:viewBox="0 0 70 70" svg:d="M0 36c0-20 16-36 35-36 20 0 35 16 35 36 0 19-15 34-35 34-19 0-35-15-35-34z">
          <text:p/>
        </draw:path>
        <draw:path draw:style-name="gr4" draw:text-style-name="P8" draw:layer="layout" svg:width="0.087cm" svg:height="0.086cm" svg:x="7.924cm" svg:y="24.142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3" draw:text-style-name="P7" draw:layer="layout" svg:width="0.069cm" svg:height="0.069cm" svg:x="9.209cm" svg:y="24.15cm" svg:viewBox="0 0 70 70" svg:d="M70 36c0-20-15-36-34-36s-36 16-36 36c0 19 17 34 36 34s34-15 34-34z">
          <text:p/>
        </draw:path>
        <draw:path draw:style-name="gr4" draw:text-style-name="P8" draw:layer="layout" svg:width="0.087cm" svg:height="0.086cm" svg:x="9.2cm" svg:y="24.142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4" draw:text-style-name="P8" draw:layer="layout" svg:width="0.082cm" svg:height="0.095cm" svg:x="9.263cm" svg:y="24.071cm" svg:viewBox="0 0 83 96" svg:d="M19 96l-19-2c1-3 10-69 76-94l7 16c-56 22-64 79-64 80z">
          <text:p/>
        </draw:path>
        <draw:path draw:style-name="gr4" draw:text-style-name="P8" draw:layer="layout" svg:width="0.325cm" svg:height="0.282cm" svg:x="8.949cm" svg:y="23.803cm" svg:viewBox="0 0 326 283" svg:d="M311 283l-138-178c-1 0-29-28-74 2l-6 5-93-100 13-12 83 89c54-32 90 5 90 5l140 178z">
          <text:p/>
        </draw:path>
        <draw:path draw:style-name="gr4" draw:text-style-name="P8" draw:layer="layout" svg:width="0.082cm" svg:height="0.096cm" svg:x="9.263cm" svg:y="24.204cm" svg:viewBox="0 0 83 97" svg:d="M76 97c-66-26-75-91-76-94l19-3c0 3 9 58 64 79z">
          <text:p/>
        </draw:path>
        <draw:path draw:style-name="gr4" draw:text-style-name="P8" draw:layer="layout" svg:width="0.325cm" svg:height="0.282cm" svg:x="8.949cm" svg:y="24.285cm" svg:viewBox="0 0 326 283" svg:d="M13 283l-13-12 93-100 6 4c46 31 73 3 74 2l138-177 15 11-139 177c-1 1-37 38-91 6z">
          <text:p/>
        </draw:path>
        <draw:path draw:style-name="gr4" draw:text-style-name="P8" draw:layer="layout" svg:width="0.082cm" svg:height="0.095cm" svg:x="7.868cm" svg:y="24.071cm" svg:viewBox="0 0 83 96" svg:d="M65 96c0-2-9-58-65-80l7-16c66 25 75 91 76 94z">
          <text:p/>
        </draw:path>
        <draw:path draw:style-name="gr4" draw:text-style-name="P8" draw:layer="layout" svg:width="0.325cm" svg:height="0.282cm" svg:x="7.939cm" svg:y="23.803cm" svg:viewBox="0 0 326 283" svg:d="M14 283l-14-11 139-177c1-1 37-38 91-6l83-89 13 12-93 100-6-5c-46-30-73-2-75-1z">
          <text:p/>
        </draw:path>
        <draw:path draw:style-name="gr4" draw:text-style-name="P8" draw:layer="layout" svg:width="0.082cm" svg:height="0.096cm" svg:x="7.868cm" svg:y="24.204cm" svg:viewBox="0 0 83 97" svg:d="M7 97l-7-18c57-21 65-79 65-79l18 3c-1 3-10 68-76 94z">
          <text:p/>
        </draw:path>
        <draw:path draw:style-name="gr4" draw:text-style-name="P8" draw:layer="layout" svg:width="0.325cm" svg:height="0.282cm" svg:x="7.939cm" svg:y="24.285cm" svg:viewBox="0 0 326 283" svg:d="M313 283l-83-89c-54 32-90-5-90-5l-140-178 14-11 139 177c1 1 29 29 74-2l6-4 93 100z">
          <text:p/>
        </draw:path>
        <draw:path draw:style-name="gr3" draw:text-style-name="P7" draw:layer="layout" svg:width="1.176cm" svg:height="0.486cm" svg:x="7.472cm" svg:y="22.111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4" draw:text-style-name="P8" draw:layer="layout" svg:width="1.211cm" svg:height="0.521cm" svg:x="7.454cm" svg:y="22.093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3" draw:text-style-name="P7" draw:layer="layout" svg:width="1.503cm" svg:height="0.753cm" svg:x="7.854cm" svg:y="21.977cm" svg:viewBox="0 0 1504 754" draw:points="1504,463 1504,292 1274,0 231,0 0,292 0,463 231,754 1273,754">
          <text:p/>
        </draw:polygon>
        <draw:path draw:style-name="gr4" draw:text-style-name="P8" draw:layer="layout" svg:width="1.543cm" svg:height="0.792cm" svg:x="7.834cm" svg:y="21.958cm" svg:viewBox="0 0 1544 793" svg:d="M1303 793h-1062l-241-305v-185l241-303h1062l241 303v185zM261 753h1023l220-279v-157l-220-278h-1023l-221 278v157z">
          <text:p/>
        </draw:path>
        <draw:path draw:style-name="gr4" draw:text-style-name="P8" draw:layer="layout" svg:width="0.069cm" svg:height="0.069cm" svg:x="7.933cm" svg:y="22.319cm" svg:viewBox="0 0 70 70" svg:d="M0 36c0-19 16-36 35-36 20 0 35 17 35 36s-15 34-35 34c-19 0-35-15-35-34z">
          <text:p/>
        </draw:path>
        <draw:polygon draw:style-name="gr4" draw:text-style-name="P8" draw:layer="layout" svg:width="0.238cm" svg:height="0.285cm" svg:x="7.938cm" svg:y="22.451cm" svg:viewBox="0 0 239 286" draw:points="223,286 0,14 16,0 239,273">
          <text:p/>
        </draw:polygon>
        <draw:polygon draw:style-name="gr4" draw:text-style-name="P8" draw:layer="layout" svg:width="0.24cm" svg:height="0.285cm" svg:x="7.937cm" svg:y="21.971cm" svg:viewBox="0 0 241 286" draw:points="16,286 0,273 224,0 241,13">
          <text:p/>
        </draw:polygon>
        <draw:path draw:style-name="gr4" draw:text-style-name="P8" draw:layer="layout" svg:width="0.071cm" svg:height="0.336cm" svg:x="7.905cm" svg:y="22.186cm" svg:viewBox="0 0 72 337" svg:d="M18 337l-17-13c32-45 50-98 50-154 0-57-18-111-51-157l17-13c36 50 55 109 55 170 0 60-18 118-54 167z">
          <text:p/>
        </draw:path>
        <draw:path draw:style-name="gr4" draw:text-style-name="P8" draw:layer="layout" svg:width="0.069cm" svg:height="0.069cm" svg:x="9.209cm" svg:y="22.319cm" svg:viewBox="0 0 70 70" svg:d="M70 36c0-19-15-36-34-36s-36 17-36 36 17 34 36 34 34-15 34-34z">
          <text:p/>
        </draw:path>
        <draw:polygon draw:style-name="gr4" draw:text-style-name="P8" draw:layer="layout" svg:width="0.24cm" svg:height="0.285cm" svg:x="9.035cm" svg:y="22.451cm" svg:viewBox="0 0 241 286" draw:points="16,286 0,273 224,0 241,13">
          <text:p/>
        </draw:polygon>
        <draw:polygon draw:style-name="gr4" draw:text-style-name="P8" draw:layer="layout" svg:width="0.24cm" svg:height="0.285cm" svg:x="9.035cm" svg:y="21.971cm" svg:viewBox="0 0 241 286" draw:points="224,286 0,13 16,0 241,272">
          <text:p/>
        </draw:polygon>
        <draw:path draw:style-name="gr4" draw:text-style-name="P8" draw:layer="layout" svg:width="0.071cm" svg:height="0.336cm" svg:x="9.235cm" svg:y="22.186cm" svg:viewBox="0 0 72 337" svg:d="M54 337c-35-49-54-107-54-167 0-61 19-120 55-170l17 13c-33 46-51 100-51 157 0 56 17 109 50 154z">
          <text:p/>
        </draw:path>
        <draw:line draw:style-name="gr11" draw:text-style-name="P9" draw:layer="layout" svg:x1="9.525cm" svg:y1="2.251cm" svg:x2="20.04cm" svg:y2="2.251cm">
          <text:p/>
        </draw:line>
        <draw:line draw:style-name="gr11" draw:text-style-name="P9" draw:layer="layout" svg:x1="9.525cm" svg:y1="3.171cm" svg:x2="20.04cm" svg:y2="3.171cm">
          <text:p/>
        </draw:line>
        <draw:frame draw:style-name="gr12" draw:text-style-name="P12" draw:layer="layout" svg:width="0.734cm" svg:height="0.289cm" svg:x="9.55cm" svg:y="3.169cm">
          <draw:text-box>
            <text:p text:style-name="P11"><text:span text:style-name="T3">RACE</text:span></text:p>
          </draw:text-box>
        </draw:frame>
        <draw:frame draw:style-name="gr13" draw:text-style-name="P12" draw:layer="layout" svg:width="2.114cm" svg:height="0.289cm" svg:x="9.55cm" svg:y="2.249cm">
          <draw:text-box>
            <text:p text:style-name="P11"><text:span text:style-name="T3">CLASS &amp; LEVEL</text:span></text:p>
          </draw:text-box>
        </draw:frame>
        <draw:frame draw:style-name="gr14" draw:text-style-name="P12" draw:layer="layout" svg:width="1.966cm" svg:height="0.289cm" svg:x="16.942cm" svg:y="2.249cm">
          <draw:text-box>
            <text:p text:style-name="P11"><text:span text:style-name="T3">PLAYE</text:span><text:span text:style-name="T3">R </text:span><text:span text:style-name="T3">NAME</text:span></text:p>
          </draw:text-box>
        </draw:frame>
        <draw:frame draw:style-name="gr15" draw:text-style-name="P12" draw:layer="layout" svg:width="2.572cm" svg:height="0.289cm" svg:x="2.437cm" svg:y="3.176cm">
          <draw:text-box>
            <text:p text:style-name="P11"><text:span text:style-name="T3">CHARA</text:span><text:span text:style-name="T3">CTER </text:span><text:span text:style-name="T3">NAME</text:span></text:p>
          </draw:text-box>
        </draw:frame>
        <draw:frame draw:style-name="gr16" draw:text-style-name="P12" draw:layer="layout" svg:width="1.962cm" svg:height="0.289cm" svg:x="13.528cm" svg:y="2.249cm">
          <draw:text-box>
            <text:p text:style-name="P11"><text:span text:style-name="T3">BACKGROUND</text:span></text:p>
          </draw:text-box>
        </draw:frame>
        <draw:frame draw:style-name="gr17" draw:text-style-name="P12" draw:layer="layout" svg:width="2.847cm" svg:height="0.289cm" svg:x="16.942cm" svg:y="3.176cm">
          <draw:text-box>
            <text:p text:style-name="P11"><text:span text:style-name="T3">EXPER</text:span><text:span text:style-name="T3">IENCE </text:span><text:span text:style-name="T3">POINT</text:span><text:span text:style-name="T3">S</text:span></text:p>
          </draw:text-box>
        </draw:frame>
        <draw:frame draw:style-name="gr18" draw:text-style-name="P12" draw:layer="layout" svg:width="1.645cm" svg:height="0.289cm" svg:x="13.528cm" svg:y="3.169cm">
          <draw:text-box>
            <text:p text:style-name="P11"><text:span text:style-name="T3">ALIGN</text:span><text:span text:style-name="T3">MENT</text:span></text:p>
          </draw:text-box>
        </draw:frame>
        <draw:frame draw:style-name="gr19" draw:text-style-name="P13" draw:layer="layout" svg:width="11.898cm" svg:height="0.23cm" svg:x="6.157cm" svg:y="27.325cm">
          <draw:text-box>
            <text:p text:style-name="P11"><text:span text:style-name="T4">TM &amp; © </text:span><text:span text:style-name="T4">2014 </text:span><text:span text:style-name="T4">Wizards </text:span><text:span text:style-name="T4">of the </text:span><text:span text:style-name="T4">Coast </text:span><text:span text:style-name="T4">LLC. </text:span><text:span text:style-name="T4">Permissi</text:span><text:span text:style-name="T4">on is </text:span><text:span text:style-name="T4">granted </text:span><text:span text:style-name="T4">to </text:span><text:span text:style-name="T4">photocop</text:span><text:span text:style-name="T4">y this </text:span><text:span text:style-name="T4">documen</text:span><text:span text:style-name="T4">t for </text:span><text:span text:style-name="T4">personal </text:span><text:span text:style-name="T4">use.</text:span></text:p>
          </draw:text-box>
        </draw:frame>
        <draw:line draw:style-name="gr11" draw:text-style-name="P9" draw:layer="layout" svg:x1="10.251cm" svg:y1="7.319cm" svg:x2="13.424cm" svg:y2="7.319cm">
          <text:p/>
        </draw:line>
        <draw:line draw:style-name="gr11" draw:text-style-name="P9" draw:layer="layout" svg:x1="8.71cm" svg:y1="11.573cm" svg:x2="10.396cm" svg:y2="11.573cm">
          <text:p/>
        </draw:line>
        <draw:path draw:style-name="gr3" draw:text-style-name="P7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4" draw:text-style-name="P8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0" draw:text-style-name="P12" draw:layer="layout" svg:width="2.644cm" svg:height="0.289cm" svg:x="8.105cm" svg:y="7.077cm">
          <draw:text-box>
            <text:p text:style-name="P11"><text:span text:style-name="T5">Hit </text:span><text:span text:style-name="T5">Point </text:span><text:span text:style-name="T5">Maxim</text:span><text:span text:style-name="T5">um</text:span></text:p>
          </draw:text-box>
        </draw:frame>
        <draw:line draw:style-name="gr21" draw:text-style-name="P9" draw:layer="layout" svg:x1="3.986cm" svg:y1="7.598cm" svg:x2="4.488cm" svg:y2="7.598cm">
          <text:p/>
        </draw:line>
        <draw:frame draw:style-name="gr22" draw:text-style-name="P12" draw:layer="layout" svg:width="0.246cm" svg:height="0.289cm" svg:x="3.798cm" svg:y="7.343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88cm" svg:y="7.378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4" draw:text-style-name="P8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23" draw:text-style-name="P12" draw:layer="layout" svg:width="1.23cm" svg:height="0.289cm" svg:x="4.621cm" svg:y="7.307cm">
          <draw:text-box>
            <text:p text:style-name="P11"><text:span text:style-name="T3">Stren</text:span><text:span text:style-name="T3">gth</text:span></text:p>
          </draw:text-box>
        </draw:frame>
        <draw:line draw:style-name="gr21" draw:text-style-name="P9" draw:layer="layout" svg:x1="3.986cm" svg:y1="8.074cm" svg:x2="4.488cm" svg:y2="8.074cm">
          <text:p/>
        </draw:line>
        <draw:frame draw:style-name="gr22" draw:text-style-name="P12" draw:layer="layout" svg:width="0.246cm" svg:height="0.289cm" svg:x="3.798cm" svg:y="7.819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88cm" svg:y="7.854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4" draw:text-style-name="P8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24" draw:text-style-name="P12" draw:layer="layout" svg:width="1.297cm" svg:height="0.289cm" svg:x="4.621cm" svg:y="7.784cm">
          <draw:text-box>
            <text:p text:style-name="P11"><text:span text:style-name="T3">Dexte</text:span><text:span text:style-name="T3">rity</text:span></text:p>
          </draw:text-box>
        </draw:frame>
        <draw:line draw:style-name="gr21" draw:text-style-name="P9" draw:layer="layout" svg:x1="3.986cm" svg:y1="8.55cm" svg:x2="4.488cm" svg:y2="8.55cm">
          <text:p/>
        </draw:line>
        <draw:frame draw:style-name="gr22" draw:text-style-name="P12" draw:layer="layout" svg:width="0.246cm" svg:height="0.289cm" svg:x="3.798cm" svg:y="8.295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88cm" svg:y="8.331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4" draw:text-style-name="P8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25" draw:text-style-name="P12" draw:layer="layout" svg:width="1.717cm" svg:height="0.289cm" svg:x="4.621cm" svg:y="8.26cm">
          <draw:text-box>
            <text:p text:style-name="P11"><text:span text:style-name="T3">Consti</text:span><text:span text:style-name="T3">tution</text:span></text:p>
          </draw:text-box>
        </draw:frame>
        <draw:line draw:style-name="gr21" draw:text-style-name="P9" draw:layer="layout" svg:x1="3.986cm" svg:y1="9.027cm" svg:x2="4.488cm" svg:y2="9.027cm">
          <text:p/>
        </draw:line>
        <draw:frame draw:style-name="gr22" draw:text-style-name="P12" draw:layer="layout" svg:width="0.246cm" svg:height="0.289cm" svg:x="3.798cm" svg:y="8.772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88cm" svg:y="8.807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4" draw:text-style-name="P8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26" draw:text-style-name="P12" draw:layer="layout" svg:width="1.632cm" svg:height="0.289cm" svg:x="4.621cm" svg:y="8.736cm">
          <draw:text-box>
            <text:p text:style-name="P11"><text:span text:style-name="T3">Intelli</text:span><text:span text:style-name="T3">gence</text:span></text:p>
          </draw:text-box>
        </draw:frame>
        <draw:line draw:style-name="gr21" draw:text-style-name="P9" draw:layer="layout" svg:x1="3.986cm" svg:y1="9.503cm" svg:x2="4.488cm" svg:y2="9.503cm">
          <text:p/>
        </draw:line>
        <draw:frame draw:style-name="gr22" draw:text-style-name="P12" draw:layer="layout" svg:width="0.246cm" svg:height="0.289cm" svg:x="3.798cm" svg:y="9.248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88cm" svg:y="9.283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4" draw:text-style-name="P8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27" draw:text-style-name="P12" draw:layer="layout" svg:width="1.107cm" svg:height="0.289cm" svg:x="4.621cm" svg:y="9.212cm">
          <draw:text-box>
            <text:p text:style-name="P11"><text:span text:style-name="T3">Wisdo</text:span><text:span text:style-name="T3">m</text:span></text:p>
          </draw:text-box>
        </draw:frame>
        <draw:line draw:style-name="gr21" draw:text-style-name="P9" draw:layer="layout" svg:x1="3.986cm" svg:y1="9.979cm" svg:x2="4.488cm" svg:y2="9.979cm">
          <text:p/>
        </draw:line>
        <draw:frame draw:style-name="gr22" draw:text-style-name="P12" draw:layer="layout" svg:width="0.246cm" svg:height="0.289cm" svg:x="3.798cm" svg:y="9.724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88cm" svg:y="9.759cm">
          <draw:text-box>
            <text:p text:style-name="P11"><text:span text:style-name="T3"><text:s/></text:span></text:p>
          </draw:text-box>
        </draw:frame>
        <draw:frame draw:style-name="gr24" draw:text-style-name="P12" draw:layer="layout" svg:width="1.297cm" svg:height="0.289cm" svg:x="4.621cm" svg:y="9.689cm">
          <draw:text-box>
            <text:p text:style-name="P11"><text:span text:style-name="T3">Charis</text:span><text:span text:style-name="T3">ma</text:span></text:p>
          </draw:text-box>
        </draw:frame>
        <draw:frame draw:style-name="gr28" draw:text-style-name="P14" draw:layer="layout" svg:width="0.298cm" svg:height="0.239cm" svg:x="7.549cm" svg:y="21.323cm">
          <draw:text-box>
            <text:p text:style-name="P11"><text:span text:style-name="T6">CP</text:span></text:p>
          </draw:text-box>
        </draw:frame>
        <draw:frame draw:style-name="gr29" draw:text-style-name="P14" draw:layer="layout" svg:width="0.29cm" svg:height="0.239cm" svg:x="7.556cm" svg:y="23.15cm">
          <draw:text-box>
            <text:p text:style-name="P11"><text:span text:style-name="T6">EP</text:span></text:p>
          </draw:text-box>
        </draw:frame>
        <draw:frame draw:style-name="gr28" draw:text-style-name="P14" draw:layer="layout" svg:width="0.298cm" svg:height="0.239cm" svg:x="7.554cm" svg:y="24.977cm">
          <draw:text-box>
            <text:p text:style-name="P11"><text:span text:style-name="T6">PP</text:span></text:p>
          </draw:text-box>
        </draw:frame>
        <draw:frame draw:style-name="gr30" draw:text-style-name="P14" draw:layer="layout" svg:width="0.315cm" svg:height="0.239cm" svg:x="7.539cm" svg:y="24.07cm">
          <draw:text-box>
            <text:p text:style-name="P11"><text:span text:style-name="T6">GP</text:span></text:p>
          </draw:text-box>
        </draw:frame>
        <draw:frame draw:style-name="gr28" draw:text-style-name="P14" draw:layer="layout" svg:width="0.298cm" svg:height="0.239cm" svg:x="7.557cm" svg:y="22.23cm">
          <draw:text-box>
            <text:p text:style-name="P11"><text:span text:style-name="T6">SP</text:span></text:p>
          </draw:text-box>
        </draw:frame>
        <draw:frame draw:style-name="gr31" draw:text-style-name="P14" draw:layer="layout" svg:width="3.74cm" svg:height="0.239cm" svg:x="3.121cm" svg:y="21.032cm">
          <draw:text-box>
            <text:p text:style-name="P11"><text:span text:style-name="T7">PASSIV</text:span><text:span text:style-name="T7">E </text:span><text:span text:style-name="T7">WISDO</text:span><text:span text:style-name="T7">M </text:span><text:span text:style-name="T7">(PERCE</text:span><text:span text:style-name="T7">PTION)</text:span></text:p>
          </draw:text-box>
        </draw:frame>
        <draw:frame draw:style-name="gr32" draw:text-style-name="P15" draw:layer="layout" svg:width="1.526cm" svg:height="0.268cm" svg:x="10.176cm" svg:y="26.717cm">
          <draw:text-box>
            <text:p text:style-name="P11"><text:span text:style-name="T8">EQUIP</text:span><text:span text:style-name="T8">MENT</text:span></text:p>
          </draw:text-box>
        </draw:frame>
        <draw:frame draw:style-name="gr33" draw:text-style-name="P15" draw:layer="layout" svg:width="4.849cm" svg:height="0.268cm" svg:x="2.176cm" svg:y="26.717cm">
          <draw:text-box>
            <text:p text:style-name="P11"><text:span text:style-name="T8">OTHE</text:span><text:span text:style-name="T8">R </text:span><text:span text:style-name="T8">PROFI</text:span><text:span text:style-name="T8">CIENC</text:span><text:span text:style-name="T8">IES &amp; </text:span><text:span text:style-name="T8">LANG</text:span><text:span text:style-name="T8">UAGE</text:span><text:span text:style-name="T8">S</text:span></text:p>
          </draw:text-box>
        </draw:frame>
        <draw:frame draw:style-name="gr34" draw:text-style-name="P15" draw:layer="layout" svg:width="3.452cm" svg:height="0.268cm" svg:x="9.497cm" svg:y="20.11cm">
          <draw:text-box>
            <text:p text:style-name="P11"><text:span text:style-name="T8">ATTA</text:span><text:span text:style-name="T8">CKS &amp; </text:span><text:span text:style-name="T8">SPELL</text:span><text:span text:style-name="T8">CASTI</text:span><text:span text:style-name="T8">NG</text:span></text:p>
          </draw:text-box>
        </draw:frame>
        <draw:path draw:style-name="gr4" draw:text-style-name="P8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3" draw:text-style-name="P7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4" draw:text-style-name="P8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35" draw:text-style-name="P15" draw:layer="layout" svg:width="2.614cm" svg:height="0.268cm" svg:x="16.457cm" svg:y="26.723cm">
          <draw:text-box>
            <text:p text:style-name="P11"><text:span text:style-name="T8">FEAT</text:span><text:span text:style-name="T8">URES </text:span><text:span text:style-name="T8">&amp; </text:span><text:span text:style-name="T8">TRAIT</text:span><text:span text:style-name="T8">S</text:span></text:p>
          </draw:text-box>
        </draw:frame>
        <draw:line draw:style-name="gr21" draw:text-style-name="P9" draw:layer="layout" svg:x1="3.951cm" svg:y1="11.664cm" svg:x2="4.452cm" svg:y2="11.664cm">
          <text:p/>
        </draw:line>
        <draw:frame draw:style-name="gr36" draw:text-style-name="P15" draw:layer="layout" svg:width="0.228cm" svg:height="0.268cm" svg:x="3.798cm" svg:y="11.46cm">
          <draw:text-box>
            <text:p text:style-name="P11"><text:span text:style-name="T9"><text:s/></text:span></text:p>
          </draw:text-box>
        </draw:frame>
        <draw:frame draw:style-name="gr36" draw:text-style-name="P15" draw:layer="layout" svg:width="0.228cm" svg:height="0.268cm" svg:x="4.453cm" svg:y="11.46cm">
          <draw:text-box>
            <text:p text:style-name="P11"><text:span text:style-name="T9"><text:s/></text:span></text:p>
          </draw:text-box>
        </draw:frame>
        <draw:path draw:style-name="gr3" draw:text-style-name="P7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4" draw:text-style-name="P8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37" draw:text-style-name="P12" draw:layer="layout" svg:width="2.305cm" svg:height="0.289cm" svg:x="4.621cm" svg:y="11.374cm">
          <draw:text-box>
            <text:p text:style-name="P11"><text:span text:style-name="T3">Acrob</text:span><text:span text:style-name="T3">atics </text:span><text:span text:style-name="T10">(Dex)</text:span></text:p>
          </draw:text-box>
        </draw:frame>
        <draw:line draw:style-name="gr21" draw:text-style-name="P9" draw:layer="layout" svg:x1="3.951cm" svg:y1="12.14cm" svg:x2="4.452cm" svg:y2="12.14cm">
          <text:p/>
        </draw:line>
        <draw:frame draw:style-name="gr22" draw:text-style-name="P12" draw:layer="layout" svg:width="0.246cm" svg:height="0.289cm" svg:x="3.798cm" svg:y="11.92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1.92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4" draw:text-style-name="P8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38" draw:text-style-name="P12" draw:layer="layout" svg:width="3.1cm" svg:height="0.289cm" svg:x="4.621cm" svg:y="11.85cm">
          <draw:text-box>
            <text:p text:style-name="P11"><text:span text:style-name="T3">Anima</text:span><text:span text:style-name="T3">l </text:span><text:span text:style-name="T3">Handli</text:span><text:span text:style-name="T3">ng </text:span><text:span text:style-name="T10">(Wis)</text:span></text:p>
          </draw:text-box>
        </draw:frame>
        <draw:line draw:style-name="gr21" draw:text-style-name="P9" draw:layer="layout" svg:x1="3.951cm" svg:y1="12.616cm" svg:x2="4.452cm" svg:y2="12.616cm">
          <text:p/>
        </draw:line>
        <draw:frame draw:style-name="gr22" draw:text-style-name="P12" draw:layer="layout" svg:width="0.246cm" svg:height="0.289cm" svg:x="3.798cm" svg:y="12.397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2.397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4" draw:text-style-name="P8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39" draw:text-style-name="P12" draw:layer="layout" svg:width="1.662cm" svg:height="0.289cm" svg:x="4.621cm" svg:y="12.326cm">
          <draw:text-box>
            <text:p text:style-name="P11"><text:span text:style-name="T3">Arcan</text:span><text:span text:style-name="T3">a </text:span><text:span text:style-name="T10">(Int)</text:span></text:p>
          </draw:text-box>
        </draw:frame>
        <draw:line draw:style-name="gr21" draw:text-style-name="P9" draw:layer="layout" svg:x1="3.951cm" svg:y1="13.093cm" svg:x2="4.452cm" svg:y2="13.093cm">
          <text:p/>
        </draw:line>
        <draw:frame draw:style-name="gr22" draw:text-style-name="P12" draw:layer="layout" svg:width="0.246cm" svg:height="0.289cm" svg:x="3.798cm" svg:y="12.873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2.873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4" draw:text-style-name="P8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16" draw:text-style-name="P12" draw:layer="layout" svg:width="1.962cm" svg:height="0.289cm" svg:x="4.621cm" svg:y="12.802cm">
          <draw:text-box>
            <text:p text:style-name="P11"><text:span text:style-name="T3">Athlet</text:span><text:span text:style-name="T3">ics </text:span><text:span text:style-name="T10">(Str)</text:span></text:p>
          </draw:text-box>
        </draw:frame>
        <draw:line draw:style-name="gr21" draw:text-style-name="P9" draw:layer="layout" svg:x1="3.951cm" svg:y1="13.569cm" svg:x2="4.452cm" svg:y2="13.569cm">
          <text:p/>
        </draw:line>
        <draw:frame draw:style-name="gr22" draw:text-style-name="P12" draw:layer="layout" svg:width="0.246cm" svg:height="0.289cm" svg:x="3.798cm" svg:y="13.349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3.349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4" draw:text-style-name="P8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40" draw:text-style-name="P12" draw:layer="layout" svg:width="2.237cm" svg:height="0.289cm" svg:x="4.621cm" svg:y="13.279cm">
          <draw:text-box>
            <text:p text:style-name="P11"><text:span text:style-name="T3">Decep</text:span><text:span text:style-name="T3">tion </text:span><text:span text:style-name="T10">(Cha)</text:span></text:p>
          </draw:text-box>
        </draw:frame>
        <draw:line draw:style-name="gr21" draw:text-style-name="P9" draw:layer="layout" svg:x1="3.951cm" svg:y1="14.045cm" svg:x2="4.452cm" svg:y2="14.045cm">
          <text:p/>
        </draw:line>
        <draw:frame draw:style-name="gr22" draw:text-style-name="P12" draw:layer="layout" svg:width="0.246cm" svg:height="0.289cm" svg:x="3.798cm" svg:y="13.825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3.825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4" draw:text-style-name="P8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41" draw:text-style-name="P12" draw:layer="layout" svg:width="1.712cm" svg:height="0.289cm" svg:x="4.621cm" svg:y="13.755cm">
          <draw:text-box>
            <text:p text:style-name="P11"><text:span text:style-name="T3">Histor</text:span><text:span text:style-name="T3">y </text:span><text:span text:style-name="T10">(Int)</text:span></text:p>
          </draw:text-box>
        </draw:frame>
        <draw:line draw:style-name="gr21" draw:text-style-name="P9" draw:layer="layout" svg:x1="3.951cm" svg:y1="14.521cm" svg:x2="4.452cm" svg:y2="14.521cm">
          <text:p/>
        </draw:line>
        <draw:frame draw:style-name="gr22" draw:text-style-name="P12" draw:layer="layout" svg:width="0.246cm" svg:height="0.289cm" svg:x="3.798cm" svg:y="14.302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4.302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4" draw:text-style-name="P8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42" draw:text-style-name="P12" draw:layer="layout" svg:width="1.788cm" svg:height="0.289cm" svg:x="4.621cm" svg:y="14.231cm">
          <draw:text-box>
            <text:p text:style-name="P11"><text:span text:style-name="T3">Insigh</text:span><text:span text:style-name="T3">t </text:span><text:span text:style-name="T10">(Wis)</text:span></text:p>
          </draw:text-box>
        </draw:frame>
        <draw:line draw:style-name="gr21" draw:text-style-name="P9" draw:layer="layout" svg:x1="3.951cm" svg:y1="14.998cm" svg:x2="4.452cm" svg:y2="14.998cm">
          <text:p/>
        </draw:line>
        <draw:frame draw:style-name="gr22" draw:text-style-name="P12" draw:layer="layout" svg:width="0.246cm" svg:height="0.289cm" svg:x="3.798cm" svg:y="14.778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4.778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4" draw:text-style-name="P8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43" draw:text-style-name="P12" draw:layer="layout" svg:width="2.533cm" svg:height="0.289cm" svg:x="4.621cm" svg:y="14.707cm">
          <draw:text-box>
            <text:p text:style-name="P11"><text:span text:style-name="T3">Intimi</text:span><text:span text:style-name="T3">dation </text:span><text:span text:style-name="T10">(Cha)</text:span></text:p>
          </draw:text-box>
        </draw:frame>
        <draw:line draw:style-name="gr21" draw:text-style-name="P9" draw:layer="layout" svg:x1="3.951cm" svg:y1="15.474cm" svg:x2="4.452cm" svg:y2="15.474cm">
          <text:p/>
        </draw:line>
        <draw:frame draw:style-name="gr22" draw:text-style-name="P12" draw:layer="layout" svg:width="0.246cm" svg:height="0.289cm" svg:x="3.798cm" svg:y="15.254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5.254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4" draw:text-style-name="P8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44" draw:text-style-name="P12" draw:layer="layout" svg:width="2.534cm" svg:height="0.289cm" svg:x="4.621cm" svg:y="15.184cm">
          <draw:text-box>
            <text:p text:style-name="P11"><text:span text:style-name="T3">Invest</text:span><text:span text:style-name="T3">igatio</text:span><text:span text:style-name="T3">n </text:span><text:span text:style-name="T10">(Int)</text:span></text:p>
          </draw:text-box>
        </draw:frame>
        <draw:line draw:style-name="gr21" draw:text-style-name="P9" draw:layer="layout" svg:x1="3.951cm" svg:y1="15.95cm" svg:x2="4.452cm" svg:y2="15.95cm">
          <text:p/>
        </draw:line>
        <draw:frame draw:style-name="gr22" draw:text-style-name="P12" draw:layer="layout" svg:width="0.246cm" svg:height="0.289cm" svg:x="3.798cm" svg:y="15.73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5.73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4" draw:text-style-name="P8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45" draw:text-style-name="P12" draw:layer="layout" svg:width="2.059cm" svg:height="0.289cm" svg:x="4.621cm" svg:y="15.66cm">
          <draw:text-box>
            <text:p text:style-name="P11"><text:span text:style-name="T3">Medici</text:span><text:span text:style-name="T3">ne </text:span><text:span text:style-name="T10">(Wis)</text:span></text:p>
          </draw:text-box>
        </draw:frame>
        <draw:line draw:style-name="gr21" draw:text-style-name="P9" draw:layer="layout" svg:x1="3.951cm" svg:y1="16.426cm" svg:x2="4.452cm" svg:y2="16.426cm">
          <text:p/>
        </draw:line>
        <draw:frame draw:style-name="gr22" draw:text-style-name="P12" draw:layer="layout" svg:width="0.246cm" svg:height="0.289cm" svg:x="3.798cm" svg:y="16.207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6.207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4" draw:text-style-name="P8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46" draw:text-style-name="P12" draw:layer="layout" svg:width="1.653cm" svg:height="0.289cm" svg:x="4.621cm" svg:y="16.136cm">
          <draw:text-box>
            <text:p text:style-name="P11"><text:span text:style-name="T3">Natur</text:span><text:span text:style-name="T3">e </text:span><text:span text:style-name="T10">(Int)</text:span></text:p>
          </draw:text-box>
        </draw:frame>
        <draw:line draw:style-name="gr21" draw:text-style-name="P9" draw:layer="layout" svg:x1="3.951cm" svg:y1="16.903cm" svg:x2="4.452cm" svg:y2="16.903cm">
          <text:p/>
        </draw:line>
        <draw:frame draw:style-name="gr22" draw:text-style-name="P12" draw:layer="layout" svg:width="0.246cm" svg:height="0.289cm" svg:x="3.798cm" svg:y="16.683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6.683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4" draw:text-style-name="P8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47" draw:text-style-name="P12" draw:layer="layout" svg:width="2.322cm" svg:height="0.289cm" svg:x="4.621cm" svg:y="16.612cm">
          <draw:text-box>
            <text:p text:style-name="P11"><text:span text:style-name="T3">Perce</text:span><text:span text:style-name="T3">ption </text:span><text:span text:style-name="T10">(Wis)</text:span></text:p>
          </draw:text-box>
        </draw:frame>
        <draw:line draw:style-name="gr21" draw:text-style-name="P9" draw:layer="layout" svg:x1="3.951cm" svg:y1="17.379cm" svg:x2="4.452cm" svg:y2="17.379cm">
          <text:p/>
        </draw:line>
        <draw:frame draw:style-name="gr22" draw:text-style-name="P12" draw:layer="layout" svg:width="0.246cm" svg:height="0.289cm" svg:x="3.798cm" svg:y="17.159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7.159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4" draw:text-style-name="P8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48" draw:text-style-name="P12" draw:layer="layout" svg:width="2.605cm" svg:height="0.289cm" svg:x="4.621cm" svg:y="17.089cm">
          <draw:text-box>
            <text:p text:style-name="P11"><text:span text:style-name="T3">Perfor</text:span><text:span text:style-name="T3">manc</text:span><text:span text:style-name="T3">e </text:span><text:span text:style-name="T10">(Cha)</text:span></text:p>
          </draw:text-box>
        </draw:frame>
        <draw:line draw:style-name="gr21" draw:text-style-name="P9" draw:layer="layout" svg:x1="3.951cm" svg:y1="17.855cm" svg:x2="4.452cm" svg:y2="17.855cm">
          <text:p/>
        </draw:line>
        <draw:frame draw:style-name="gr22" draw:text-style-name="P12" draw:layer="layout" svg:width="0.246cm" svg:height="0.289cm" svg:x="3.798cm" svg:y="17.635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7.635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4" draw:text-style-name="P8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49" draw:text-style-name="P12" draw:layer="layout" svg:width="2.368cm" svg:height="0.289cm" svg:x="4.621cm" svg:y="17.565cm">
          <draw:text-box>
            <text:p text:style-name="P11"><text:span text:style-name="T3">Persu</text:span><text:span text:style-name="T3">asion </text:span><text:span text:style-name="T10">(Cha)</text:span></text:p>
          </draw:text-box>
        </draw:frame>
        <draw:line draw:style-name="gr21" draw:text-style-name="P9" draw:layer="layout" svg:x1="3.951cm" svg:y1="18.331cm" svg:x2="4.452cm" svg:y2="18.331cm">
          <text:p/>
        </draw:line>
        <draw:frame draw:style-name="gr22" draw:text-style-name="P12" draw:layer="layout" svg:width="0.246cm" svg:height="0.289cm" svg:x="3.798cm" svg:y="18.112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8.112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4" draw:text-style-name="P8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50" draw:text-style-name="P12" draw:layer="layout" svg:width="1.831cm" svg:height="0.289cm" svg:x="4.621cm" svg:y="18.041cm">
          <draw:text-box>
            <text:p text:style-name="P11"><text:span text:style-name="T3">Religi</text:span><text:span text:style-name="T3">on </text:span><text:span text:style-name="T10">(Int)</text:span></text:p>
          </draw:text-box>
        </draw:frame>
        <draw:line draw:style-name="gr21" draw:text-style-name="P9" draw:layer="layout" svg:x1="3.951cm" svg:y1="18.808cm" svg:x2="4.452cm" svg:y2="18.808cm">
          <text:p/>
        </draw:line>
        <draw:frame draw:style-name="gr22" draw:text-style-name="P12" draw:layer="layout" svg:width="0.246cm" svg:height="0.289cm" svg:x="3.798cm" svg:y="18.588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8.588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4" draw:text-style-name="P8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51" draw:text-style-name="P12" draw:layer="layout" svg:width="2.991cm" svg:height="0.289cm" svg:x="4.621cm" svg:y="18.517cm">
          <draw:text-box>
            <text:p text:style-name="P11"><text:span text:style-name="T3">Sleigh</text:span><text:span text:style-name="T3">t of </text:span><text:span text:style-name="T3">Hand </text:span><text:span text:style-name="T10">(Dex)</text:span></text:p>
          </draw:text-box>
        </draw:frame>
        <draw:line draw:style-name="gr21" draw:text-style-name="P9" draw:layer="layout" svg:x1="3.951cm" svg:y1="19.284cm" svg:x2="4.452cm" svg:y2="19.284cm">
          <text:p/>
        </draw:line>
        <draw:frame draw:style-name="gr22" draw:text-style-name="P12" draw:layer="layout" svg:width="0.246cm" svg:height="0.289cm" svg:x="3.798cm" svg:y="19.064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9.064cm">
          <draw:text-box>
            <text:p text:style-name="P11"><text:span text:style-name="T3"><text:s/></text:span></text:p>
          </draw:text-box>
        </draw:frame>
        <draw:path draw:style-name="gr3" draw:text-style-name="P7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4" draw:text-style-name="P8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52" draw:text-style-name="P12" draw:layer="layout" svg:width="1.844cm" svg:height="0.289cm" svg:x="4.621cm" svg:y="18.994cm">
          <draw:text-box>
            <text:p text:style-name="P11"><text:span text:style-name="T3">Stealt</text:span><text:span text:style-name="T3">h </text:span><text:span text:style-name="T10">(Dex)</text:span></text:p>
          </draw:text-box>
        </draw:frame>
        <draw:line draw:style-name="gr21" draw:text-style-name="P9" draw:layer="layout" svg:x1="3.951cm" svg:y1="19.76cm" svg:x2="4.452cm" svg:y2="19.76cm">
          <text:p/>
        </draw:line>
        <draw:frame draw:style-name="gr22" draw:text-style-name="P12" draw:layer="layout" svg:width="0.246cm" svg:height="0.289cm" svg:x="3.798cm" svg:y="19.54cm">
          <draw:text-box>
            <text:p text:style-name="P11"><text:span text:style-name="T3"><text:s/></text:span></text:p>
          </draw:text-box>
        </draw:frame>
        <draw:frame draw:style-name="gr22" draw:text-style-name="P12" draw:layer="layout" svg:width="0.246cm" svg:height="0.289cm" svg:x="4.453cm" svg:y="19.54cm">
          <draw:text-box>
            <text:p text:style-name="P11"><text:span text:style-name="T3"><text:s/></text:span></text:p>
          </draw:text-box>
        </draw:frame>
        <draw:frame draw:style-name="gr53" draw:text-style-name="P12" draw:layer="layout" svg:width="1.949cm" svg:height="0.289cm" svg:x="4.621cm" svg:y="19.47cm">
          <draw:text-box>
            <text:p text:style-name="P11"><text:span text:style-name="T3">Surviv</text:span><text:span text:style-name="T3">al </text:span><text:span text:style-name="T10">(Wis)</text:span></text:p>
          </draw:text-box>
        </draw:frame>
        <draw:frame draw:style-name="gr54" draw:text-style-name="P14" draw:layer="layout" svg:width="1.598cm" svg:height="0.239cm" svg:x="11.661cm" svg:y="12.486cm">
          <draw:text-box>
            <text:p text:style-name="P11"><text:span text:style-name="T7">DEATH </text:span><text:span text:style-name="T7">SAVES</text:span></text:p>
          </draw:text-box>
        </draw:frame>
        <draw:frame draw:style-name="gr55" draw:text-style-name="P14" draw:layer="layout" svg:width="0.993cm" svg:height="0.239cm" svg:x="8.873cm" svg:y="12.486cm">
          <draw:text-box>
            <text:p text:style-name="P11"><text:span text:style-name="T7">HIT </text:span><text:span text:style-name="T7">DICE</text:span></text:p>
          </draw:text-box>
        </draw:frame>
        <draw:frame draw:style-name="gr56" draw:text-style-name="P14" draw:layer="layout" svg:width="0.671cm" svg:height="0.239cm" svg:x="7.886cm" svg:y="13.546cm">
          <draw:text-box>
            <text:p text:style-name="P11"><text:span text:style-name="T6">NAME</text:span></text:p>
          </draw:text-box>
        </draw:frame>
        <draw:frame draw:style-name="gr57" draw:text-style-name="P14" draw:layer="layout" svg:width="1.34cm" svg:height="0.239cm" svg:x="10.273cm" svg:y="13.546cm">
          <draw:text-box>
            <text:p text:style-name="P11"><text:span text:style-name="T6">ATK </text:span><text:span text:style-name="T6">BONUS</text:span></text:p>
          </draw:text-box>
        </draw:frame>
        <draw:frame draw:style-name="gr58" draw:text-style-name="P14" draw:layer="layout" svg:width="1.645cm" svg:height="0.239cm" svg:x="11.536cm" svg:y="13.546cm">
          <draw:text-box>
            <text:p text:style-name="P11"><text:span text:style-name="T6">DAMAG</text:span><text:span text:style-name="T6">E/TYPE</text:span></text:p>
          </draw:text-box>
        </draw:frame>
        <draw:frame draw:style-name="gr59" draw:text-style-name="P12" draw:layer="layout" svg:width="0.709cm" svg:height="0.289cm" svg:x="8.105cm" svg:y="11.331cm">
          <draw:text-box>
            <text:p text:style-name="P11"><text:span text:style-name="T5">Total</text:span></text:p>
          </draw:text-box>
        </draw:frame>
        <draw:frame draw:style-name="gr60" draw:text-style-name="P14" draw:layer="layout" svg:width="1.336cm" svg:height="0.239cm" svg:x="11.104cm" svg:y="11.416cm">
          <draw:text-box>
            <text:p text:style-name="P11"><text:span text:style-name="T7">SUCCE</text:span><text:span text:style-name="T7">SSES</text:span></text:p>
          </draw:text-box>
        </draw:frame>
        <draw:frame draw:style-name="gr61" draw:text-style-name="P14" draw:layer="layout" svg:width="1.115cm" svg:height="0.239cm" svg:x="11.282cm" svg:y="11.945cm">
          <draw:text-box>
            <text:p text:style-name="P11"><text:span text:style-name="T7">FAILUR</text:span><text:span text:style-name="T7">ES</text:span></text:p>
          </draw:text-box>
        </draw:frame>
        <draw:frame draw:style-name="gr62" draw:text-style-name="P14" draw:layer="layout" svg:width="0.823cm" svg:height="0.239cm" svg:x="17.145cm" svg:y="8.619cm">
          <draw:text-box>
            <text:p text:style-name="P11"><text:span text:style-name="T7">IDEALS</text:span></text:p>
          </draw:text-box>
        </draw:frame>
        <draw:frame draw:style-name="gr63" draw:text-style-name="P14" draw:layer="layout" svg:width="0.819cm" svg:height="0.239cm" svg:x="17.127cm" svg:y="10.589cm">
          <draw:text-box>
            <text:p text:style-name="P11"><text:span text:style-name="T7">BONDS</text:span></text:p>
          </draw:text-box>
        </draw:frame>
        <draw:frame draw:style-name="gr64" draw:text-style-name="P14" draw:layer="layout" svg:width="0.802cm" svg:height="0.239cm" svg:x="17.165cm" svg:y="12.52cm">
          <draw:text-box>
            <text:p text:style-name="P11"><text:span text:style-name="T7">FLAWS</text:span></text:p>
          </draw:text-box>
        </draw:frame>
        <draw:frame draw:style-name="gr65" draw:text-style-name="P14" draw:layer="layout" svg:width="2.479cm" svg:height="0.239cm" svg:x="16.5cm" svg:y="6.678cm">
          <draw:text-box>
            <text:p text:style-name="P11"><text:span text:style-name="T7">PERSO</text:span><text:span text:style-name="T7">NALITY </text:span><text:span text:style-name="T7">TRAITS</text:span></text:p>
          </draw:text-box>
        </draw:frame>
        <draw:frame draw:style-name="gr66" draw:text-style-name="P15" draw:layer="layout" svg:width="0.959cm" svg:height="0.268cm" svg:x="8.351cm" svg:y="5.851cm">
          <draw:text-box>
            <text:p text:style-name="P11"><text:span text:style-name="T8">ARMO</text:span><text:span text:style-name="T8">R</text:span></text:p>
          </draw:text-box>
        </draw:frame>
        <draw:frame draw:style-name="gr67" draw:text-style-name="P15" draw:layer="layout" svg:width="0.823cm" svg:height="0.268cm" svg:x="8.424cm" svg:y="6.062cm">
          <draw:text-box>
            <text:p text:style-name="P11"><text:span text:style-name="T8">CLAS</text:span><text:span text:style-name="T8">S</text:span></text:p>
          </draw:text-box>
        </draw:frame>
        <draw:frame draw:style-name="gr68" draw:text-style-name="P15" draw:layer="layout" svg:width="2.771cm" svg:height="0.268cm" svg:x="9.663cm" svg:y="8.62cm">
          <draw:text-box>
            <text:p text:style-name="P11"><text:span text:style-name="T8">CURR</text:span><text:span text:style-name="T8">ENT </text:span><text:span text:style-name="T8">HIT </text:span><text:span text:style-name="T8">POIN</text:span><text:span text:style-name="T8">TS</text:span></text:p>
          </draw:text-box>
        </draw:frame>
        <draw:frame draw:style-name="gr69" draw:text-style-name="P15" draw:layer="layout" svg:width="3.16cm" svg:height="0.268cm" svg:x="9.52cm" svg:y="10.488cm">
          <draw:text-box>
            <text:p text:style-name="P11"><text:span text:style-name="T8">TEMP</text:span><text:span text:style-name="T8">ORAR</text:span><text:span text:style-name="T8">Y HIT </text:span><text:span text:style-name="T8">POIN</text:span><text:span text:style-name="T8">TS</text:span></text:p>
          </draw:text-box>
        </draw:frame>
        <draw:frame draw:style-name="gr70" draw:text-style-name="P15" draw:layer="layout" svg:width="1.357cm" svg:height="0.268cm" svg:x="10.176cm" svg:y="6.158cm">
          <draw:text-box>
            <text:p text:style-name="P11"><text:span text:style-name="T8">INITIA</text:span><text:span text:style-name="T8">TIVE</text:span></text:p>
          </draw:text-box>
        </draw:frame>
        <draw:frame draw:style-name="gr71" draw:text-style-name="P15" draw:layer="layout" svg:width="0.84cm" svg:height="0.268cm" svg:x="12.453cm" svg:y="6.158cm">
          <draw:text-box>
            <text:p text:style-name="P11"><text:span text:style-name="T8">SPEE</text:span><text:span text:style-name="T8">D</text:span></text:p>
          </draw:text-box>
        </draw:frame>
        <draw:frame draw:style-name="gr72" draw:text-style-name="P14" draw:layer="layout" svg:width="2.411cm" svg:height="0.239cm" svg:x="4.784cm" svg:y="6.142cm">
          <draw:text-box>
            <text:p text:style-name="P11"><text:span text:style-name="T11">PROFI</text:span><text:span text:style-name="T11">CIENC</text:span><text:span text:style-name="T11">Y </text:span><text:span text:style-name="T11">BONU</text:span><text:span text:style-name="T11">S</text:span></text:p>
          </draw:text-box>
        </draw:frame>
        <draw:frame draw:style-name="gr73" draw:text-style-name="P15" draw:layer="layout" svg:width="1.382cm" svg:height="0.268cm" svg:x="1.451cm" svg:y="5.129cm">
          <draw:text-box>
            <text:p text:style-name="P11"><text:span text:style-name="T8">STRE</text:span><text:span text:style-name="T8">NGTH</text:span></text:p>
          </draw:text-box>
        </draw:frame>
        <draw:frame draw:style-name="gr74" draw:text-style-name="P15" draw:layer="layout" svg:width="1.424cm" svg:height="0.268cm" svg:x="1.463cm" svg:y="7.663cm">
          <draw:text-box>
            <text:p text:style-name="P11"><text:span text:style-name="T8">DEXT</text:span><text:span text:style-name="T8">ERITY</text:span></text:p>
          </draw:text-box>
        </draw:frame>
        <draw:frame draw:style-name="gr75" draw:text-style-name="P15" draw:layer="layout" svg:width="1.932cm" svg:height="0.268cm" svg:x="1.21cm" svg:y="10.177cm">
          <draw:text-box>
            <text:p text:style-name="P11"><text:span text:style-name="T8">CONS</text:span><text:span text:style-name="T8">TITUTI</text:span><text:span text:style-name="T8">ON</text:span></text:p>
          </draw:text-box>
        </draw:frame>
        <draw:frame draw:style-name="gr76" draw:text-style-name="P15" draw:layer="layout" svg:width="1.822cm" svg:height="0.268cm" svg:x="1.27cm" svg:y="12.714cm">
          <draw:text-box>
            <text:p text:style-name="P11"><text:span text:style-name="T8">INTEL</text:span><text:span text:style-name="T8">LIGEN</text:span><text:span text:style-name="T8">CE</text:span></text:p>
          </draw:text-box>
        </draw:frame>
        <draw:frame draw:style-name="gr77" draw:text-style-name="P15" draw:layer="layout" svg:width="1.12cm" svg:height="0.268cm" svg:x="1.556cm" svg:y="15.238cm">
          <draw:text-box>
            <text:p text:style-name="P11"><text:span text:style-name="T8">WISD</text:span><text:span text:style-name="T8">OM</text:span></text:p>
          </draw:text-box>
        </draw:frame>
        <draw:frame draw:style-name="gr78" draw:text-style-name="P15" draw:layer="layout" svg:width="1.374cm" svg:height="0.268cm" svg:x="1.464cm" svg:y="17.757cm">
          <draw:text-box>
            <text:p text:style-name="P11"><text:span text:style-name="T8">CHAR</text:span><text:span text:style-name="T8">ISMA</text:span></text:p>
          </draw:text-box>
        </draw:frame>
        <draw:path draw:style-name="gr79" draw:text-style-name="P16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0" draw:text-style-name="P15" draw:layer="layout" svg:width="2.203cm" svg:height="0.268cm" svg:x="4.397cm" svg:y="10.254cm">
          <draw:text-box>
            <text:p text:style-name="P11"><text:span text:style-name="T8">SAVIN</text:span><text:span text:style-name="T8">G </text:span><text:span text:style-name="T8">THRO</text:span><text:span text:style-name="T8">WS</text:span></text:p>
          </draw:text-box>
        </draw:frame>
        <draw:frame draw:style-name="gr81" draw:text-style-name="P14" draw:layer="layout" svg:width="1.492cm" svg:height="0.239cm" svg:x="5.163cm" svg:y="4.812cm">
          <draw:text-box>
            <text:p text:style-name="P11"><text:span text:style-name="T11">INSPIR</text:span><text:span text:style-name="T11">ATION</text:span></text:p>
          </draw:text-box>
        </draw:frame>
        <draw:path draw:style-name="gr4" draw:text-style-name="P8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4" draw:text-style-name="P8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82" draw:text-style-name="P15" draw:layer="layout" svg:width="0.883cm" svg:height="0.268cm" svg:x="4.94cm" svg:y="20.11cm">
          <draw:text-box>
            <text:p text:style-name="P11"><text:span text:style-name="T8">SKILL</text:span><text:span text:style-name="T8">S</text:span></text:p>
          </draw:text-box>
        </draw:frame>
        <draw:frame draw:style-name="gr83" draw:text-style-name="P17" draw:layer="layout" svg:width="3.617cm" svg:height="0.408cm" svg:x="9.597cm" svg:y="1.764cm">
          <draw:text-box>
            <text:p text:style-name="P11"><text:span text:style-name="T12">Ci</text:span><text:span text:style-name="T12">rcl</text:span><text:span text:style-name="T12">e </text:span><text:span text:style-name="T12">of </text:span><text:span text:style-name="T12">th</text:span><text:span text:style-name="T12">e </text:span><text:span text:style-name="T12">M</text:span><text:span text:style-name="T12">oo</text:span><text:span text:style-name="T12">n <text:s/></text:span><text:span text:style-name="T12">Dr</text:span><text:span text:style-name="T12">ui</text:span><text:span text:style-name="T12">d </text:span><text:span text:style-name="T12">2</text:span></text:p>
          </draw:text-box>
        </draw:frame>
        <draw:frame draw:style-name="gr84" draw:text-style-name="P18" draw:layer="layout" svg:width="1.801cm" svg:height="0.763cm" svg:x="13.622cm" svg:y="1.579cm">
          <draw:text-box>
            <text:p text:style-name="P11"><text:span text:style-name="T13">Farme</text:span><text:span text:style-name="T13">r</text:span></text:p>
          </draw:text-box>
        </draw:frame>
        <draw:frame draw:style-name="gr85" draw:text-style-name="P18" draw:layer="layout" svg:width="1.568cm" svg:height="0.763cm" svg:x="17.014cm" svg:y="1.579cm">
          <draw:text-box>
            <text:p text:style-name="P11"><text:span text:style-name="T13">Ay</text:span><text:span text:style-name="T13">ay</text:span><text:span text:style-name="T13">a</text:span></text:p>
          </draw:text-box>
        </draw:frame>
        <draw:frame draw:style-name="gr86" draw:text-style-name="P19" draw:layer="layout" svg:width="2.085cm" svg:height="1.013cm" svg:x="3.753cm" svg:y="2.004cm">
          <draw:text-box>
            <text:p text:style-name="P11"><text:span text:style-name="T14">O</text:span><text:span text:style-name="T14">wl</text:span><text:span text:style-name="T14">e</text:span><text:span text:style-name="T14">x</text:span></text:p>
          </draw:text-box>
        </draw:frame>
        <draw:frame draw:style-name="gr87" draw:text-style-name="P20" draw:layer="layout" svg:width="3.787cm" svg:height="0.657cm" svg:x="9.562cm" svg:y="2.552cm">
          <draw:text-box>
            <text:p text:style-name="P11"><text:span text:style-name="T15">Lightf</text:span><text:span text:style-name="T15">oot </text:span><text:span text:style-name="T15">Halfli</text:span><text:span text:style-name="T15">ng</text:span></text:p>
          </draw:text-box>
        </draw:frame>
        <draw:frame draw:style-name="gr88" draw:text-style-name="P21" draw:layer="layout" svg:width="3.135cm" svg:height="0.712cm" svg:x="13.6cm" svg:y="2.526cm">
          <draw:text-box>
            <text:p text:style-name="P11"><text:span text:style-name="T16">Ne</text:span><text:span text:style-name="T16">utr</text:span><text:span text:style-name="T16">al </text:span><text:span text:style-name="T16">Go</text:span><text:span text:style-name="T16">od</text:span></text:p>
          </draw:text-box>
        </draw:frame>
        <draw:frame draw:style-name="gr89" draw:text-style-name="P22" draw:layer="layout" svg:width="0.881cm" svg:height="1.263cm" svg:x="1.777cm" svg:y="5.23cm">
          <draw:text-box>
            <text:p text:style-name="P11"><text:span text:style-name="T17">2</text:span></text:p>
          </draw:text-box>
        </draw:frame>
        <draw:frame draw:style-name="gr90" draw:text-style-name="P23" draw:layer="layout" svg:width="0.563cm" svg:height="0.81cm" svg:x="3.634cm" svg:y="5.835cm">
          <draw:text-box>
            <text:p text:style-name="P11"><text:span text:style-name="T18">2</text:span></text:p>
          </draw:text-box>
        </draw:frame>
        <draw:frame draw:style-name="gr91" draw:text-style-name="P24" draw:layer="layout" svg:width="0.823cm" svg:height="1.064cm" svg:x="8.327cm" svg:y="4.86cm">
          <draw:text-box>
            <text:p text:style-name="P11"><text:span text:style-name="T19">1</text:span><text:span text:style-name="T19">2</text:span></text:p>
          </draw:text-box>
        </draw:frame>
        <draw:frame draw:style-name="gr92" draw:text-style-name="P25" draw:layer="layout" svg:width="1.163cm" svg:height="1.669cm" svg:x="10.397cm" svg:y="4.671cm">
          <draw:text-box>
            <text:p text:style-name="P11"><text:span text:style-name="T20">2</text:span></text:p>
          </draw:text-box>
        </draw:frame>
        <draw:frame draw:style-name="gr93" draw:text-style-name="P26" draw:layer="layout" svg:width="1.103cm" svg:height="1.415cm" svg:x="12.228cm" svg:y="4.803cm">
          <draw:text-box>
            <text:p text:style-name="P11"><text:span text:style-name="T21">2</text:span><text:span text:style-name="T21">5</text:span></text:p>
          </draw:text-box>
        </draw:frame>
        <draw:frame draw:style-name="gr94" draw:text-style-name="P27" draw:layer="layout" svg:width="5.734cm" svg:height="0.56cm" svg:x="14.842cm" svg:y="5.006cm">
          <draw:text-box>
            <text:p text:style-name="P11"><text:span text:style-name="T22">I </text:span><text:span text:style-name="T22">enjo</text:span><text:span text:style-name="T22">y </text:span><text:span text:style-name="T22">sittin</text:span><text:span text:style-name="T22">g in </text:span><text:span text:style-name="T22">quiet </text:span><text:span text:style-name="T22">solit</text:span><text:span text:style-name="T22">ude.</text:span></text:p>
          </draw:text-box>
        </draw:frame>
        <draw:frame draw:style-name="gr95" draw:text-style-name="P27" draw:layer="layout" svg:width="5.002cm" svg:height="0.56cm" svg:x="14.842cm" svg:y="5.782cm">
          <draw:text-box>
            <text:p text:style-name="P11"><text:span text:style-name="T22">I talk </text:span><text:span text:style-name="T22">abo</text:span><text:span text:style-name="T22">ut </text:span><text:span text:style-name="T22">my </text:span><text:span text:style-name="T22">famil</text:span><text:span text:style-name="T22">y a </text:span><text:span text:style-name="T22">lot.</text:span></text:p>
          </draw:text-box>
        </draw:frame>
        <draw:frame draw:style-name="gr96" draw:text-style-name="P28" draw:layer="layout" svg:width="0.476cm" svg:height="0.611cm" svg:x="1.779cm" svg:y="6.496cm">
          <draw:text-box>
            <text:p text:style-name="P11"><text:span text:style-name="T23">15</text:span></text:p>
          </draw:text-box>
        </draw:frame>
        <draw:frame draw:style-name="gr97" draw:text-style-name="P17" draw:layer="layout" svg:width="0.281cm" svg:height="0.408cm" svg:x="4.152cm" svg:y="7.228cm">
          <draw:text-box>
            <text:p text:style-name="P11"><text:span text:style-name="T12">2</text:span></text:p>
          </draw:text-box>
        </draw:frame>
        <draw:frame draw:style-name="gr89" draw:text-style-name="P22" draw:layer="layout" svg:width="0.881cm" svg:height="1.263cm" svg:x="1.777cm" svg:y="7.77cm">
          <draw:text-box>
            <text:p text:style-name="P11"><text:span text:style-name="T17">2</text:span></text:p>
          </draw:text-box>
        </draw:frame>
        <draw:frame draw:style-name="gr98" draw:text-style-name="P29" draw:layer="layout" svg:width="5.184cm" svg:height="0.454cm" svg:x="14.842cm" svg:y="7.454cm">
          <draw:text-box>
            <text:p text:style-name="P11"><text:span text:style-name="T24">Bala</text:span><text:span text:style-name="T24">nce. I </text:span><text:span text:style-name="T24">see </text:span><text:span text:style-name="T24">life </text:span><text:span text:style-name="T24">and </text:span><text:span text:style-name="T24">death </text:span><text:span text:style-name="T24">every</text:span></text:p>
          </draw:text-box>
        </draw:frame>
        <draw:frame draw:style-name="gr99" draw:text-style-name="P29" draw:layer="layout" svg:width="4.201cm" svg:height="0.454cm" svg:x="14.842cm" svg:y="7.772cm">
          <draw:text-box>
            <text:p text:style-name="P11"><text:span text:style-name="T24">day </text:span><text:span text:style-name="T24">on </text:span><text:span text:style-name="T24">the </text:span><text:span text:style-name="T24">farm, </text:span><text:span text:style-name="T24">and I </text:span><text:span text:style-name="T24">know</text:span></text:p>
          </draw:text-box>
        </draw:frame>
        <draw:frame draw:style-name="gr100" draw:text-style-name="P29" draw:layer="layout" svg:width="4.646cm" svg:height="0.454cm" svg:x="14.842cm" svg:y="8.089cm">
          <draw:text-box>
            <text:p text:style-name="P11"><text:span text:style-name="T24">every</text:span><text:span text:style-name="T24">thing </text:span><text:span text:style-name="T24">is a </text:span><text:span text:style-name="T24">circle</text:span><text:span text:style-name="T24">. </text:span><text:span text:style-name="T24">(Neut</text:span><text:span text:style-name="T24">ral)</text:span></text:p>
          </draw:text-box>
        </draw:frame>
        <draw:frame draw:style-name="gr96" draw:text-style-name="P28" draw:layer="layout" svg:width="0.476cm" svg:height="0.611cm" svg:x="1.779cm" svg:y="9.036cm">
          <draw:text-box>
            <text:p text:style-name="P11"><text:span text:style-name="T23">14</text:span></text:p>
          </draw:text-box>
        </draw:frame>
        <draw:frame draw:style-name="gr101" draw:text-style-name="P20" draw:layer="layout" svg:width="5.057cm" svg:height="0.657cm" svg:x="14.842cm" svg:y="9.389cm">
          <draw:text-box>
            <text:p text:style-name="P11"><text:span text:style-name="T15"><text:s/></text:span><text:span text:style-name="T15">I </text:span><text:span text:style-name="T15">wan</text:span><text:span text:style-name="T15">t to </text:span><text:span text:style-name="T15">be </text:span><text:span text:style-name="T15">the </text:span><text:span text:style-name="T15">bes</text:span><text:span text:style-name="T15">t at</text:span></text:p>
          </draw:text-box>
        </draw:frame>
        <draw:frame draw:style-name="gr102" draw:text-style-name="P20" draw:layer="layout" svg:width="2.237cm" svg:height="0.657cm" svg:x="14.842cm" svg:y="9.848cm">
          <draw:text-box>
            <text:p text:style-name="P11"><text:span text:style-name="T15">wha</text:span><text:span text:style-name="T15">t I </text:span><text:span text:style-name="T15">do. </text:span></text:p>
          </draw:text-box>
        </draw:frame>
        <draw:frame draw:style-name="gr89" draw:text-style-name="P22" draw:layer="layout" svg:width="0.881cm" svg:height="1.263cm" svg:x="1.63cm" svg:y="10.285cm">
          <draw:text-box>
            <text:p text:style-name="P11"><text:span text:style-name="T17">-1</text:span></text:p>
          </draw:text-box>
        </draw:frame>
        <draw:frame draw:style-name="gr103" draw:text-style-name="P29" draw:layer="layout" svg:width="0.317cm" svg:height="0.454cm" svg:x="8.784cm" svg:y="11.155cm">
          <draw:text-box>
            <text:p text:style-name="P11"><text:span text:style-name="T24">2</text:span></text:p>
          </draw:text-box>
        </draw:frame>
        <draw:frame draw:style-name="gr104" draw:text-style-name="P28" draw:layer="layout" svg:width="0.422cm" svg:height="0.611cm" svg:x="1.897cm" svg:y="11.551cm">
          <draw:text-box>
            <text:p text:style-name="P11"><text:span text:style-name="T23">8</text:span></text:p>
          </draw:text-box>
        </draw:frame>
        <draw:frame draw:style-name="gr105" draw:text-style-name="P19" draw:layer="layout" svg:width="0.705cm" svg:height="1.013cm" svg:x="9.102cm" svg:y="11.529cm">
          <draw:text-box>
            <text:p text:style-name="P11"><text:span text:style-name="T14">1</text:span></text:p>
          </draw:text-box>
        </draw:frame>
        <draw:frame draw:style-name="gr106" draw:text-style-name="P23" draw:layer="layout" svg:width="5.667cm" svg:height="0.81cm" svg:x="14.842cm" svg:y="11.304cm">
          <draw:text-box>
            <text:p text:style-name="P11"><text:span text:style-name="T18"><text:s/></text:span><text:span text:style-name="T18">I </text:span><text:span text:style-name="T18">do</text:span><text:span text:style-name="T18">n't </text:span><text:span text:style-name="T18">tru</text:span><text:span text:style-name="T18">st </text:span><text:span text:style-name="T18">cit</text:span><text:span text:style-name="T18">y </text:span><text:span text:style-name="T18">fol</text:span><text:span text:style-name="T18">k.</text:span></text:p>
          </draw:text-box>
        </draw:frame>
        <draw:frame draw:style-name="gr89" draw:text-style-name="P22" draw:layer="layout" svg:width="0.881cm" svg:height="1.263cm" svg:x="1.777cm" svg:y="12.825cm">
          <draw:text-box>
            <text:p text:style-name="P11"><text:span text:style-name="T17">2</text:span></text:p>
          </draw:text-box>
        </draw:frame>
        <draw:frame draw:style-name="gr97" draw:text-style-name="P17" draw:layer="layout" svg:width="0.281cm" svg:height="0.408cm" svg:x="4.152cm" svg:y="7.704cm">
          <draw:text-box>
            <text:p text:style-name="P11"><text:span text:style-name="T12">2</text:span></text:p>
          </draw:text-box>
        </draw:frame>
        <draw:frame draw:style-name="gr97" draw:text-style-name="P17" draw:layer="layout" svg:width="0.281cm" svg:height="0.408cm" svg:x="4.105cm" svg:y="8.18cm">
          <draw:text-box>
            <text:p text:style-name="P11"><text:span text:style-name="T12">-1</text:span></text:p>
          </draw:text-box>
        </draw:frame>
        <draw:frame draw:style-name="gr97" draw:text-style-name="P17" draw:layer="layout" svg:width="0.281cm" svg:height="0.408cm" svg:x="4.152cm" svg:y="8.657cm">
          <draw:text-box>
            <text:p text:style-name="P11"><text:span text:style-name="T12">4</text:span></text:p>
          </draw:text-box>
        </draw:frame>
        <draw:frame draw:style-name="gr97" draw:text-style-name="P17" draw:layer="layout" svg:width="0.281cm" svg:height="0.408cm" svg:x="4.152cm" svg:y="9.135cm">
          <draw:text-box>
            <text:p text:style-name="P11"><text:span text:style-name="T12">3</text:span></text:p>
          </draw:text-box>
        </draw:frame>
        <draw:frame draw:style-name="gr97" draw:text-style-name="P17" draw:layer="layout" svg:width="0.281cm" svg:height="0.408cm" svg:x="4.152cm" svg:y="9.607cm">
          <draw:text-box>
            <text:p text:style-name="P11"><text:span text:style-name="T12">0</text:span></text:p>
          </draw:text-box>
        </draw:frame>
        <draw:frame draw:style-name="gr97" draw:text-style-name="P17" draw:layer="layout" svg:width="0.281cm" svg:height="0.408cm" svg:x="4.127cm" svg:y="11.29cm">
          <draw:text-box>
            <text:p text:style-name="P11"><text:span text:style-name="T12">2</text:span></text:p>
          </draw:text-box>
        </draw:frame>
        <draw:frame draw:style-name="gr97" draw:text-style-name="P17" draw:layer="layout" svg:width="0.281cm" svg:height="0.408cm" svg:x="4.127cm" svg:y="11.768cm">
          <draw:text-box>
            <text:p text:style-name="P11"><text:span text:style-name="T12">3</text:span></text:p>
          </draw:text-box>
        </draw:frame>
        <draw:frame draw:style-name="gr97" draw:text-style-name="P17" draw:layer="layout" svg:width="0.281cm" svg:height="0.408cm" svg:x="4.127cm" svg:y="12.72cm">
          <draw:text-box>
            <text:p text:style-name="P11"><text:span text:style-name="T12">2</text:span></text:p>
          </draw:text-box>
        </draw:frame>
        <draw:frame draw:style-name="gr97" draw:text-style-name="P17" draw:layer="layout" svg:width="0.281cm" svg:height="0.408cm" svg:x="4.127cm" svg:y="13.198cm">
          <draw:text-box>
            <text:p text:style-name="P11"><text:span text:style-name="T12">0</text:span></text:p>
          </draw:text-box>
        </draw:frame>
        <draw:frame draw:style-name="gr97" draw:text-style-name="P17" draw:layer="layout" svg:width="0.281cm" svg:height="0.408cm" svg:x="4.127cm" svg:y="13.675cm">
          <draw:text-box>
            <text:p text:style-name="P11"><text:span text:style-name="T12">2</text:span></text:p>
          </draw:text-box>
        </draw:frame>
        <draw:frame draw:style-name="gr97" draw:text-style-name="P17" draw:layer="layout" svg:width="0.281cm" svg:height="0.408cm" svg:x="4.127cm" svg:y="14.15cm">
          <draw:text-box>
            <text:p text:style-name="P11"><text:span text:style-name="T12">3</text:span></text:p>
          </draw:text-box>
        </draw:frame>
        <draw:frame draw:style-name="gr97" draw:text-style-name="P17" draw:layer="layout" svg:width="0.281cm" svg:height="0.408cm" svg:x="4.127cm" svg:y="14.625cm">
          <draw:text-box>
            <text:p text:style-name="P11"><text:span text:style-name="T12">0</text:span></text:p>
          </draw:text-box>
        </draw:frame>
        <draw:frame draw:style-name="gr107" draw:text-style-name="P30" draw:layer="layout" svg:width="0.14cm" svg:height="0.166cm" svg:x="3.625cm" svg:y="8.804cm">
          <draw:text-box>
            <text:p text:style-name="P11"><text:span text:style-name="T25">●</text:span></text:p>
          </draw:text-box>
        </draw:frame>
        <draw:frame draw:style-name="gr107" draw:text-style-name="P30" draw:layer="layout" svg:width="0.14cm" svg:height="0.166cm" svg:x="3.625cm" svg:y="9.279cm">
          <draw:text-box>
            <text:p text:style-name="P11"><text:span text:style-name="T25">●</text:span></text:p>
          </draw:text-box>
        </draw:frame>
        <draw:frame draw:style-name="gr96" draw:text-style-name="P28" draw:layer="layout" svg:width="0.476cm" svg:height="0.611cm" svg:x="1.779cm" svg:y="14.091cm">
          <draw:text-box>
            <text:p text:style-name="P11"><text:span text:style-name="T23">14</text:span></text:p>
          </draw:text-box>
        </draw:frame>
        <draw:frame draw:style-name="gr97" draw:text-style-name="P17" draw:layer="layout" svg:width="0.281cm" svg:height="0.408cm" svg:x="4.127cm" svg:y="15.105cm">
          <draw:text-box>
            <text:p text:style-name="P11"><text:span text:style-name="T12">2</text:span></text:p>
          </draw:text-box>
        </draw:frame>
        <draw:frame draw:style-name="gr89" draw:text-style-name="P22" draw:layer="layout" svg:width="0.881cm" svg:height="1.263cm" svg:x="1.777cm" svg:y="15.34cm">
          <draw:text-box>
            <text:p text:style-name="P11"><text:span text:style-name="T17">1</text:span></text:p>
          </draw:text-box>
        </draw:frame>
        <draw:frame draw:style-name="gr97" draw:text-style-name="P17" draw:layer="layout" svg:width="0.281cm" svg:height="0.408cm" svg:x="4.127cm" svg:y="12.245cm">
          <draw:text-box>
            <text:p text:style-name="P11"><text:span text:style-name="T12">2</text:span></text:p>
          </draw:text-box>
        </draw:frame>
        <draw:frame draw:style-name="gr97" draw:text-style-name="P17" draw:layer="layout" svg:width="0.281cm" svg:height="0.408cm" svg:x="4.127cm" svg:y="16.533cm">
          <draw:text-box>
            <text:p text:style-name="P11"><text:span text:style-name="T12">1</text:span></text:p>
          </draw:text-box>
        </draw:frame>
        <draw:frame draw:style-name="gr96" draw:text-style-name="P28" draw:layer="layout" svg:width="0.476cm" svg:height="0.611cm" svg:x="1.779cm" svg:y="16.606cm">
          <draw:text-box>
            <text:p text:style-name="P11"><text:span text:style-name="T23">13</text:span></text:p>
          </draw:text-box>
        </draw:frame>
        <draw:frame draw:style-name="gr89" draw:text-style-name="P22" draw:layer="layout" svg:width="0.881cm" svg:height="1.263cm" svg:x="1.777cm" svg:y="17.854cm">
          <draw:text-box>
            <text:p text:style-name="P11"><text:span text:style-name="T17">0</text:span></text:p>
          </draw:text-box>
        </draw:frame>
        <draw:frame draw:style-name="gr97" draw:text-style-name="P17" draw:layer="layout" svg:width="0.281cm" svg:height="0.408cm" svg:x="4.127cm" svg:y="16.058cm">
          <draw:text-box>
            <text:p text:style-name="P11"><text:span text:style-name="T12">4</text:span></text:p>
          </draw:text-box>
        </draw:frame>
        <draw:frame draw:style-name="gr97" draw:text-style-name="P17" draw:layer="layout" svg:width="0.281cm" svg:height="0.408cm" svg:x="4.127cm" svg:y="17.008cm">
          <draw:text-box>
            <text:p text:style-name="P11"><text:span text:style-name="T12">0</text:span></text:p>
          </draw:text-box>
        </draw:frame>
        <draw:frame draw:style-name="gr97" draw:text-style-name="P17" draw:layer="layout" svg:width="0.281cm" svg:height="0.408cm" svg:x="4.127cm" svg:y="15.578cm">
          <draw:text-box>
            <text:p text:style-name="P11"><text:span text:style-name="T12">1</text:span></text:p>
          </draw:text-box>
        </draw:frame>
        <draw:frame draw:style-name="gr97" draw:text-style-name="P17" draw:layer="layout" svg:width="0.281cm" svg:height="0.408cm" svg:x="4.127cm" svg:y="17.96cm">
          <draw:text-box>
            <text:p text:style-name="P11"><text:span text:style-name="T12">2</text:span></text:p>
          </draw:text-box>
        </draw:frame>
        <draw:frame draw:style-name="gr97" draw:text-style-name="P17" draw:layer="layout" svg:width="0.281cm" svg:height="0.408cm" svg:x="4.127cm" svg:y="18.915cm">
          <draw:text-box>
            <text:p text:style-name="P11"><text:span text:style-name="T12">2</text:span></text:p>
          </draw:text-box>
        </draw:frame>
        <draw:frame draw:style-name="gr107" draw:text-style-name="P30" draw:layer="layout" svg:width="0.14cm" svg:height="0.166cm" svg:x="3.625cm" svg:y="11.916cm">
          <draw:text-box>
            <text:p text:style-name="P11"><text:span text:style-name="T25">●</text:span></text:p>
          </draw:text-box>
        </draw:frame>
        <draw:frame draw:style-name="gr107" draw:text-style-name="P30" draw:layer="layout" svg:width="0.14cm" svg:height="0.166cm" svg:x="3.625cm" svg:y="14.298cm">
          <draw:text-box>
            <text:p text:style-name="P11"><text:span text:style-name="T25">●</text:span></text:p>
          </draw:text-box>
        </draw:frame>
        <draw:frame draw:style-name="gr107" draw:text-style-name="P30" draw:layer="layout" svg:width="0.14cm" svg:height="0.166cm" svg:x="3.625cm" svg:y="16.201cm">
          <draw:text-box>
            <text:p text:style-name="P11"><text:span text:style-name="T25">●</text:span></text:p>
          </draw:text-box>
        </draw:frame>
        <draw:frame draw:style-name="gr107" draw:text-style-name="P30" draw:layer="layout" svg:width="0.14cm" svg:height="0.166cm" svg:x="3.625cm" svg:y="19.537cm">
          <draw:text-box>
            <text:p text:style-name="P11"><text:span text:style-name="T25">●</text:span></text:p>
          </draw:text-box>
        </draw:frame>
        <draw:frame draw:style-name="gr97" draw:text-style-name="P17" draw:layer="layout" svg:width="0.281cm" svg:height="0.408cm" svg:x="4.127cm" svg:y="17.485cm">
          <draw:text-box>
            <text:p text:style-name="P11"><text:span text:style-name="T12">0</text:span></text:p>
          </draw:text-box>
        </draw:frame>
        <draw:frame draw:style-name="gr108" draw:text-style-name="P31" draw:layer="layout" svg:width="0.391cm" svg:height="0.505cm" svg:x="10.334cm" svg:y="6.865cm">
          <draw:text-box>
            <text:p text:style-name="P11"><text:span text:style-name="T26">11</text:span></text:p>
          </draw:text-box>
        </draw:frame>
        <draw:frame draw:style-name="gr109" draw:text-style-name="P32" draw:layer="layout" svg:width="1.179cm" svg:height="1.517cm" svg:x="10.195cm" svg:y="7.239cm">
          <draw:text-box>
            <text:p text:style-name="P11"><text:span text:style-name="T27">1</text:span><text:span text:style-name="T27">1</text:span></text:p>
          </draw:text-box>
        </draw:frame>
        <draw:frame draw:style-name="gr110" draw:text-style-name="P32" draw:layer="layout" svg:width="1.057cm" svg:height="1.517cm" svg:x="10.49cm" svg:y="9.068cm">
          <draw:text-box>
            <text:p text:style-name="P11"><text:span text:style-name="T27">0</text:span></text:p>
          </draw:text-box>
        </draw:frame>
        <draw:frame draw:style-name="gr97" draw:text-style-name="P17" draw:layer="layout" svg:width="0.281cm" svg:height="0.408cm" svg:x="4.127cm" svg:y="18.435cm">
          <draw:text-box>
            <text:p text:style-name="P11"><text:span text:style-name="T12">2</text:span></text:p>
          </draw:text-box>
        </draw:frame>
        <draw:frame draw:style-name="gr96" draw:text-style-name="P28" draw:layer="layout" svg:width="0.476cm" svg:height="0.611cm" svg:x="1.779cm" svg:y="19.12cm">
          <draw:text-box>
            <text:p text:style-name="P11"><text:span text:style-name="T23">11</text:span></text:p>
          </draw:text-box>
        </draw:frame>
        <draw:frame draw:style-name="gr97" draw:text-style-name="P17" draw:layer="layout" svg:width="0.281cm" svg:height="0.408cm" svg:x="4.127cm" svg:y="19.39cm">
          <draw:text-box>
            <text:p text:style-name="P11"><text:span text:style-name="T12">3</text:span></text:p>
          </draw:text-box>
        </draw:frame>
        <draw:frame draw:style-name="gr111" draw:text-style-name="P18" draw:layer="layout" svg:width="0.595cm" svg:height="0.763cm" svg:x="1.22cm" svg:y="20.751cm">
          <draw:text-box>
            <text:p text:style-name="P11"><text:span text:style-name="T13">11</text:span></text:p>
          </draw:text-box>
        </draw:frame>
        <draw:frame draw:style-name="gr112" draw:text-style-name="P33" draw:layer="layout" svg:width="5.873cm" svg:height="12.954cm" svg:x="14.493cm" svg:y="13.554cm">
          <draw:text-box>
            <text:p text:style-name="P11"><text:span text:style-name="T28">Luck</text:span><text:span text:style-name="T28">y </text:span><text:span text:style-name="T29">(Raci</text:span><text:span text:style-name="T29">al: </text:span><text:span text:style-name="T29">Halfli</text:span><text:span text:style-name="T29">ng)</text:span></text:p>
            <text:p text:style-name="P11"><text:span text:style-name="T29">Rerol</text:span><text:span text:style-name="T29">l a 1 </text:span><text:span text:style-name="T29">and </text:span><text:span text:style-name="T29">keep </text:span><text:span text:style-name="T29">the </text:span><text:span text:style-name="T29">result</text:span><text:span text:style-name="T29">.</text:span></text:p>
            <text:p text:style-name="P11"><text:span text:style-name="T29"/></text:p>
            <text:p text:style-name="P11"><text:span text:style-name="T28">Brav</text:span><text:span text:style-name="T28">e</text:span><text:span text:style-name="T29"> </text:span><text:span text:style-name="T29">(Raci</text:span><text:span text:style-name="T29">al: </text:span><text:span text:style-name="T29">Halfli</text:span><text:span text:style-name="T29">ng) </text:span></text:p>
            <text:p text:style-name="P11"><text:span text:style-name="T29">Adva</text:span><text:span text:style-name="T29">ntage </text:span><text:span text:style-name="T29">again</text:span><text:span text:style-name="T29">st </text:span><text:span text:style-name="T29">being </text:span><text:span text:style-name="T29">Fright</text:span><text:span text:style-name="T29">ened.</text:span></text:p>
            <text:p text:style-name="P11"><text:span text:style-name="T29"/></text:p>
            <text:p text:style-name="P11"><text:span text:style-name="T28">Halfli</text:span><text:span text:style-name="T28">ng </text:span><text:span text:style-name="T28">Nimb</text:span><text:span text:style-name="T28">lenes</text:span><text:span text:style-name="T28">s </text:span><text:span text:style-name="T29">(Raci</text:span><text:span text:style-name="T29">al: </text:span><text:span text:style-name="T29">Halfli</text:span><text:span text:style-name="T29">ng)</text:span></text:p>
            <text:p text:style-name="P11"><text:span text:style-name="T29">Move </text:span><text:span text:style-name="T29">throu</text:span><text:span text:style-name="T29">gh </text:span><text:span text:style-name="T29">medi</text:span><text:span text:style-name="T29">um or </text:span><text:span text:style-name="T29">large</text:span><text:span text:style-name="T29">r </text:span><text:span text:style-name="T29">creat</text:span><text:span text:style-name="T29">ure.</text:span></text:p>
            <text:p text:style-name="P11"><text:span text:style-name="T29"/></text:p>
            <text:p text:style-name="P11"><text:span text:style-name="T28">Natu</text:span><text:span text:style-name="T28">rally </text:span><text:span text:style-name="T28">Steal</text:span><text:span text:style-name="T28">thy</text:span><text:span text:style-name="T29"> </text:span><text:span text:style-name="T29">(Raci</text:span><text:span text:style-name="T29">al: </text:span><text:span text:style-name="T29">Lightf</text:span><text:span text:style-name="T29">oot </text:span><text:span text:style-name="T29">Halfli</text:span><text:span text:style-name="T29">ng)</text:span></text:p>
            <text:p text:style-name="P11"><text:span text:style-name="T29">Hide </text:span><text:span text:style-name="T29">behin</text:span><text:span text:style-name="T29">d </text:span><text:span text:style-name="T29">medi</text:span><text:span text:style-name="T29">um or </text:span><text:span text:style-name="T29">large</text:span><text:span text:style-name="T29">r </text:span><text:span text:style-name="T29">creat</text:span><text:span text:style-name="T29">ure.</text:span></text:p>
            <text:p text:style-name="P11"><text:span text:style-name="T29"/></text:p>
            <text:p text:style-name="P11"><text:span text:style-name="T28">Farm</text:span><text:span text:style-name="T28">hand </text:span><text:span text:style-name="T29">(Back</text:span><text:span text:style-name="T29">grou</text:span><text:span text:style-name="T29">nd: </text:span><text:span text:style-name="T29">Farm</text:span><text:span text:style-name="T29">er)</text:span></text:p>
            <text:p text:style-name="P11"><text:span text:style-name="T29">Lodgi</text:span><text:span text:style-name="T29">ng + </text:span><text:span text:style-name="T29">5 SP </text:span><text:span text:style-name="T29">per </text:span><text:span text:style-name="T29">day </text:span><text:span text:style-name="T29">worki</text:span><text:span text:style-name="T29">ng on </text:span><text:span text:style-name="T29">a </text:span><text:span text:style-name="T29">farm.</text:span></text:p>
            <text:p text:style-name="P11"><text:span text:style-name="T29"/></text:p>
            <text:p text:style-name="P11"><text:span text:style-name="T28">Beas</text:span><text:span text:style-name="T28">t </text:span><text:span text:style-name="T28">Shap</text:span><text:span text:style-name="T28">e</text:span><text:span text:style-name="T29"> </text:span><text:span text:style-name="T29">(Circl</text:span><text:span text:style-name="T29">e of </text:span><text:span text:style-name="T29">the </text:span><text:span text:style-name="T29">Moon </text:span><text:span text:style-name="T29">Circl</text:span><text:span text:style-name="T29">e)</text:span></text:p>
            <text:p text:style-name="P11"><text:span text:style-name="T29">Trans</text:span><text:span text:style-name="T29">form </text:span><text:span text:style-name="T29">2 per </text:span><text:span text:style-name="T29">day </text:span><text:span text:style-name="T29">for 1 </text:span><text:span text:style-name="T29">hour. </text:span><text:span text:style-name="T29">CR </text:span><text:span text:style-name="T29">&lt;= 1.</text:span></text:p>
            <text:p text:style-name="P11"><text:span text:style-name="T29"/></text:p>
            <text:p text:style-name="P11"><text:span text:style-name="T28">Com</text:span><text:span text:style-name="T28">bat </text:span><text:span text:style-name="T28">Wild </text:span><text:span text:style-name="T28">Shap</text:span><text:span text:style-name="T28">e</text:span><text:span text:style-name="T29"> </text:span><text:span text:style-name="T29">(Circl</text:span><text:span text:style-name="T29">e of </text:span><text:span text:style-name="T29">the </text:span><text:span text:style-name="T29">Moon</text:span><text:span text:style-name="T29">)</text:span></text:p>
            <text:p text:style-name="P11"><text:span text:style-name="T29">Wild </text:span><text:span text:style-name="T29">Shap</text:span><text:span text:style-name="T29">e is a </text:span><text:span text:style-name="T29">bonu</text:span><text:span text:style-name="T29">s </text:span><text:span text:style-name="T29">actio</text:span><text:span text:style-name="T29">n. </text:span><text:span text:style-name="T29">Can </text:span><text:span text:style-name="T29">use a </text:span><text:span text:style-name="T29">bonu</text:span><text:span text:style-name="T29">s </text:span><text:span text:style-name="T29">actio</text:span><text:span text:style-name="T29">n </text:span><text:span text:style-name="T29">while </text:span><text:span text:style-name="T29">transf</text:span><text:span text:style-name="T29">orme</text:span><text:span text:style-name="T29">d to </text:span><text:span text:style-name="T29">expe</text:span><text:span text:style-name="T29">nd a </text:span><text:span text:style-name="T29">spell </text:span><text:span text:style-name="T29">slot </text:span><text:span text:style-name="T29">and </text:span><text:span text:style-name="T29">regai</text:span><text:span text:style-name="T29">n 1d8 </text:span><text:span text:style-name="T29">hit </text:span><text:span text:style-name="T29">point</text:span><text:span text:style-name="T29">s per </text:span><text:span text:style-name="T29">level </text:span><text:span text:style-name="T29">of the </text:span><text:span text:style-name="T29">spell </text:span><text:span text:style-name="T29">slot </text:span><text:span text:style-name="T29">expe</text:span><text:span text:style-name="T29">nded.</text:span></text:p>
          </draw:text-box>
        </draw:frame>
        <draw:frame draw:style-name="gr113" draw:text-style-name="P34" draw:layer="layout" svg:width="5.588cm" svg:height="4.318cm" svg:x="1.316cm" svg:y="22.19cm">
          <draw:text-box>
            <text:p><text:span text:style-name="T30">Light </text:span><text:span text:style-name="T30">Armo</text:span><text:span text:style-name="T30">r, </text:span><text:span text:style-name="T30">Medi</text:span><text:span text:style-name="T30">um </text:span><text:span text:style-name="T30">Armo</text:span><text:span text:style-name="T30">r, </text:span><text:span text:style-name="T30">Shiel</text:span><text:span text:style-name="T30">ds</text:span></text:p>
            <text:p><text:span text:style-name="T30"/></text:p>
            <text:p><text:span text:style-name="T30">Club, </text:span><text:span text:style-name="T30">Dagg</text:span><text:span text:style-name="T30">er, </text:span><text:span text:style-name="T30">Dart, </text:span><text:span text:style-name="T30">Javel</text:span><text:span text:style-name="T30">in, </text:span><text:span text:style-name="T30">Mace</text:span><text:span text:style-name="T30">, </text:span><text:span text:style-name="T30">Quart</text:span><text:span text:style-name="T30">ersta</text:span><text:span text:style-name="T30">ff, </text:span><text:span text:style-name="T30">Scimi</text:span><text:span text:style-name="T30">tar, </text:span><text:span text:style-name="T30">Sickl</text:span><text:span text:style-name="T30">e, </text:span><text:span text:style-name="T30">Sling </text:span><text:span text:style-name="T30">Spea</text:span><text:span text:style-name="T30">r</text:span></text:p>
            <text:p><text:span text:style-name="T30"/></text:p>
            <text:p><text:span text:style-name="T30">Lang</text:span><text:span text:style-name="T30">uage</text:span><text:span text:style-name="T30">s: </text:span><text:span text:style-name="T30">Com</text:span><text:span text:style-name="T30">mon, </text:span><text:span text:style-name="T30">Druid</text:span><text:span text:style-name="T30">ic, </text:span><text:span text:style-name="T30">Halfli</text:span><text:span text:style-name="T30">ng</text:span></text:p>
          </draw:text-box>
        </draw:frame>
        <draw:g>
          <draw:polygon draw:style-name="gr2" draw:text-style-name="P3" draw:layer="layout" svg:width="2.256cm" svg:height="0.559cm" svg:x="7.863cm" svg:y="14.533cm" svg:viewBox="0 0 2257 560" draw:points="2257,477 2257,0 84,0 0,83 0,560 2174,560">
            <text:p text:style-name="P2"><text:span text:style-name="T1">Spear </text:span><text:span text:style-name="T1">(</text:span><text:span text:style-name="T31">OneH</text:span><text:span text:style-name="T31">and</text:span><text:span text:style-name="T1">)</text:span></text:p>
          </draw:polygon>
          <draw:polygon draw:style-name="gr2" draw:text-style-name="P5" draw:layer="layout" svg:width="1.1cm" svg:height="0.559cm" svg:x="10.277cm" svg:y="14.533cm" svg:viewBox="0 0 1101 560" draw:points="1101,477 1101,0 84,0 0,83 0,560 1018,560">
            <text:p text:style-name="P4"><text:span text:style-name="T1">+4</text:span></text:p>
          </draw:polygon>
          <draw:polygon draw:style-name="gr2" draw:text-style-name="P6" draw:layer="layout" svg:width="2.191cm" svg:height="0.559cm" svg:x="11.535cm" svg:y="14.533cm" svg:viewBox="0 0 2192 560" draw:points="2192,477 2192,0 84,0 0,83 0,560 2109,560">
            <text:p><text:span text:style-name="T2">1d6+2 </text:span><text:span text:style-name="T1">Pierci</text:span><text:span text:style-name="T1">ng</text:span></text:p>
          </draw:polygon>
        </draw:g>
        <draw:g>
          <draw:polygon draw:style-name="gr2" draw:text-style-name="P3" draw:layer="layout" svg:width="2.256cm" svg:height="0.559cm" svg:x="7.863cm" svg:y="15.233cm" svg:viewBox="0 0 2257 560" draw:points="2257,477 2257,0 84,0 0,83 0,560 2174,560">
            <text:p text:style-name="P2"><text:span text:style-name="T1">Spear </text:span><text:span text:style-name="T1">(</text:span><text:span text:style-name="T31">Two</text:span><text:span text:style-name="T31">Hand</text:span><text:span text:style-name="T1">)</text:span></text:p>
          </draw:polygon>
          <draw:polygon draw:style-name="gr2" draw:text-style-name="P5" draw:layer="layout" svg:width="1.1cm" svg:height="0.559cm" svg:x="10.277cm" svg:y="15.233cm" svg:viewBox="0 0 1101 560" draw:points="1101,477 1101,0 84,0 0,83 0,560 1018,560">
            <text:p text:style-name="P4"><text:span text:style-name="T1">+4</text:span></text:p>
          </draw:polygon>
          <draw:polygon draw:style-name="gr2" draw:text-style-name="P6" draw:layer="layout" svg:width="2.191cm" svg:height="0.559cm" svg:x="11.535cm" svg:y="15.233cm" svg:viewBox="0 0 2192 560" draw:points="2192,477 2192,0 84,0 0,83 0,560 2109,560">
            <text:p><text:span text:style-name="T2">1d8+2 </text:span><text:span text:style-name="T1">Pierci</text:span><text:span text:style-name="T1">ng</text:span></text:p>
          </draw:polygon>
        </draw:g>
        <draw:g>
          <draw:polygon draw:style-name="gr2" draw:text-style-name="P3" draw:layer="layout" svg:width="2.256cm" svg:height="0.559cm" svg:x="7.863cm" svg:y="16.033cm" svg:viewBox="0 0 2257 560" draw:points="2257,477 2257,0 84,0 0,83 0,560 2174,560">
            <text:p text:style-name="P2"><text:span text:style-name="T1">Cure </text:span><text:span text:style-name="T1">Wou</text:span><text:span text:style-name="T1">nds</text:span></text:p>
          </draw:polygon>
          <draw:polygon draw:style-name="gr2" draw:text-style-name="P5" draw:layer="layout" svg:width="1.1cm" svg:height="0.559cm" svg:x="10.277cm" svg:y="16.033cm" svg:viewBox="0 0 1101 560" draw:points="1101,477 1101,0 84,0 0,83 0,560 1018,560">
            <text:p text:style-name="P4"><text:span text:style-name="T1">-</text:span></text:p>
          </draw:polygon>
          <draw:polygon draw:style-name="gr2" draw:text-style-name="P35" draw:layer="layout" svg:width="2.191cm" svg:height="0.559cm" svg:x="11.535cm" svg:y="16.033cm" svg:viewBox="0 0 2192 560" draw:points="2192,477 2192,0 84,0 0,83 0,560 2109,560">
            <text:p><text:span text:style-name="T1">1d8+</text:span><text:span text:style-name="T1">1 </text:span><text:span text:style-name="T1">heali</text:span><text:span text:style-name="T1">ng</text:span></text:p>
          </draw:polygon>
        </draw:g>
        <draw:g>
          <draw:polygon draw:style-name="gr2" draw:text-style-name="P3" draw:layer="layout" svg:width="2.256cm" svg:height="0.559cm" svg:x="7.863cm" svg:y="16.833cm" svg:viewBox="0 0 2257 560" draw:points="2257,477 2257,0 84,0 0,83 0,560 2174,560">
            <text:p text:style-name="P2"><text:span text:style-name="T1">Prima</text:span><text:span text:style-name="T1">l </text:span><text:span text:style-name="T1">Sava</text:span><text:span text:style-name="T1">gery</text:span></text:p>
          </draw:polygon>
          <draw:polygon draw:style-name="gr2" draw:text-style-name="P5" draw:layer="layout" svg:width="1.1cm" svg:height="0.559cm" svg:x="10.277cm" svg:y="16.833cm" svg:viewBox="0 0 1101 560" draw:points="1101,477 1101,0 84,0 0,83 0,560 1018,560">
            <text:p text:style-name="P4"><text:span text:style-name="T1">+3</text:span></text:p>
          </draw:polygon>
          <draw:polygon draw:style-name="gr2" draw:text-style-name="P35" draw:layer="layout" svg:width="2.191cm" svg:height="0.559cm" svg:x="11.535cm" svg:y="16.833cm" svg:viewBox="0 0 2192 560" draw:points="2192,477 2192,0 84,0 0,83 0,560 2109,560">
            <text:p><text:span text:style-name="T1">1d10 </text:span><text:span text:style-name="T1">acid</text:span></text:p>
          </draw:polygon>
        </draw:g>
        <draw:frame draw:style-name="gr114" draw:text-style-name="P36" draw:layer="layout" svg:width="3.947cm" svg:height="4.701cm" svg:x="9.571cm" svg:y="21.174cm">
          <draw:text-box>
            <text:p><text:span text:style-name="T32">Leat</text:span><text:span text:style-name="T32">her </text:span><text:span text:style-name="T32">Arm</text:span><text:span text:style-name="T32">or</text:span></text:p>
            <text:p><text:span text:style-name="T32">Rop</text:span><text:span text:style-name="T32">e </text:span><text:span text:style-name="T32">(50 </text:span><text:span text:style-name="T32">ft.)</text:span></text:p>
            <text:p><text:span text:style-name="T32">Bac</text:span><text:span text:style-name="T32">kpac</text:span><text:span text:style-name="T32">k</text:span></text:p>
            <text:p><text:span text:style-name="T32">Cam</text:span><text:span text:style-name="T32">ping </text:span><text:span text:style-name="T32">Gear </text:span><text:span text:style-name="T32">(Bas</text:span><text:span text:style-name="T32">ic)</text:span></text:p>
            <text:p><text:span text:style-name="T32">Torc</text:span><text:span text:style-name="T32">h </text:span><text:span text:style-name="T32">(x10</text:span><text:span text:style-name="T32">)</text:span></text:p>
            <text:p><text:span text:style-name="T32">Wat</text:span><text:span text:style-name="T32">erski</text:span><text:span text:style-name="T32">n</text:span></text:p>
            <text:p><text:span text:style-name="T32">Dag</text:span><text:span text:style-name="T32">ger</text:span></text:p>
            <text:p><text:span text:style-name="T32">Spea</text:span><text:span text:style-name="T32">r</text:span></text:p>
            <text:p><text:span text:style-name="T32">Com</text:span><text:span text:style-name="T32">mon </text:span><text:span text:style-name="T32">Clot</text:span><text:span text:style-name="T32">hes</text:span></text:p>
            <text:p><text:span text:style-name="T32">Drui</text:span><text:span text:style-name="T32">d </text:span><text:span text:style-name="T32">Foc</text:span><text:span text:style-name="T32">us </text:span><text:span text:style-name="T32">(Per</text:span><text:span text:style-name="T32">sona</text:span><text:span text:style-name="T32">l)</text:span></text:p>
          </draw:text-box>
        </draw:frame>
      </draw:page>
      <draw:page draw:name="page2" draw:style-name="dp1" draw:master-page-name="master-page132">
        <draw:path draw:style-name="gr1" draw:text-style-name="P1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3" draw:text-style-name="P7" draw:layer="layout" svg:width="1.981cm" svg:height="0.153cm" svg:x="5.308cm" svg:y="1.502cm" svg:viewBox="0 0 1982 154" draw:points="1019,154 1982,68 1019,0 0,77">
          <text:p/>
        </draw:polygon>
        <draw:polygon draw:style-name="gr3" draw:text-style-name="P7" draw:layer="layout" svg:width="1.321cm" svg:height="0.102cm" svg:x="5.836cm" svg:y="1.355cm" svg:viewBox="0 0 1322 103" draw:points="681,103 1322,46 681,0 0,52">
          <text:p/>
        </draw:polygon>
        <draw:polygon draw:style-name="gr3" draw:text-style-name="P7" draw:layer="layout" svg:width="0.975cm" svg:height="0.075cm" svg:x="5.491cm" svg:y="1.294cm" svg:viewBox="0 0 976 76" draw:points="502,76 976,35 502,0 0,39">
          <text:p/>
        </draw:polygon>
        <draw:polygon draw:style-name="gr3" draw:text-style-name="P7" draw:layer="layout" svg:width="0.916cm" svg:height="0.07cm" svg:x="6.508cm" svg:y="1.223cm" svg:viewBox="0 0 917 71" draw:points="472,71 917,32 472,0 0,36">
          <text:p/>
        </draw:polygon>
        <draw:polygon draw:style-name="gr3" draw:text-style-name="P7" draw:layer="layout" svg:width="1.318cm" svg:height="0.101cm" svg:x="5.587cm" svg:y="1.645cm" svg:viewBox="0 0 1319 102" draw:points="679,102 1319,46 679,0 0,51">
          <text:p/>
        </draw:polygon>
        <draw:polygon draw:style-name="gr3" draw:text-style-name="P7" draw:layer="layout" svg:width="1.359cm" svg:height="0.104cm" svg:x="1.874cm" svg:y="1.113cm" svg:viewBox="0 0 1360 105" draw:points="700,105 1360,46 700,0 0,52">
          <text:p/>
        </draw:polygon>
        <draw:polygon draw:style-name="gr3" draw:text-style-name="P7" draw:layer="layout" svg:width="1.044cm" svg:height="0.079cm" svg:x="2.148cm" svg:y="1.198cm" svg:viewBox="0 0 1045 80" draw:points="538,80 1045,36 538,0 0,40">
          <text:p/>
        </draw:polygon>
        <draw:polygon draw:style-name="gr3" draw:text-style-name="P7" draw:layer="layout" svg:width="1.044cm" svg:height="0.08cm" svg:x="1.85cm" svg:y="1.496cm" svg:viewBox="0 0 1045 81" draw:points="537,81 1045,36 537,0 0,40">
          <text:p/>
        </draw:polygon>
        <draw:polygon draw:style-name="gr3" draw:text-style-name="P7" draw:layer="layout" svg:width="0.923cm" svg:height="0.071cm" svg:x="2.067cm" svg:y="1.609cm" svg:viewBox="0 0 924 72" draw:points="476,72 924,31 476,0 0,35">
          <text:p/>
        </draw:polygon>
        <draw:polygon draw:style-name="gr5" draw:text-style-name="P7" draw:layer="layout" svg:width="5.274cm" svg:height="5.203cm" svg:x="14.724cm" svg:y="5.024cm" svg:viewBox="0 0 5275 5204" draw:points="5275,5204 0,5204 0,0 5275,0">
          <text:p/>
        </draw:polygon>
        <draw:polygon draw:style-name="gr115" draw:text-style-name="P37" draw:layer="layout" svg:width="4.98cm" svg:height="0.559cm" svg:x="14.868cm" svg:y="5.413cm" svg:viewBox="0 0 4981 560" draw:points="4981,477 4981,0 83,0 0,84 0,560 4898,560">
          <text:p/>
        </draw:polygon>
        <draw:path draw:style-name="gr7" draw:text-style-name="P9" draw:layer="layout" svg:width="0.668cm" svg:height="1.436cm" svg:x="20.289cm" svg:y="1.965cm" svg:viewBox="0 0 669 1437" svg:d="M0 91v1346c515-3 581 0 669-113v-1324c-164 87-334 90-669 91z">
          <text:p/>
        </draw:path>
        <draw:path draw:style-name="gr6" draw:text-style-name="P9" draw:layer="layout" svg:width="0.685cm" svg:height="1.235cm" svg:x="20.267cm" svg:y="2.075cm" svg:viewBox="0 0 686 1236" svg:d="M0 81c573-2 625-42 677-81M22 1218c692 78 633-127 664-133">
          <text:p/>
        </draw:path>
        <draw:path draw:style-name="gr4" draw:text-style-name="P8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4" draw:text-style-name="P8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9" draw:text-style-name="P7" draw:layer="layout" svg:width="11.074cm" svg:height="2.139cm" svg:x="9.225cm" svg:y="1.596cm" svg:viewBox="0 0 11075 2140" draw:points="11075,2140 0,2140 0,0 11075,0">
          <text:p/>
        </draw:polygon>
        <draw:path draw:style-name="gr4" draw:text-style-name="P8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4" draw:text-style-name="P8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3" draw:text-style-name="P7" draw:layer="layout" svg:width="1.253cm" svg:height="1.487cm" svg:x="1.103cm" svg:y="2.129cm" svg:viewBox="0 0 1254 1488" draw:points="0,165 0,1488 1254,1324 1254,0">
          <text:p/>
        </draw:polygon>
        <draw:polygon draw:style-name="gr7" draw:text-style-name="P9" draw:layer="layout" svg:width="1.253cm" svg:height="1.487cm" svg:x="1.103cm" svg:y="2.129cm" svg:viewBox="0 0 1254 1488" draw:points="0,165 0,1488 1254,1324 1254,0">
          <text:p/>
        </draw:polygon>
        <draw:path draw:style-name="gr6" draw:text-style-name="P9" draw:layer="layout" svg:width="1.225cm" svg:height="1.292cm" svg:x="1.131cm" svg:y="2.225cm" svg:viewBox="0 0 1226 1293" svg:d="M0 1293l1226-173M0 156l1226-156">
          <text:p/>
        </draw:path>
        <draw:polygon draw:style-name="gr116" draw:text-style-name="P10" draw:layer="layout" svg:width="0.855cm" svg:height="1.449cm" svg:x="1.501cm" svg:y="2.003cm" svg:viewBox="0 0 856 1450" draw:points="856,126 0,0 0,1324 856,1450">
          <text:p/>
        </draw:polygon>
        <draw:polygon draw:style-name="gr7" draw:text-style-name="P9" draw:layer="layout" svg:width="0.855cm" svg:height="1.449cm" svg:x="1.501cm" svg:y="2.003cm" svg:viewBox="0 0 856 1450" draw:points="856,126 0,0 0,1324 856,1450">
          <text:p/>
        </draw:polygon>
        <draw:path draw:style-name="gr5" draw:text-style-name="P7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6" draw:text-style-name="P9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7" draw:layer="layout" svg:width="0.074cm" svg:height="2.585cm" svg:x="9.151cm" svg:y="1.373cm" svg:viewBox="0 0 75 2586" svg:d="M0 0v2586c37-90 75-127 75-127v-2333c0 0-38-37-75-126z">
          <text:p/>
        </draw:path>
        <draw:path draw:style-name="gr10" draw:text-style-name="P9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0" draw:text-style-name="P9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6" draw:text-style-name="P9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9" draw:text-style-name="P7" draw:layer="layout" svg:width="0.074cm" svg:height="2.585cm" svg:x="20.299cm" svg:y="1.373cm" svg:viewBox="0 0 75 2586" svg:d="M75 0v2586c-37-90-75-127-75-127v-2333c0 0 38-37 75-126z">
          <text:p/>
        </draw:path>
        <draw:line draw:style-name="gr11" draw:text-style-name="P9" draw:layer="layout" svg:x1="9.348cm" svg:y1="2.357cm" svg:x2="20.207cm" svg:y2="2.357cm">
          <text:p/>
        </draw:line>
        <draw:line draw:style-name="gr11" draw:text-style-name="P9" draw:layer="layout" svg:x1="9.348cm" svg:y1="3.277cm" svg:x2="20.207cm" svg:y2="3.277cm">
          <text:p/>
        </draw:line>
        <draw:path draw:style-name="gr4" draw:text-style-name="P8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4" draw:text-style-name="P8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4" draw:text-style-name="P8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4" draw:text-style-name="P8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4" draw:text-style-name="P8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7" draw:text-style-name="P9" draw:layer="layout" svg:width="5.274cm" svg:height="0.281cm" svg:x="14.724cm" svg:y="4.889cm" svg:viewBox="0 0 5275 282" svg:d="M5275 282c-168-123-245-282-245-282h-4785c0 0-77 159-245 282">
          <text:p/>
        </draw:path>
        <draw:path draw:style-name="gr117" draw:text-style-name="P9" draw:layer="layout" svg:width="4.83cm" svg:height="0.171cm" svg:x="14.929cm" svg:y="4.954cm" svg:viewBox="0 0 4831 172" svg:d="M0 0h4831M3547 0c-326 109-707 172-1114 172-408 0-790-63-1115-172">
          <text:p/>
        </draw:path>
        <draw:path draw:style-name="gr4" draw:text-style-name="P8" draw:layer="layout" svg:width="0.091cm" svg:height="0.091cm" svg:x="17.315cm" svg:y="5.079cm" svg:viewBox="0 0 92 92" svg:d="M92 47c0 25-20 45-45 45s-47-20-47-45 22-47 47-47 45 22 45 47z">
          <text:p/>
        </draw:path>
        <draw:path draw:style-name="gr7" draw:text-style-name="P9" draw:layer="layout" svg:width="5.274cm" svg:height="0.282cm" svg:x="14.724cm" svg:y="10.081cm" svg:viewBox="0 0 5275 283" svg:d="M0 0c168 124 245 283 245 283h4785c0 0 77-159 245-283">
          <text:p/>
        </draw:path>
        <draw:path draw:style-name="gr117" draw:text-style-name="P9" draw:layer="layout" svg:width="4.829cm" svg:height="0.17cm" svg:x="14.963cm" svg:y="10.127cm" svg:viewBox="0 0 4830 171" svg:d="M4830 171h-4830M1284 171c326-109 708-171 1115-171s788 62 1114 171">
          <text:p/>
        </draw:path>
        <draw:path draw:style-name="gr4" draw:text-style-name="P8" draw:layer="layout" svg:width="0.09cm" svg:height="0.091cm" svg:x="17.316cm" svg:y="10.081cm" svg:viewBox="0 0 91 92" svg:d="M0 47c0-26 21-47 46-47s45 21 45 47c0 25-20 45-45 45s-46-20-46-45z">
          <text:p/>
        </draw:path>
        <draw:frame draw:style-name="gr37" draw:text-style-name="P12" draw:layer="layout" svg:width="2.305cm" svg:height="0.289cm" svg:x="2.474cm" svg:y="3.268cm">
          <draw:text-box>
            <text:p text:style-name="P11"><text:span text:style-name="T3">CHARA</text:span><text:span text:style-name="T3">CTER </text:span><text:span text:style-name="T3">NAME</text:span></text:p>
          </draw:text-box>
        </draw:frame>
        <draw:frame draw:style-name="gr118" draw:text-style-name="P12" draw:layer="layout" svg:width="0.62cm" svg:height="0.289cm" svg:x="9.374cm" svg:y="3.275cm">
          <draw:text-box>
            <text:p text:style-name="P11"><text:span text:style-name="T3">EYES</text:span></text:p>
          </draw:text-box>
        </draw:frame>
        <draw:frame draw:style-name="gr119" draw:text-style-name="P12" draw:layer="layout" svg:width="0.518cm" svg:height="0.289cm" svg:x="9.374cm" svg:y="2.355cm">
          <draw:text-box>
            <text:p text:style-name="P11"><text:span text:style-name="T3">AGE</text:span></text:p>
          </draw:text-box>
        </draw:frame>
        <draw:frame draw:style-name="gr120" draw:text-style-name="P12" draw:layer="layout" svg:width="0.997cm" svg:height="0.289cm" svg:x="16.765cm" svg:y="2.355cm">
          <draw:text-box>
            <text:p text:style-name="P11"><text:span text:style-name="T3">WEIG</text:span><text:span text:style-name="T3">HT</text:span></text:p>
          </draw:text-box>
        </draw:frame>
        <draw:frame draw:style-name="gr121" draw:text-style-name="P12" draw:layer="layout" svg:width="0.942cm" svg:height="0.289cm" svg:x="13.352cm" svg:y="2.355cm">
          <draw:text-box>
            <text:p text:style-name="P11"><text:span text:style-name="T3">HEIGH</text:span><text:span text:style-name="T3">T</text:span></text:p>
          </draw:text-box>
        </draw:frame>
        <draw:frame draw:style-name="gr122" draw:text-style-name="P12" draw:layer="layout" svg:width="0.599cm" svg:height="0.289cm" svg:x="16.765cm" svg:y="3.282cm">
          <draw:text-box>
            <text:p text:style-name="P11"><text:span text:style-name="T3">HAIR</text:span></text:p>
          </draw:text-box>
        </draw:frame>
        <draw:frame draw:style-name="gr123" draw:text-style-name="P12" draw:layer="layout" svg:width="0.574cm" svg:height="0.289cm" svg:x="13.352cm" svg:y="3.275cm">
          <draw:text-box>
            <text:p text:style-name="P11"><text:span text:style-name="T3">SKIN</text:span></text:p>
          </draw:text-box>
        </draw:frame>
        <draw:frame draw:style-name="gr124" draw:text-style-name="P14" draw:layer="layout" svg:width="0.595cm" svg:height="0.239cm" svg:x="14.891cm" svg:y="5.126cm">
          <draw:text-box>
            <text:p text:style-name="P11"><text:span text:style-name="T6">NAME</text:span></text:p>
          </draw:text-box>
        </draw:frame>
        <draw:frame draw:style-name="gr70" draw:text-style-name="P15" draw:layer="layout" svg:width="1.357cm" svg:height="0.268cm" svg:x="13.604cm" svg:y="26.717cm">
          <draw:text-box>
            <text:p text:style-name="P11"><text:span text:style-name="T8">TREA</text:span><text:span text:style-name="T8">SURE</text:span></text:p>
          </draw:text-box>
        </draw:frame>
        <draw:frame draw:style-name="gr125" draw:text-style-name="P15" draw:layer="layout" svg:width="3.194cm" svg:height="0.268cm" svg:x="2.883cm" svg:y="26.719cm">
          <draw:text-box>
            <text:p text:style-name="P11"><text:span text:style-name="T8">CHAR</text:span><text:span text:style-name="T8">ACTE</text:span><text:span text:style-name="T8">R </text:span><text:span text:style-name="T8">BACK</text:span><text:span text:style-name="T8">STOR</text:span><text:span text:style-name="T8">Y</text:span></text:p>
          </draw:text-box>
        </draw:frame>
        <draw:frame draw:style-name="gr126" draw:text-style-name="P15" draw:layer="layout" svg:width="3.359cm" svg:height="0.268cm" svg:x="2.812cm" svg:y="12.464cm">
          <draw:text-box>
            <text:p text:style-name="P11"><text:span text:style-name="T8">CHAR</text:span><text:span text:style-name="T8">ACTE</text:span><text:span text:style-name="T8">R </text:span><text:span text:style-name="T8">APPE</text:span><text:span text:style-name="T8">ARAN</text:span><text:span text:style-name="T8">CE</text:span></text:p>
          </draw:text-box>
        </draw:frame>
        <draw:frame draw:style-name="gr127" draw:text-style-name="P15" draw:layer="layout" svg:width="4.286cm" svg:height="0.268cm" svg:x="12.433cm" svg:y="20.539cm">
          <draw:text-box>
            <text:p text:style-name="P11"><text:span text:style-name="T8">ADDIT</text:span><text:span text:style-name="T8">IONA</text:span><text:span text:style-name="T8">L </text:span><text:span text:style-name="T8">FEAT</text:span><text:span text:style-name="T8">URES </text:span><text:span text:style-name="T8">&amp; </text:span><text:span text:style-name="T8">TRAIT</text:span><text:span text:style-name="T8">S</text:span></text:p>
          </draw:text-box>
        </draw:frame>
        <draw:frame draw:style-name="gr128" draw:text-style-name="P15" draw:layer="layout" svg:width="3.38cm" svg:height="0.268cm" svg:x="12.764cm" svg:y="12.464cm">
          <draw:text-box>
            <text:p text:style-name="P11"><text:span text:style-name="T8">ALLIE</text:span><text:span text:style-name="T8">S &amp; </text:span><text:span text:style-name="T8">ORGA</text:span><text:span text:style-name="T8">NIZAT</text:span><text:span text:style-name="T8">IONS</text:span></text:p>
          </draw:text-box>
        </draw:frame>
        <draw:path draw:style-name="gr4" draw:text-style-name="P8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4" draw:text-style-name="P8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4" draw:text-style-name="P8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9" draw:text-style-name="P15" draw:layer="layout" svg:width="1.073cm" svg:height="0.268cm" svg:x="16.924cm" svg:y="10.433cm">
          <draw:text-box>
            <text:p text:style-name="P11"><text:span text:style-name="T33">SYMB</text:span><text:span text:style-name="T33">OL</text:span></text:p>
          </draw:text-box>
        </draw:frame>
        <draw:frame draw:style-name="gr130" draw:text-style-name="P13" draw:layer="layout" svg:width="10.556cm" svg:height="0.23cm" svg:x="6.098cm" svg:y="27.3cm">
          <draw:text-box>
            <text:p text:style-name="P11"><text:span text:style-name="T34">TM &amp; © </text:span><text:span text:style-name="T34">2014 </text:span><text:span text:style-name="T34">Wizards </text:span><text:span text:style-name="T34">of the </text:span><text:span text:style-name="T34">Coast </text:span><text:span text:style-name="T34">LLC. </text:span><text:span text:style-name="T34">Permissi</text:span><text:span text:style-name="T34">on is </text:span><text:span text:style-name="T34">granted </text:span><text:span text:style-name="T34">to </text:span><text:span text:style-name="T34">photocop</text:span><text:span text:style-name="T34">y this </text:span><text:span text:style-name="T34">documen</text:span><text:span text:style-name="T34">t for </text:span><text:span text:style-name="T34">personal </text:span><text:span text:style-name="T34">use.</text:span></text:p>
          </draw:text-box>
        </draw:frame>
        <draw:frame draw:style-name="gr131" draw:text-style-name="P38" draw:layer="layout" svg:width="1.763cm" svg:height="0.911cm" svg:x="4.471cm" svg:y="2.193cm">
          <draw:text-box>
            <text:p text:style-name="P11"><text:span text:style-name="T35">O</text:span><text:span text:style-name="T35">wl</text:span><text:span text:style-name="T35">ex</text:span></text:p>
          </draw:text-box>
        </draw:frame>
        <draw:frame draw:style-name="gr132" draw:text-style-name="P20" draw:layer="layout" svg:width="0.51cm" svg:height="0.657cm" svg:x="9.49cm" svg:y="1.734cm">
          <draw:text-box>
            <text:p text:style-name="P11"><text:span text:style-name="T15">14</text:span></text:p>
          </draw:text-box>
        </draw:frame>
        <draw:frame draw:style-name="gr133" draw:text-style-name="P20" draw:layer="layout" svg:width="0.887cm" svg:height="0.657cm" svg:x="13.481cm" svg:y="1.734cm">
          <draw:text-box>
            <text:p text:style-name="P11"><text:span text:style-name="T15">2' </text:span><text:span text:style-name="T15">6"</text:span></text:p>
          </draw:text-box>
        </draw:frame>
        <draw:frame draw:style-name="gr132" draw:text-style-name="P20" draw:layer="layout" svg:width="0.51cm" svg:height="0.657cm" svg:x="16.871cm" svg:y="1.734cm">
          <draw:text-box>
            <text:p text:style-name="P11"><text:span text:style-name="T15">87</text:span></text:p>
          </draw:text-box>
        </draw:frame>
        <draw:frame draw:style-name="gr134" draw:text-style-name="P20" draw:layer="layout" svg:width="1.272cm" svg:height="0.657cm" svg:x="9.454cm" svg:y="2.654cm">
          <draw:text-box>
            <text:p text:style-name="P11"><text:span text:style-name="T15">Gre</text:span><text:span text:style-name="T15">en</text:span></text:p>
          </draw:text-box>
        </draw:frame>
        <draw:frame draw:style-name="gr135" draw:text-style-name="P20" draw:layer="layout" svg:width="2.644cm" svg:height="0.657cm" svg:x="13.46cm" svg:y="2.654cm">
          <draw:text-box>
            <text:p text:style-name="P11"><text:span text:style-name="T15">Dar</text:span><text:span text:style-name="T15">k </text:span><text:span text:style-name="T15">Tan</text:span><text:span text:style-name="T15">ned</text:span></text:p>
          </draw:text-box>
        </draw:frame>
        <draw:frame draw:style-name="gr136" draw:text-style-name="P20" draw:layer="layout" svg:width="1.297cm" svg:height="0.657cm" svg:x="16.871cm" svg:y="2.654cm">
          <draw:text-box>
            <text:p text:style-name="P11"><text:span text:style-name="T15">Bro</text:span><text:span text:style-name="T15">wn</text:span></text:p>
          </draw:text-box>
        </draw:frame>
      </draw:page>
      <draw:page draw:name="page3" draw:style-name="dp1" draw:master-page-name="master-page147"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7" draw:text-style-name="P39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8" draw:text-style-name="P7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7" draw:text-style-name="P39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8" draw:text-style-name="P7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7" draw:text-style-name="P39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8" draw:text-style-name="P7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7" draw:text-style-name="P39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3" draw:text-style-name="P7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7" draw:text-style-name="P39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3" draw:text-style-name="P7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7" draw:text-style-name="P39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3" draw:text-style-name="P7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7" draw:text-style-name="P39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3" draw:text-style-name="P7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7" draw:text-style-name="P39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3" draw:text-style-name="P7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7" draw:text-style-name="P39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3" draw:text-style-name="P7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7" draw:text-style-name="P39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3" draw:text-style-name="P7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7" draw:text-style-name="P39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3" draw:text-style-name="P7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7" draw:text-style-name="P39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3" draw:text-style-name="P7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7" draw:text-style-name="P39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3" draw:text-style-name="P7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7" draw:text-style-name="P39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3" draw:text-style-name="P7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7" draw:text-style-name="P39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3" draw:text-style-name="P7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7" draw:text-style-name="P39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3" draw:text-style-name="P7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7" draw:text-style-name="P39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3" draw:text-style-name="P7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3" draw:text-style-name="P7" draw:layer="layout" svg:width="5.751cm" svg:height="0.922cm" svg:x="1.463cm" svg:y="5.055cm" svg:viewBox="0 0 5752 923" draw:points="5582,923 5752,718 5752,207 5582,0 0,0 0,923">
          <text:p/>
        </draw:polygon>
        <draw:polygon draw:style-name="gr3" draw:text-style-name="P7" draw:layer="layout" svg:width="5.751cm" svg:height="0.922cm" svg:x="1.463cm" svg:y="10.972cm" svg:viewBox="0 0 5752 923" draw:points="5582,923 5752,718 5752,206 5582,0 0,0 0,923">
          <text:p/>
        </draw:polygon>
        <draw:polygon draw:style-name="gr3" draw:text-style-name="P7" draw:layer="layout" svg:width="5.751cm" svg:height="0.922cm" svg:x="1.463cm" svg:y="19.036cm" svg:viewBox="0 0 5752 923" draw:points="5582,923 5752,716 5752,205 5582,0 0,0 0,923">
          <text:p/>
        </draw:polygon>
        <draw:polygon draw:style-name="gr3" draw:text-style-name="P7" draw:layer="layout" svg:width="5.751cm" svg:height="0.922cm" svg:x="8.13cm" svg:y="5.055cm" svg:viewBox="0 0 5752 923" draw:points="5582,923 5752,718 5752,207 5582,0 0,0 0,923">
          <text:p/>
        </draw:polygon>
        <draw:polygon draw:style-name="gr3" draw:text-style-name="P7" draw:layer="layout" svg:width="5.751cm" svg:height="0.922cm" svg:x="14.732cm" svg:y="5.055cm" svg:viewBox="0 0 5752 923" draw:points="5581,923 5752,718 5752,207 5581,0 0,0 0,923">
          <text:p/>
        </draw:polygon>
        <draw:polygon draw:style-name="gr3" draw:text-style-name="P7" draw:layer="layout" svg:width="5.751cm" svg:height="0.923cm" svg:x="14.732cm" svg:y="11.043cm" svg:viewBox="0 0 5752 924" draw:points="5581,924 5752,718 5752,206 5581,0 0,0 0,924">
          <text:p/>
        </draw:polygon>
        <draw:polygon draw:style-name="gr3" draw:text-style-name="P7" draw:layer="layout" svg:width="5.751cm" svg:height="0.922cm" svg:x="14.732cm" svg:y="17.034cm" svg:viewBox="0 0 5752 923" draw:points="5581,923 5752,717 5752,206 5581,0 0,0 0,923">
          <text:p/>
        </draw:polygon>
        <draw:polygon draw:style-name="gr3" draw:text-style-name="P7" draw:layer="layout" svg:width="5.751cm" svg:height="0.922cm" svg:x="14.732cm" svg:y="21.998cm" svg:viewBox="0 0 5752 923" draw:points="5581,923 5752,718 5752,206 5581,0 0,0 0,923">
          <text:p/>
        </draw:polygon>
        <draw:polygon draw:style-name="gr3" draw:text-style-name="P7" draw:layer="layout" svg:width="5.751cm" svg:height="0.922cm" svg:x="8.13cm" svg:y="13.013cm" svg:viewBox="0 0 5752 923" draw:points="5582,923 5752,718 5752,206 5582,0 0,0 0,923">
          <text:p/>
        </draw:polygon>
        <draw:polygon draw:style-name="gr3" draw:text-style-name="P7" draw:layer="layout" svg:width="5.751cm" svg:height="0.922cm" svg:x="8.13cm" svg:y="21.006cm" svg:viewBox="0 0 5752 923" draw:points="5582,923 5752,717 5752,205 5582,0 0,0 0,923">
          <text:p/>
        </draw:polygon>
        <draw:polygon draw:style-name="gr3" draw:text-style-name="P7" draw:layer="layout" svg:width="0.455cm" svg:height="1.024cm" svg:x="1.2cm" svg:y="10.921cm" svg:viewBox="0 0 456 1025" draw:points="0,936 0,90 95,0 456,313 456,712 95,1025">
          <text:p/>
        </draw:polygon>
        <draw:polygon draw:style-name="gr3" draw:text-style-name="P7" draw:layer="layout" svg:width="0.455cm" svg:height="1.024cm" svg:x="1.2cm" svg:y="18.985cm" svg:viewBox="0 0 456 1025" draw:points="0,934 0,89 95,0 456,312 456,711 95,1025">
          <text:p/>
        </draw:polygon>
        <draw:polygon draw:style-name="gr3" draw:text-style-name="P7" draw:layer="layout" svg:width="0.456cm" svg:height="1.024cm" svg:x="7.867cm" svg:y="5.004cm" svg:viewBox="0 0 457 1025" draw:points="0,936 0,90 97,0 457,313 457,713 97,1025">
          <text:p/>
        </draw:polygon>
        <draw:polygon draw:style-name="gr3" draw:text-style-name="P7" draw:layer="layout" svg:width="0.455cm" svg:height="1.024cm" svg:x="14.469cm" svg:y="5.004cm" svg:viewBox="0 0 456 1025" draw:points="0,936 0,90 95,0 456,313 456,713 95,1025">
          <text:p/>
        </draw:polygon>
        <draw:polygon draw:style-name="gr3" draw:text-style-name="P7" draw:layer="layout" svg:width="0.455cm" svg:height="1.025cm" svg:x="14.469cm" svg:y="10.992cm" svg:viewBox="0 0 456 1026" draw:points="0,936 0,90 95,0 456,313 456,712 95,1026">
          <text:p/>
        </draw:polygon>
        <draw:polygon draw:style-name="gr3" draw:text-style-name="P7" draw:layer="layout" svg:width="0.455cm" svg:height="1.024cm" svg:x="14.469cm" svg:y="16.983cm" svg:viewBox="0 0 456 1025" draw:points="0,934 0,89 95,0 456,312 456,711 95,1025">
          <text:p/>
        </draw:polygon>
        <draw:polygon draw:style-name="gr3" draw:text-style-name="P7" draw:layer="layout" svg:width="0.455cm" svg:height="1.024cm" svg:x="14.469cm" svg:y="21.947cm" svg:viewBox="0 0 456 1025" draw:points="0,936 0,91 95,0 456,314 456,713 95,1025">
          <text:p/>
        </draw:polygon>
        <draw:polygon draw:style-name="gr3" draw:text-style-name="P7" draw:layer="layout" svg:width="0.456cm" svg:height="1.024cm" svg:x="7.867cm" svg:y="12.962cm" svg:viewBox="0 0 457 1025" draw:points="0,936 0,90 97,0 457,313 457,712 97,1025">
          <text:p/>
        </draw:polygon>
        <draw:polygon draw:style-name="gr3" draw:text-style-name="P7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1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1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1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1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1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1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1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1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1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3" draw:text-style-name="P7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1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3" draw:text-style-name="P7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3" draw:text-style-name="P7" draw:layer="layout" svg:width="1.063cm" svg:height="0.49cm" svg:x="5.169cm" svg:y="1.622cm" svg:viewBox="0 0 1064 491" svg:d="M112 377c0 0 215-790 952 114 0 0-515-1005-1064-140z">
          <text:p/>
        </draw:path>
        <draw:path draw:style-name="gr4" draw:text-style-name="P8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4" draw:text-style-name="P8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4" draw:text-style-name="P8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3" draw:text-style-name="P7" draw:layer="layout" svg:width="0.05cm" svg:height="0.178cm" svg:x="2.169cm" svg:y="1.628cm" svg:viewBox="0 0 51 179" svg:d="M10 179c0 0-35-70 28-179 0 0-38 104 13 127z">
          <text:p/>
        </draw:path>
        <draw:polygon draw:style-name="gr3" draw:text-style-name="P7" draw:layer="layout" svg:width="0.166cm" svg:height="0.121cm" svg:x="2.882cm" svg:y="1.333cm" svg:viewBox="0 0 167 122" draw:points="0,107 167,0 24,122">
          <text:p/>
        </draw:polygon>
        <draw:path draw:style-name="gr9" draw:text-style-name="P7" draw:layer="layout" svg:width="0.074cm" svg:height="2.585cm" svg:x="9.151cm" svg:y="1.373cm" svg:viewBox="0 0 75 2586" svg:d="M0 0v2586c37-90 75-127 75-127v-2333c0 0-38-37-75-126z">
          <text:p/>
        </draw:path>
        <draw:polygon draw:style-name="gr3" draw:text-style-name="P7" draw:layer="layout" svg:width="1.253cm" svg:height="1.487cm" svg:x="1.103cm" svg:y="2.129cm" svg:viewBox="0 0 1254 1488" draw:points="0,165 0,1488 1254,1324 1254,0">
          <text:p/>
        </draw:polygon>
        <draw:polygon draw:style-name="gr7" draw:text-style-name="P9" draw:layer="layout" svg:width="1.253cm" svg:height="1.487cm" svg:x="1.103cm" svg:y="2.129cm" svg:viewBox="0 0 1254 1488" draw:points="0,165 0,1488 1254,1324 1254,0">
          <text:p/>
        </draw:polygon>
        <draw:path draw:style-name="gr6" draw:text-style-name="P9" draw:layer="layout" svg:width="1.225cm" svg:height="1.292cm" svg:x="1.131cm" svg:y="2.225cm" svg:viewBox="0 0 1226 1293" svg:d="M0 1293l1226-173M0 156l1226-156">
          <text:p/>
        </draw:path>
        <draw:polygon draw:style-name="gr8" draw:text-style-name="P10" draw:layer="layout" svg:width="0.855cm" svg:height="1.449cm" svg:x="1.501cm" svg:y="2.003cm" svg:viewBox="0 0 856 1450" draw:points="856,126 0,0 0,1324 856,1450">
          <text:p/>
        </draw:polygon>
        <draw:path draw:style-name="gr5" draw:text-style-name="P7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6" draw:text-style-name="P9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7" draw:text-style-name="P9" draw:layer="layout" svg:width="0.668cm" svg:height="1.436cm" svg:x="20.289cm" svg:y="1.965cm" svg:viewBox="0 0 669 1437" svg:d="M0 91v1346c515-3 581 0 669-113v-1324c-164 87-334 90-669 91z">
          <text:p/>
        </draw:path>
        <draw:path draw:style-name="gr6" draw:text-style-name="P9" draw:layer="layout" svg:width="0.685cm" svg:height="1.235cm" svg:x="20.267cm" svg:y="2.075cm" svg:viewBox="0 0 686 1236" svg:d="M0 81c573-2 625-42 677-81M22 1218c692 78 633-127 664-133">
          <text:p/>
        </draw:path>
        <draw:polygon draw:style-name="gr139" draw:text-style-name="P39" draw:layer="layout" svg:width="11.074cm" svg:height="2.139cm" svg:x="9.225cm" svg:y="1.596cm" svg:viewBox="0 0 11075 2140" draw:points="11075,2140 0,2140 0,0 11075,0">
          <text:p/>
        </draw:polygon>
        <draw:path draw:style-name="gr10" draw:text-style-name="P9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0" draw:text-style-name="P9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6" draw:text-style-name="P9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9" draw:text-style-name="P7" draw:layer="layout" svg:width="0.074cm" svg:height="2.585cm" svg:x="20.299cm" svg:y="1.373cm" svg:viewBox="0 0 75 2586" svg:d="M75 0v2586c-37-90-75-127-75-127v-2333c0 0 38-37 75-126z">
          <text:p/>
        </draw:path>
        <draw:polygon draw:style-name="gr5" draw:text-style-name="P7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7" draw:text-style-name="P9" draw:layer="layout" svg:width="0.237cm" svg:height="1.148cm" svg:x="9.913cm" svg:y="1.833cm" svg:viewBox="0 0 238 1149" svg:d="M0 197v766M0 855l238 294M238 0l-238 293">
          <text:p/>
        </draw:path>
        <draw:path draw:style-name="gr4" draw:text-style-name="P8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4" draw:text-style-name="P8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7" draw:text-style-name="P9" draw:layer="layout" svg:width="0.237cm" svg:height="1.148cm" svg:x="12.159cm" svg:y="1.833cm" svg:viewBox="0 0 238 1149" svg:d="M238 197v766M238 855l-238 294M0 0l238 293">
          <text:p/>
        </draw:path>
        <draw:polygon draw:style-name="gr5" draw:text-style-name="P7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7" draw:text-style-name="P9" draw:layer="layout" svg:width="0.237cm" svg:height="1.148cm" svg:x="13.466cm" svg:y="1.833cm" svg:viewBox="0 0 238 1149" svg:d="M0 197v766M0 855l238 294M238 0l-238 293">
          <text:p/>
        </draw:path>
        <draw:path draw:style-name="gr4" draw:text-style-name="P8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4" draw:text-style-name="P8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7" draw:text-style-name="P9" draw:layer="layout" svg:width="0.237cm" svg:height="1.148cm" svg:x="15.712cm" svg:y="1.833cm" svg:viewBox="0 0 238 1149" svg:d="M238 197v766M238 855l-238 294M0 0l238 293">
          <text:p/>
        </draw:path>
        <draw:polygon draw:style-name="gr5" draw:text-style-name="P7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7" draw:text-style-name="P9" draw:layer="layout" svg:width="0.236cm" svg:height="1.148cm" svg:x="17.128cm" svg:y="1.833cm" svg:viewBox="0 0 237 1149" svg:d="M0 197v766M0 855l237 294M237 0l-237 293">
          <text:p/>
        </draw:path>
        <draw:path draw:style-name="gr4" draw:text-style-name="P8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4" draw:text-style-name="P8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7" draw:text-style-name="P9" draw:layer="layout" svg:width="0.237cm" svg:height="1.148cm" svg:x="19.374cm" svg:y="1.833cm" svg:viewBox="0 0 238 1149" svg:d="M238 197v766M238 855l-238 294M0 0l238 293">
          <text:p/>
        </draw:path>
        <draw:line draw:style-name="gr140" draw:text-style-name="P9" draw:layer="layout" svg:x1="7.175cm" svg:y1="6.51cm" svg:x2="1.129cm" svg:y2="6.51cm">
          <text:p/>
        </draw:line>
        <draw:line draw:style-name="gr140" draw:text-style-name="P9" draw:layer="layout" svg:x1="7.175cm" svg:y1="7.004cm" svg:x2="1.129cm" svg:y2="7.004cm">
          <text:p/>
        </draw:line>
        <draw:line draw:style-name="gr140" draw:text-style-name="P9" draw:layer="layout" svg:x1="7.175cm" svg:y1="7.498cm" svg:x2="1.129cm" svg:y2="7.498cm">
          <text:p/>
        </draw:line>
        <draw:line draw:style-name="gr140" draw:text-style-name="P9" draw:layer="layout" svg:x1="7.175cm" svg:y1="7.992cm" svg:x2="1.129cm" svg:y2="7.992cm">
          <text:p/>
        </draw:line>
        <draw:line draw:style-name="gr140" draw:text-style-name="P9" draw:layer="layout" svg:x1="7.175cm" svg:y1="8.486cm" svg:x2="1.129cm" svg:y2="8.486cm">
          <text:p/>
        </draw:line>
        <draw:line draw:style-name="gr140" draw:text-style-name="P9" draw:layer="layout" svg:x1="7.175cm" svg:y1="8.98cm" svg:x2="1.129cm" svg:y2="8.98cm">
          <text:p/>
        </draw:line>
        <draw:line draw:style-name="gr140" draw:text-style-name="P9" draw:layer="layout" svg:x1="7.175cm" svg:y1="9.474cm" svg:x2="1.129cm" svg:y2="9.474cm">
          <text:p/>
        </draw:line>
        <draw:line draw:style-name="gr140" draw:text-style-name="P9" draw:layer="layout" svg:x1="7.175cm" svg:y1="9.967cm" svg:x2="1.129cm" svg:y2="9.967cm">
          <text:p/>
        </draw:line>
        <draw:path draw:style-name="gr3" draw:text-style-name="P7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4" draw:text-style-name="P8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40" draw:text-style-name="P9" draw:layer="layout" svg:x1="1.426cm" svg:y1="12.545cm" svg:x2="7.177cm" svg:y2="12.545cm">
          <text:p/>
        </draw:line>
        <draw:path draw:style-name="gr3" draw:text-style-name="P7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4" draw:text-style-name="P8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2" draw:text-style-name="P12" draw:layer="layout" svg:width="0.246cm" svg:height="0.289cm" svg:x="1.365cm" svg:y="12.3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3.039cm" svg:x2="7.177cm" svg:y2="13.039cm">
          <text:p/>
        </draw:line>
        <draw:path draw:style-name="gr3" draw:text-style-name="P7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4" draw:text-style-name="P8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2" draw:text-style-name="P12" draw:layer="layout" svg:width="0.246cm" svg:height="0.289cm" svg:x="1.365cm" svg:y="12.81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3.532cm" svg:x2="7.177cm" svg:y2="13.532cm">
          <text:p/>
        </draw:line>
        <draw:path draw:style-name="gr3" draw:text-style-name="P7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4" draw:text-style-name="P8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2" draw:text-style-name="P12" draw:layer="layout" svg:width="0.246cm" svg:height="0.289cm" svg:x="1.365cm" svg:y="13.30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4.026cm" svg:x2="7.177cm" svg:y2="14.026cm">
          <text:p/>
        </draw:line>
        <draw:path draw:style-name="gr3" draw:text-style-name="P7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2" draw:text-style-name="P12" draw:layer="layout" svg:width="0.246cm" svg:height="0.289cm" svg:x="1.365cm" svg:y="13.80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4.52cm" svg:x2="7.177cm" svg:y2="14.52cm">
          <text:p/>
        </draw:line>
        <draw:path draw:style-name="gr3" draw:text-style-name="P7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2" draw:text-style-name="P12" draw:layer="layout" svg:width="0.246cm" svg:height="0.289cm" svg:x="1.365cm" svg:y="14.29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5.014cm" svg:x2="7.177cm" svg:y2="15.014cm">
          <text:p/>
        </draw:line>
        <draw:path draw:style-name="gr3" draw:text-style-name="P7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2" draw:text-style-name="P12" draw:layer="layout" svg:width="0.246cm" svg:height="0.289cm" svg:x="1.365cm" svg:y="14.7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5.508cm" svg:x2="7.177cm" svg:y2="15.508cm">
          <text:p/>
        </draw:line>
        <draw:path draw:style-name="gr3" draw:text-style-name="P7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2" draw:text-style-name="P12" draw:layer="layout" svg:width="0.246cm" svg:height="0.289cm" svg:x="1.365cm" svg:y="15.28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6.002cm" svg:x2="7.177cm" svg:y2="16.002cm">
          <text:p/>
        </draw:line>
        <draw:path draw:style-name="gr3" draw:text-style-name="P7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2" draw:text-style-name="P12" draw:layer="layout" svg:width="0.246cm" svg:height="0.289cm" svg:x="1.365cm" svg:y="15.77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6.496cm" svg:x2="7.177cm" svg:y2="16.496cm">
          <text:p/>
        </draw:line>
        <draw:path draw:style-name="gr3" draw:text-style-name="P7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4" draw:text-style-name="P8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2" draw:text-style-name="P12" draw:layer="layout" svg:width="0.246cm" svg:height="0.289cm" svg:x="1.365cm" svg:y="16.27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6.99cm" svg:x2="7.177cm" svg:y2="16.99cm">
          <text:p/>
        </draw:line>
        <draw:path draw:style-name="gr3" draw:text-style-name="P7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4" draw:text-style-name="P8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2" draw:text-style-name="P12" draw:layer="layout" svg:width="0.246cm" svg:height="0.289cm" svg:x="1.365cm" svg:y="16.76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7.484cm" svg:x2="7.177cm" svg:y2="17.484cm">
          <text:p/>
        </draw:line>
        <draw:path draw:style-name="gr3" draw:text-style-name="P7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4" draw:text-style-name="P8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2" draw:text-style-name="P12" draw:layer="layout" svg:width="0.246cm" svg:height="0.289cm" svg:x="1.365cm" svg:y="17.25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7.977cm" svg:x2="7.177cm" svg:y2="17.977cm">
          <text:p/>
        </draw:line>
        <draw:path draw:style-name="gr3" draw:text-style-name="P7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4" draw:text-style-name="P8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2" draw:text-style-name="P12" draw:layer="layout" svg:width="0.246cm" svg:height="0.289cm" svg:x="1.365cm" svg:y="17.75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18.471cm" svg:x2="7.177cm" svg:y2="18.471cm">
          <text:p/>
        </draw:line>
        <draw:path draw:style-name="gr3" draw:text-style-name="P7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4" draw:text-style-name="P8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2" draw:text-style-name="P12" draw:layer="layout" svg:width="0.246cm" svg:height="0.289cm" svg:x="1.365cm" svg:y="18.24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0.538cm" svg:x2="7.177cm" svg:y2="20.538cm">
          <text:p/>
        </draw:line>
        <draw:path draw:style-name="gr3" draw:text-style-name="P7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4" draw:text-style-name="P8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2" draw:text-style-name="P12" draw:layer="layout" svg:width="0.246cm" svg:height="0.289cm" svg:x="1.365cm" svg:y="20.31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1.031cm" svg:x2="7.177cm" svg:y2="21.031cm">
          <text:p/>
        </draw:line>
        <draw:path draw:style-name="gr3" draw:text-style-name="P7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4" draw:text-style-name="P8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2" draw:text-style-name="P12" draw:layer="layout" svg:width="0.246cm" svg:height="0.289cm" svg:x="1.365cm" svg:y="20.80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1.525cm" svg:x2="7.177cm" svg:y2="21.525cm">
          <text:p/>
        </draw:line>
        <draw:path draw:style-name="gr3" draw:text-style-name="P7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2" draw:text-style-name="P12" draw:layer="layout" svg:width="0.246cm" svg:height="0.289cm" svg:x="1.365cm" svg:y="21.30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2.019cm" svg:x2="7.177cm" svg:y2="22.019cm">
          <text:p/>
        </draw:line>
        <draw:path draw:style-name="gr3" draw:text-style-name="P7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2" draw:text-style-name="P12" draw:layer="layout" svg:width="0.246cm" svg:height="0.289cm" svg:x="1.365cm" svg:y="21.79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2.513cm" svg:x2="7.177cm" svg:y2="22.513cm">
          <text:p/>
        </draw:line>
        <draw:path draw:style-name="gr3" draw:text-style-name="P7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2" draw:text-style-name="P12" draw:layer="layout" svg:width="0.246cm" svg:height="0.289cm" svg:x="1.365cm" svg:y="22.28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3.007cm" svg:x2="7.177cm" svg:y2="23.007cm">
          <text:p/>
        </draw:line>
        <draw:path draw:style-name="gr3" draw:text-style-name="P7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2" draw:text-style-name="P12" draw:layer="layout" svg:width="0.246cm" svg:height="0.289cm" svg:x="1.365cm" svg:y="22.78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3.501cm" svg:x2="7.177cm" svg:y2="23.501cm">
          <text:p/>
        </draw:line>
        <draw:path draw:style-name="gr3" draw:text-style-name="P7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2" draw:text-style-name="P12" draw:layer="layout" svg:width="0.246cm" svg:height="0.289cm" svg:x="1.365cm" svg:y="23.27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3.995cm" svg:x2="7.177cm" svg:y2="23.995cm">
          <text:p/>
        </draw:line>
        <draw:path draw:style-name="gr3" draw:text-style-name="P7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4" draw:text-style-name="P8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2" draw:text-style-name="P12" draw:layer="layout" svg:width="0.246cm" svg:height="0.289cm" svg:x="1.365cm" svg:y="23.77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4.489cm" svg:x2="7.177cm" svg:y2="24.489cm">
          <text:p/>
        </draw:line>
        <draw:path draw:style-name="gr3" draw:text-style-name="P7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4" draw:text-style-name="P8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2" draw:text-style-name="P12" draw:layer="layout" svg:width="0.246cm" svg:height="0.289cm" svg:x="1.365cm" svg:y="24.26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4.983cm" svg:x2="7.177cm" svg:y2="24.983cm">
          <text:p/>
        </draw:line>
        <draw:path draw:style-name="gr3" draw:text-style-name="P7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4" draw:text-style-name="P8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2" draw:text-style-name="P12" draw:layer="layout" svg:width="0.246cm" svg:height="0.289cm" svg:x="1.365cm" svg:y="24.75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5.476cm" svg:x2="7.177cm" svg:y2="25.476cm">
          <text:p/>
        </draw:line>
        <draw:path draw:style-name="gr3" draw:text-style-name="P7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4" draw:text-style-name="P8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2" draw:text-style-name="P12" draw:layer="layout" svg:width="0.246cm" svg:height="0.289cm" svg:x="1.365cm" svg:y="25.25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5.97cm" svg:x2="7.177cm" svg:y2="25.97cm">
          <text:p/>
        </draw:line>
        <draw:path draw:style-name="gr3" draw:text-style-name="P7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2" draw:text-style-name="P12" draw:layer="layout" svg:width="0.246cm" svg:height="0.289cm" svg:x="1.365cm" svg:y="25.74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.426cm" svg:y1="26.464cm" svg:x2="7.177cm" svg:y2="26.464cm">
          <text:p/>
        </draw:line>
        <draw:path draw:style-name="gr3" draw:text-style-name="P7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2" draw:text-style-name="P12" draw:layer="layout" svg:width="0.246cm" svg:height="0.289cm" svg:x="1.365cm" svg:y="26.2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6.557cm" svg:x2="13.844cm" svg:y2="6.557cm">
          <text:p/>
        </draw:line>
        <draw:path draw:style-name="gr3" draw:text-style-name="P7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2" draw:text-style-name="P12" draw:layer="layout" svg:width="0.246cm" svg:height="0.289cm" svg:x="8.032cm" svg:y="6.33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7.051cm" svg:x2="13.844cm" svg:y2="7.051cm">
          <text:p/>
        </draw:line>
        <draw:path draw:style-name="gr3" draw:text-style-name="P7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4" draw:text-style-name="P8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2" draw:text-style-name="P12" draw:layer="layout" svg:width="0.246cm" svg:height="0.289cm" svg:x="8.032cm" svg:y="6.82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7.545cm" svg:x2="13.844cm" svg:y2="7.545cm">
          <text:p/>
        </draw:line>
        <draw:path draw:style-name="gr3" draw:text-style-name="P7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4" draw:text-style-name="P8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2" draw:text-style-name="P12" draw:layer="layout" svg:width="0.246cm" svg:height="0.289cm" svg:x="8.032cm" svg:y="7.3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8.039cm" svg:x2="13.844cm" svg:y2="8.039cm">
          <text:p/>
        </draw:line>
        <draw:path draw:style-name="gr3" draw:text-style-name="P7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4" draw:text-style-name="P8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2" draw:text-style-name="P12" draw:layer="layout" svg:width="0.246cm" svg:height="0.289cm" svg:x="8.032cm" svg:y="7.81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8.533cm" svg:x2="13.844cm" svg:y2="8.533cm">
          <text:p/>
        </draw:line>
        <draw:path draw:style-name="gr3" draw:text-style-name="P7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4" draw:text-style-name="P8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2" draw:text-style-name="P12" draw:layer="layout" svg:width="0.246cm" svg:height="0.289cm" svg:x="8.032cm" svg:y="8.30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9.026cm" svg:x2="13.844cm" svg:y2="9.026cm">
          <text:p/>
        </draw:line>
        <draw:path draw:style-name="gr3" draw:text-style-name="P7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2" draw:text-style-name="P12" draw:layer="layout" svg:width="0.246cm" svg:height="0.289cm" svg:x="8.032cm" svg:y="8.80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9.52cm" svg:x2="13.844cm" svg:y2="9.52cm">
          <text:p/>
        </draw:line>
        <draw:path draw:style-name="gr3" draw:text-style-name="P7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2" draw:text-style-name="P12" draw:layer="layout" svg:width="0.246cm" svg:height="0.289cm" svg:x="8.032cm" svg:y="9.29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0.014cm" svg:x2="13.844cm" svg:y2="10.014cm">
          <text:p/>
        </draw:line>
        <draw:path draw:style-name="gr3" draw:text-style-name="P7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2" draw:text-style-name="P12" draw:layer="layout" svg:width="0.246cm" svg:height="0.289cm" svg:x="8.032cm" svg:y="9.7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0.508cm" svg:x2="13.844cm" svg:y2="10.508cm">
          <text:p/>
        </draw:line>
        <draw:path draw:style-name="gr3" draw:text-style-name="P7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2" draw:text-style-name="P12" draw:layer="layout" svg:width="0.246cm" svg:height="0.289cm" svg:x="8.032cm" svg:y="10.28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1.002cm" svg:x2="13.844cm" svg:y2="11.002cm">
          <text:p/>
        </draw:line>
        <draw:path draw:style-name="gr3" draw:text-style-name="P7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2" draw:text-style-name="P12" draw:layer="layout" svg:width="0.246cm" svg:height="0.289cm" svg:x="8.032cm" svg:y="10.77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1.496cm" svg:x2="13.844cm" svg:y2="11.496cm">
          <text:p/>
        </draw:line>
        <draw:path draw:style-name="gr3" draw:text-style-name="P7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4" draw:text-style-name="P8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2" draw:text-style-name="P12" draw:layer="layout" svg:width="0.246cm" svg:height="0.289cm" svg:x="8.032cm" svg:y="11.27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1.99cm" svg:x2="13.844cm" svg:y2="11.99cm">
          <text:p/>
        </draw:line>
        <draw:path draw:style-name="gr3" draw:text-style-name="P7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4" draw:text-style-name="P8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2" draw:text-style-name="P12" draw:layer="layout" svg:width="0.246cm" svg:height="0.289cm" svg:x="8.032cm" svg:y="11.76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2.484cm" svg:x2="13.844cm" svg:y2="12.484cm">
          <text:p/>
        </draw:line>
        <draw:path draw:style-name="gr3" draw:text-style-name="P7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4" draw:text-style-name="P8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2" draw:text-style-name="P12" draw:layer="layout" svg:width="0.246cm" svg:height="0.289cm" svg:x="8.032cm" svg:y="12.25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6.557cm" svg:x2="20.446cm" svg:y2="6.557cm">
          <text:p/>
        </draw:line>
        <draw:path draw:style-name="gr3" draw:text-style-name="P7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4" draw:text-style-name="P8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2" draw:text-style-name="P12" draw:layer="layout" svg:width="0.246cm" svg:height="0.289cm" svg:x="14.634cm" svg:y="6.33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7.051cm" svg:x2="20.446cm" svg:y2="7.051cm">
          <text:p/>
        </draw:line>
        <draw:path draw:style-name="gr3" draw:text-style-name="P7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4" draw:text-style-name="P8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2" draw:text-style-name="P12" draw:layer="layout" svg:width="0.246cm" svg:height="0.289cm" svg:x="14.634cm" svg:y="6.82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7.545cm" svg:x2="20.446cm" svg:y2="7.545cm">
          <text:p/>
        </draw:line>
        <draw:path draw:style-name="gr3" draw:text-style-name="P7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4" draw:text-style-name="P8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2" draw:text-style-name="P12" draw:layer="layout" svg:width="0.246cm" svg:height="0.289cm" svg:x="14.634cm" svg:y="7.3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8.039cm" svg:x2="20.446cm" svg:y2="8.039cm">
          <text:p/>
        </draw:line>
        <draw:path draw:style-name="gr3" draw:text-style-name="P7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4" draw:text-style-name="P8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2" draw:text-style-name="P12" draw:layer="layout" svg:width="0.246cm" svg:height="0.289cm" svg:x="14.634cm" svg:y="7.81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8.533cm" svg:x2="20.446cm" svg:y2="8.533cm">
          <text:p/>
        </draw:line>
        <draw:path draw:style-name="gr3" draw:text-style-name="P7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4" draw:text-style-name="P8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2" draw:text-style-name="P12" draw:layer="layout" svg:width="0.246cm" svg:height="0.289cm" svg:x="14.634cm" svg:y="8.30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9.026cm" svg:x2="20.446cm" svg:y2="9.026cm">
          <text:p/>
        </draw:line>
        <draw:path draw:style-name="gr3" draw:text-style-name="P7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4" draw:text-style-name="P8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2" draw:text-style-name="P12" draw:layer="layout" svg:width="0.246cm" svg:height="0.289cm" svg:x="14.634cm" svg:y="8.80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9.52cm" svg:x2="20.446cm" svg:y2="9.52cm">
          <text:p/>
        </draw:line>
        <draw:path draw:style-name="gr3" draw:text-style-name="P7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4" draw:text-style-name="P8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2" draw:text-style-name="P12" draw:layer="layout" svg:width="0.246cm" svg:height="0.289cm" svg:x="14.634cm" svg:y="9.29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0.014cm" svg:x2="20.446cm" svg:y2="10.014cm">
          <text:p/>
        </draw:line>
        <draw:path draw:style-name="gr3" draw:text-style-name="P7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4" draw:text-style-name="P8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2" draw:text-style-name="P12" draw:layer="layout" svg:width="0.246cm" svg:height="0.289cm" svg:x="14.634cm" svg:y="9.7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0.508cm" svg:x2="20.446cm" svg:y2="10.508cm">
          <text:p/>
        </draw:line>
        <draw:path draw:style-name="gr3" draw:text-style-name="P7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4" draw:text-style-name="P8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2" draw:text-style-name="P12" draw:layer="layout" svg:width="0.246cm" svg:height="0.289cm" svg:x="14.634cm" svg:y="10.28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2.545cm" svg:x2="20.446cm" svg:y2="12.545cm">
          <text:p/>
        </draw:line>
        <draw:path draw:style-name="gr3" draw:text-style-name="P7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4" draw:text-style-name="P8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2" draw:text-style-name="P12" draw:layer="layout" svg:width="0.246cm" svg:height="0.289cm" svg:x="14.634cm" svg:y="12.32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3.039cm" svg:x2="20.446cm" svg:y2="13.039cm">
          <text:p/>
        </draw:line>
        <draw:path draw:style-name="gr3" draw:text-style-name="P7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4" draw:text-style-name="P8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2" draw:text-style-name="P12" draw:layer="layout" svg:width="0.246cm" svg:height="0.289cm" svg:x="14.634cm" svg:y="12.81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3.533cm" svg:x2="20.446cm" svg:y2="13.533cm">
          <text:p/>
        </draw:line>
        <draw:path draw:style-name="gr3" draw:text-style-name="P7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4" draw:text-style-name="P8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2" draw:text-style-name="P12" draw:layer="layout" svg:width="0.246cm" svg:height="0.289cm" svg:x="14.634cm" svg:y="13.30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4.027cm" svg:x2="20.446cm" svg:y2="14.027cm">
          <text:p/>
        </draw:line>
        <draw:path draw:style-name="gr3" draw:text-style-name="P7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4" draw:text-style-name="P8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2" draw:text-style-name="P12" draw:layer="layout" svg:width="0.246cm" svg:height="0.289cm" svg:x="14.634cm" svg:y="13.80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4.521cm" svg:x2="20.446cm" svg:y2="14.521cm">
          <text:p/>
        </draw:line>
        <draw:path draw:style-name="gr3" draw:text-style-name="P7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4" draw:text-style-name="P8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2" draw:text-style-name="P12" draw:layer="layout" svg:width="0.246cm" svg:height="0.289cm" svg:x="14.634cm" svg:y="14.29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5.015cm" svg:x2="20.446cm" svg:y2="15.015cm">
          <text:p/>
        </draw:line>
        <draw:path draw:style-name="gr3" draw:text-style-name="P7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4" draw:text-style-name="P8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2" draw:text-style-name="P12" draw:layer="layout" svg:width="0.246cm" svg:height="0.289cm" svg:x="14.634cm" svg:y="14.79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5.509cm" svg:x2="20.446cm" svg:y2="15.509cm">
          <text:p/>
        </draw:line>
        <draw:path draw:style-name="gr3" draw:text-style-name="P7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4" draw:text-style-name="P8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2" draw:text-style-name="P12" draw:layer="layout" svg:width="0.246cm" svg:height="0.289cm" svg:x="14.634cm" svg:y="15.28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6.003cm" svg:x2="20.446cm" svg:y2="16.003cm">
          <text:p/>
        </draw:line>
        <draw:path draw:style-name="gr3" draw:text-style-name="P7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4" draw:text-style-name="P8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2" draw:text-style-name="P12" draw:layer="layout" svg:width="0.246cm" svg:height="0.289cm" svg:x="14.634cm" svg:y="15.77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6.497cm" svg:x2="20.446cm" svg:y2="16.497cm">
          <text:p/>
        </draw:line>
        <draw:path draw:style-name="gr3" draw:text-style-name="P7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4" draw:text-style-name="P8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2" draw:text-style-name="P12" draw:layer="layout" svg:width="0.246cm" svg:height="0.289cm" svg:x="14.634cm" svg:y="16.27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8.536cm" svg:x2="20.446cm" svg:y2="18.536cm">
          <text:p/>
        </draw:line>
        <draw:path draw:style-name="gr3" draw:text-style-name="P7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4" draw:text-style-name="P8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2" draw:text-style-name="P12" draw:layer="layout" svg:width="0.246cm" svg:height="0.289cm" svg:x="14.634cm" svg:y="18.31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9.03cm" svg:x2="20.446cm" svg:y2="19.03cm">
          <text:p/>
        </draw:line>
        <draw:path draw:style-name="gr3" draw:text-style-name="P7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4" draw:text-style-name="P8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2" draw:text-style-name="P12" draw:layer="layout" svg:width="0.246cm" svg:height="0.289cm" svg:x="14.634cm" svg:y="18.80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19.524cm" svg:x2="20.446cm" svg:y2="19.524cm">
          <text:p/>
        </draw:line>
        <draw:path draw:style-name="gr3" draw:text-style-name="P7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4" draw:text-style-name="P8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2" draw:text-style-name="P12" draw:layer="layout" svg:width="0.246cm" svg:height="0.289cm" svg:x="14.634cm" svg:y="19.29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0.017cm" svg:x2="20.446cm" svg:y2="20.017cm">
          <text:p/>
        </draw:line>
        <draw:path draw:style-name="gr3" draw:text-style-name="P7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4" draw:text-style-name="P8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2" draw:text-style-name="P12" draw:layer="layout" svg:width="0.246cm" svg:height="0.289cm" svg:x="14.634cm" svg:y="19.79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0.511cm" svg:x2="20.446cm" svg:y2="20.511cm">
          <text:p/>
        </draw:line>
        <draw:path draw:style-name="gr3" draw:text-style-name="P7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4" draw:text-style-name="P8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2" draw:text-style-name="P12" draw:layer="layout" svg:width="0.246cm" svg:height="0.289cm" svg:x="14.634cm" svg:y="20.28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1.005cm" svg:x2="20.446cm" svg:y2="21.005cm">
          <text:p/>
        </draw:line>
        <draw:path draw:style-name="gr3" draw:text-style-name="P7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4" draw:text-style-name="P8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2" draw:text-style-name="P12" draw:layer="layout" svg:width="0.246cm" svg:height="0.289cm" svg:x="14.634cm" svg:y="20.78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1.499cm" svg:x2="20.446cm" svg:y2="21.499cm">
          <text:p/>
        </draw:line>
        <draw:path draw:style-name="gr3" draw:text-style-name="P7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4" draw:text-style-name="P8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2" draw:text-style-name="P12" draw:layer="layout" svg:width="0.246cm" svg:height="0.289cm" svg:x="14.634cm" svg:y="21.27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3.5cm" svg:x2="20.446cm" svg:y2="23.5cm">
          <text:p/>
        </draw:line>
        <draw:path draw:style-name="gr3" draw:text-style-name="P7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4" draw:text-style-name="P8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2" draw:text-style-name="P12" draw:layer="layout" svg:width="0.246cm" svg:height="0.289cm" svg:x="14.634cm" svg:y="23.27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3.994cm" svg:x2="20.446cm" svg:y2="23.994cm">
          <text:p/>
        </draw:line>
        <draw:path draw:style-name="gr3" draw:text-style-name="P7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4" draw:text-style-name="P8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2" draw:text-style-name="P12" draw:layer="layout" svg:width="0.246cm" svg:height="0.289cm" svg:x="14.634cm" svg:y="23.7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4.488cm" svg:x2="20.446cm" svg:y2="24.488cm">
          <text:p/>
        </draw:line>
        <draw:path draw:style-name="gr3" draw:text-style-name="P7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4" draw:text-style-name="P8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2" draw:text-style-name="P12" draw:layer="layout" svg:width="0.246cm" svg:height="0.289cm" svg:x="14.634cm" svg:y="24.26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4.982cm" svg:x2="20.446cm" svg:y2="24.982cm">
          <text:p/>
        </draw:line>
        <draw:path draw:style-name="gr3" draw:text-style-name="P7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4" draw:text-style-name="P8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2" draw:text-style-name="P12" draw:layer="layout" svg:width="0.246cm" svg:height="0.289cm" svg:x="14.634cm" svg:y="24.75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5.476cm" svg:x2="20.446cm" svg:y2="25.476cm">
          <text:p/>
        </draw:line>
        <draw:path draw:style-name="gr3" draw:text-style-name="P7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4" draw:text-style-name="P8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2" draw:text-style-name="P12" draw:layer="layout" svg:width="0.246cm" svg:height="0.289cm" svg:x="14.634cm" svg:y="25.25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5.97cm" svg:x2="20.446cm" svg:y2="25.97cm">
          <text:p/>
        </draw:line>
        <draw:path draw:style-name="gr3" draw:text-style-name="P7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4" draw:text-style-name="P8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2" draw:text-style-name="P12" draw:layer="layout" svg:width="0.246cm" svg:height="0.289cm" svg:x="14.634cm" svg:y="25.74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14.695cm" svg:y1="26.463cm" svg:x2="20.446cm" svg:y2="26.463cm">
          <text:p/>
        </draw:line>
        <draw:path draw:style-name="gr3" draw:text-style-name="P7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2" draw:text-style-name="P12" draw:layer="layout" svg:width="0.246cm" svg:height="0.289cm" svg:x="14.634cm" svg:y="26.23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4.515cm" svg:x2="13.844cm" svg:y2="14.515cm">
          <text:p/>
        </draw:line>
        <draw:path draw:style-name="gr3" draw:text-style-name="P7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2" draw:text-style-name="P12" draw:layer="layout" svg:width="0.246cm" svg:height="0.289cm" svg:x="8.032cm" svg:y="14.29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5.009cm" svg:x2="13.844cm" svg:y2="15.009cm">
          <text:p/>
        </draw:line>
        <draw:path draw:style-name="gr3" draw:text-style-name="P7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2" draw:text-style-name="P12" draw:layer="layout" svg:width="0.246cm" svg:height="0.289cm" svg:x="8.032cm" svg:y="14.78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5.503cm" svg:x2="13.844cm" svg:y2="15.503cm">
          <text:p/>
        </draw:line>
        <draw:path draw:style-name="gr3" draw:text-style-name="P7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4" draw:text-style-name="P8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2" draw:text-style-name="P12" draw:layer="layout" svg:width="0.246cm" svg:height="0.289cm" svg:x="8.032cm" svg:y="15.27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5.997cm" svg:x2="13.844cm" svg:y2="15.997cm">
          <text:p/>
        </draw:line>
        <draw:path draw:style-name="gr3" draw:text-style-name="P7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4" draw:text-style-name="P8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2" draw:text-style-name="P12" draw:layer="layout" svg:width="0.246cm" svg:height="0.289cm" svg:x="8.032cm" svg:y="15.77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6.491cm" svg:x2="13.844cm" svg:y2="16.491cm">
          <text:p/>
        </draw:line>
        <draw:path draw:style-name="gr3" draw:text-style-name="P7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4" draw:text-style-name="P8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2" draw:text-style-name="P12" draw:layer="layout" svg:width="0.246cm" svg:height="0.289cm" svg:x="8.032cm" svg:y="16.26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6.985cm" svg:x2="13.844cm" svg:y2="16.985cm">
          <text:p/>
        </draw:line>
        <draw:path draw:style-name="gr3" draw:text-style-name="P7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4" draw:text-style-name="P8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2" draw:text-style-name="P12" draw:layer="layout" svg:width="0.246cm" svg:height="0.289cm" svg:x="8.032cm" svg:y="16.7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7.478cm" svg:x2="13.844cm" svg:y2="17.478cm">
          <text:p/>
        </draw:line>
        <draw:path draw:style-name="gr3" draw:text-style-name="P7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2" draw:text-style-name="P12" draw:layer="layout" svg:width="0.246cm" svg:height="0.289cm" svg:x="8.032cm" svg:y="17.25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7.972cm" svg:x2="13.844cm" svg:y2="17.972cm">
          <text:p/>
        </draw:line>
        <draw:path draw:style-name="gr3" draw:text-style-name="P7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2" draw:text-style-name="P12" draw:layer="layout" svg:width="0.246cm" svg:height="0.289cm" svg:x="8.032cm" svg:y="17.74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8.466cm" svg:x2="13.844cm" svg:y2="18.466cm">
          <text:p/>
        </draw:line>
        <draw:path draw:style-name="gr3" draw:text-style-name="P7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2" draw:text-style-name="P12" draw:layer="layout" svg:width="0.246cm" svg:height="0.289cm" svg:x="8.032cm" svg:y="18.242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8.96cm" svg:x2="13.844cm" svg:y2="18.96cm">
          <text:p/>
        </draw:line>
        <draw:path draw:style-name="gr3" draw:text-style-name="P7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2" draw:text-style-name="P12" draw:layer="layout" svg:width="0.246cm" svg:height="0.289cm" svg:x="8.032cm" svg:y="18.736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9.454cm" svg:x2="13.844cm" svg:y2="19.454cm">
          <text:p/>
        </draw:line>
        <draw:path draw:style-name="gr3" draw:text-style-name="P7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2" draw:text-style-name="P12" draw:layer="layout" svg:width="0.246cm" svg:height="0.289cm" svg:x="8.032cm" svg:y="19.2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19.948cm" svg:x2="13.844cm" svg:y2="19.948cm">
          <text:p/>
        </draw:line>
        <draw:path draw:style-name="gr3" draw:text-style-name="P7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2" draw:text-style-name="P12" draw:layer="layout" svg:width="0.246cm" svg:height="0.289cm" svg:x="8.032cm" svg:y="19.72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0.442cm" svg:x2="13.844cm" svg:y2="20.442cm">
          <text:p/>
        </draw:line>
        <draw:path draw:style-name="gr3" draw:text-style-name="P7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2" draw:text-style-name="P12" draw:layer="layout" svg:width="0.246cm" svg:height="0.289cm" svg:x="8.032cm" svg:y="20.218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2.508cm" svg:x2="13.844cm" svg:y2="22.508cm">
          <text:p/>
        </draw:line>
        <draw:path draw:style-name="gr3" draw:text-style-name="P7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4" draw:text-style-name="P8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2" draw:text-style-name="P12" draw:layer="layout" svg:width="0.246cm" svg:height="0.289cm" svg:x="8.032cm" svg:y="22.284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3.002cm" svg:x2="13.844cm" svg:y2="23.002cm">
          <text:p/>
        </draw:line>
        <draw:path draw:style-name="gr3" draw:text-style-name="P7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4" draw:text-style-name="P8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2" draw:text-style-name="P12" draw:layer="layout" svg:width="0.246cm" svg:height="0.289cm" svg:x="8.032cm" svg:y="22.77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3.496cm" svg:x2="13.844cm" svg:y2="23.496cm">
          <text:p/>
        </draw:line>
        <draw:path draw:style-name="gr3" draw:text-style-name="P7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4" draw:text-style-name="P8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2" draw:text-style-name="P12" draw:layer="layout" svg:width="0.246cm" svg:height="0.289cm" svg:x="8.032cm" svg:y="23.27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3.989cm" svg:x2="13.844cm" svg:y2="23.989cm">
          <text:p/>
        </draw:line>
        <draw:path draw:style-name="gr3" draw:text-style-name="P7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2" draw:text-style-name="P12" draw:layer="layout" svg:width="0.246cm" svg:height="0.289cm" svg:x="8.032cm" svg:y="23.765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4.483cm" svg:x2="13.844cm" svg:y2="24.483cm">
          <text:p/>
        </draw:line>
        <draw:path draw:style-name="gr3" draw:text-style-name="P7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4" draw:text-style-name="P8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2" draw:text-style-name="P12" draw:layer="layout" svg:width="0.246cm" svg:height="0.289cm" svg:x="8.032cm" svg:y="24.259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4.977cm" svg:x2="13.844cm" svg:y2="24.977cm">
          <text:p/>
        </draw:line>
        <draw:path draw:style-name="gr3" draw:text-style-name="P7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4" draw:text-style-name="P8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2" draw:text-style-name="P12" draw:layer="layout" svg:width="0.246cm" svg:height="0.289cm" svg:x="8.032cm" svg:y="24.753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5.471cm" svg:x2="13.844cm" svg:y2="25.471cm">
          <text:p/>
        </draw:line>
        <draw:path draw:style-name="gr3" draw:text-style-name="P7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4" draw:text-style-name="P8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2" draw:text-style-name="P12" draw:layer="layout" svg:width="0.246cm" svg:height="0.289cm" svg:x="8.032cm" svg:y="25.247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5.965cm" svg:x2="13.844cm" svg:y2="25.965cm">
          <text:p/>
        </draw:line>
        <draw:path draw:style-name="gr3" draw:text-style-name="P7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4" draw:text-style-name="P8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2" draw:text-style-name="P12" draw:layer="layout" svg:width="0.246cm" svg:height="0.289cm" svg:x="8.032cm" svg:y="25.741cm">
          <draw:text-box>
            <text:p text:style-name="P11"><text:span text:style-name="T3"><text:s/></text:span></text:p>
          </draw:text-box>
        </draw:frame>
        <draw:line draw:style-name="gr140" draw:text-style-name="P9" draw:layer="layout" svg:x1="8.093cm" svg:y1="26.464cm" svg:x2="13.844cm" svg:y2="26.464cm">
          <text:p/>
        </draw:line>
        <draw:path draw:style-name="gr4" draw:text-style-name="P8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4" draw:text-style-name="P8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4" draw:text-style-name="P8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4" draw:text-style-name="P8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4" draw:text-style-name="P8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4" draw:text-style-name="P8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4" draw:text-style-name="P8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4" draw:text-style-name="P8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4" draw:text-style-name="P8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4" draw:text-style-name="P8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4" draw:text-style-name="P8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4" draw:text-style-name="P8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4" draw:text-style-name="P8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4" draw:text-style-name="P8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4" draw:text-style-name="P8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4" draw:text-style-name="P8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4" draw:text-style-name="P8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4" draw:text-style-name="P8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4" draw:text-style-name="P8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4" draw:text-style-name="P8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2" draw:text-style-name="P12" draw:layer="layout" svg:width="0.246cm" svg:height="0.289cm" svg:x="8.032cm" svg:y="26.235cm">
          <draw:text-box>
            <text:p text:style-name="P11"><text:span text:style-name="T3"><text:s/></text:span></text:p>
          </draw:text-box>
        </draw:frame>
        <draw:frame draw:style-name="gr130" draw:text-style-name="P13" draw:layer="layout" svg:width="10.556cm" svg:height="0.23cm" svg:x="6.157cm" svg:y="27.325cm">
          <draw:text-box>
            <text:p text:style-name="P11"><text:span text:style-name="T4">TM &amp; © </text:span><text:span text:style-name="T4">2014 </text:span><text:span text:style-name="T4">Wizards </text:span><text:span text:style-name="T4">of the </text:span><text:span text:style-name="T4">Coast </text:span><text:span text:style-name="T4">LLC. </text:span><text:span text:style-name="T4">Permissi</text:span><text:span text:style-name="T4">on is </text:span><text:span text:style-name="T4">granted </text:span><text:span text:style-name="T4">to </text:span><text:span text:style-name="T4">photocop</text:span><text:span text:style-name="T4">y this </text:span><text:span text:style-name="T4">documen</text:span><text:span text:style-name="T4">t for </text:span><text:span text:style-name="T4">personal </text:span><text:span text:style-name="T4">use.</text:span></text:p>
          </draw:text-box>
        </draw:frame>
        <draw:frame draw:style-name="gr141" draw:text-style-name="P12" draw:layer="layout" svg:width="1.822cm" svg:height="0.289cm" svg:x="2.474cm" svg:y="3.268cm">
          <draw:text-box>
            <text:p text:style-name="P11"><text:span text:style-name="T3">SPELL</text:span><text:span text:style-name="T3">CASTI</text:span><text:span text:style-name="T3">NG</text:span></text:p>
          </draw:text-box>
        </draw:frame>
        <draw:frame draw:style-name="gr142" draw:text-style-name="P12" draw:layer="layout" svg:width="0.789cm" svg:height="0.289cm" svg:x="2.474cm" svg:y="3.515cm">
          <draw:text-box>
            <text:p text:style-name="P11"><text:span text:style-name="T3">CLASS</text:span></text:p>
          </draw:text-box>
        </draw:frame>
        <draw:frame draw:style-name="gr143" draw:text-style-name="P14" draw:layer="layout" svg:width="1.594cm" svg:height="0.239cm" draw:transform="rotate (1.5707963267949) translate (0.546cm 16.162cm)">
          <draw:text-box>
            <text:p text:style-name="P11"><text:span text:style-name="T6">SPELLS </text:span><text:span text:style-name="T6">KNOWN</text:span></text:p>
          </draw:text-box>
        </draw:frame>
        <draw:frame draw:style-name="gr144" draw:text-style-name="P15" draw:layer="layout" svg:width="1.615cm" svg:height="0.268cm" svg:x="3.697cm" svg:y="12.251cm">
          <draw:text-box>
            <text:p text:style-name="P11"><text:span text:style-name="T36">SPELL </text:span><text:span text:style-name="T36">NAME</text:span></text:p>
          </draw:text-box>
        </draw:frame>
        <draw:frame draw:style-name="gr145" draw:text-style-name="P40" draw:layer="layout" svg:width="0.158cm" svg:height="0.187cm" draw:transform="rotate (1.61058983374037) translate (0.926cm 12.483cm)">
          <draw:text-box>
            <text:p text:style-name="P11"><text:span text:style-name="T37">P</text:span></text:p>
          </draw:text-box>
        </draw:frame>
        <draw:frame draw:style-name="gr145" draw:text-style-name="P40" draw:layer="layout" svg:width="0.158cm" svg:height="0.187cm" draw:transform="rotate (1.11509085909918) translate (0.937cm 12.337cm)">
          <draw:text-box>
            <text:p text:style-name="P11"><text:span text:style-name="T37">R</text:span></text:p>
          </draw:text-box>
        </draw:frame>
        <draw:frame draw:style-name="gr145" draw:text-style-name="P40" draw:layer="layout" svg:width="0.158cm" svg:height="0.187cm" draw:transform="rotate (0.713839664065681) translate (1.007cm 12.218cm)">
          <draw:text-box>
            <text:p text:style-name="P11"><text:span text:style-name="T37">E</text:span></text:p>
          </draw:text-box>
        </draw:frame>
        <draw:frame draw:style-name="gr145" draw:text-style-name="P40" draw:layer="layout" svg:width="0.158cm" svg:height="0.187cm" draw:transform="rotate (0.326900168898538) translate (1.111cm 12.142cm)">
          <draw:text-box>
            <text:p text:style-name="P11"><text:span text:style-name="T37">P</text:span></text:p>
          </draw:text-box>
        </draw:frame>
        <draw:frame draw:style-name="gr145" draw:text-style-name="P40" draw:layer="layout" svg:width="0.158cm" svg:height="0.187cm" draw:transform="rotate (-0.155334303427495) translate (1.249cm 12.111cm)">
          <draw:text-box>
            <text:p text:style-name="P11"><text:span text:style-name="T37">A</text:span></text:p>
          </draw:text-box>
        </draw:frame>
        <draw:frame draw:style-name="gr145" draw:text-style-name="P40" draw:layer="layout" svg:width="0.158cm" svg:height="0.187cm" draw:transform="rotate (-0.556585498460992) translate (1.385cm 12.143cm)">
          <draw:text-box>
            <text:p text:style-name="P11"><text:span text:style-name="T37">R</text:span></text:p>
          </draw:text-box>
        </draw:frame>
        <draw:frame draw:style-name="gr145" draw:text-style-name="P40" draw:layer="layout" svg:width="0.158cm" svg:height="0.187cm" draw:transform="rotate (-0.955044166691298) translate (1.493cm 12.227cm)">
          <draw:text-box>
            <text:p text:style-name="P11"><text:span text:style-name="T37">E</text:span></text:p>
          </draw:text-box>
        </draw:frame>
        <draw:frame draw:style-name="gr145" draw:text-style-name="P40" draw:layer="layout" svg:width="0.158cm" svg:height="0.187cm" draw:transform="rotate (-1.53100281984943) translate (1.567cm 12.366cm)">
          <draw:text-box>
            <text:p text:style-name="P11"><text:span text:style-name="T37">D</text:span></text:p>
          </draw:text-box>
        </draw:frame>
        <draw:frame draw:style-name="gr146" draw:text-style-name="P14" draw:layer="layout" svg:width="0.607cm" svg:height="0.239cm" svg:x="1.106cm" svg:y="10.347cm">
          <draw:text-box>
            <text:p text:style-name="P11"><text:span text:style-name="T6">SPELL</text:span></text:p>
          </draw:text-box>
        </draw:frame>
        <draw:frame draw:style-name="gr147" draw:text-style-name="P14" draw:layer="layout" svg:width="0.624cm" svg:height="0.239cm" svg:x="1.103cm" svg:y="10.541cm">
          <draw:text-box>
            <text:p text:style-name="P11"><text:span text:style-name="T6">LEVEL</text:span></text:p>
          </draw:text-box>
        </draw:frame>
        <draw:frame draw:style-name="gr148" draw:text-style-name="P14" draw:layer="layout" svg:width="1.827cm" svg:height="0.239cm" svg:x="4.505cm" svg:y="10.706cm">
          <draw:text-box>
            <text:p text:style-name="P11"><text:span text:style-name="T6">SLOTS </text:span><text:span text:style-name="T6">EXPEN</text:span><text:span text:style-name="T6">DED</text:span></text:p>
          </draw:text-box>
        </draw:frame>
        <draw:frame draw:style-name="gr149" draw:text-style-name="P14" draw:layer="layout" svg:width="1.378cm" svg:height="0.239cm" svg:x="1.793cm" svg:y="10.706cm">
          <draw:text-box>
            <text:p text:style-name="P11"><text:span text:style-name="T6">SLOTS </text:span><text:span text:style-name="T6">TOTAL</text:span></text:p>
          </draw:text-box>
        </draw:frame>
        <draw:frame draw:style-name="gr150" draw:text-style-name="P28" draw:layer="layout" svg:width="0.422cm" svg:height="0.497cm" svg:x="1.322cm" svg:y="11.179cm">
          <draw:text-box>
            <text:p text:style-name="P11"><text:span text:style-name="T38">1</text:span></text:p>
          </draw:text-box>
        </draw:frame>
        <draw:frame draw:style-name="gr150" draw:text-style-name="P28" draw:layer="layout" svg:width="0.422cm" svg:height="0.497cm" svg:x="1.322cm" svg:y="5.261cm">
          <draw:text-box>
            <text:p text:style-name="P11"><text:span text:style-name="T38">0</text:span></text:p>
          </draw:text-box>
        </draw:frame>
        <draw:frame draw:style-name="gr150" draw:text-style-name="P28" draw:layer="layout" svg:width="0.422cm" svg:height="0.497cm" svg:x="1.322cm" svg:y="19.242cm">
          <draw:text-box>
            <text:p text:style-name="P11"><text:span text:style-name="T38">2</text:span></text:p>
          </draw:text-box>
        </draw:frame>
        <draw:frame draw:style-name="gr150" draw:text-style-name="P28" draw:layer="layout" svg:width="0.422cm" svg:height="0.497cm" svg:x="7.989cm" svg:y="5.261cm">
          <draw:text-box>
            <text:p text:style-name="P11"><text:span text:style-name="T38">3</text:span></text:p>
          </draw:text-box>
        </draw:frame>
        <draw:frame draw:style-name="gr150" draw:text-style-name="P28" draw:layer="layout" svg:width="0.422cm" svg:height="0.497cm" svg:x="14.591cm" svg:y="5.261cm">
          <draw:text-box>
            <text:p text:style-name="P11"><text:span text:style-name="T38">6</text:span></text:p>
          </draw:text-box>
        </draw:frame>
        <draw:frame draw:style-name="gr150" draw:text-style-name="P28" draw:layer="layout" svg:width="0.422cm" svg:height="0.497cm" svg:x="14.591cm" svg:y="11.25cm">
          <draw:text-box>
            <text:p text:style-name="P11"><text:span text:style-name="T38">7</text:span></text:p>
          </draw:text-box>
        </draw:frame>
        <draw:frame draw:style-name="gr150" draw:text-style-name="P28" draw:layer="layout" svg:width="0.422cm" svg:height="0.497cm" svg:x="14.591cm" svg:y="17.24cm">
          <draw:text-box>
            <text:p text:style-name="P11"><text:span text:style-name="T38">8</text:span></text:p>
          </draw:text-box>
        </draw:frame>
        <draw:frame draw:style-name="gr150" draw:text-style-name="P28" draw:layer="layout" svg:width="0.422cm" svg:height="0.497cm" svg:x="14.591cm" svg:y="22.205cm">
          <draw:text-box>
            <text:p text:style-name="P11"><text:span text:style-name="T38">9</text:span></text:p>
          </draw:text-box>
        </draw:frame>
        <draw:frame draw:style-name="gr150" draw:text-style-name="P28" draw:layer="layout" svg:width="0.422cm" svg:height="0.497cm" svg:x="7.989cm" svg:y="13.22cm">
          <draw:text-box>
            <text:p text:style-name="P11"><text:span text:style-name="T38">4</text:span></text:p>
          </draw:text-box>
        </draw:frame>
        <draw:frame draw:style-name="gr150" draw:text-style-name="P28" draw:layer="layout" svg:width="0.422cm" svg:height="0.497cm" svg:x="7.989cm" svg:y="21.212cm">
          <draw:text-box>
            <text:p text:style-name="P11"><text:span text:style-name="T38">5</text:span></text:p>
          </draw:text-box>
        </draw:frame>
        <draw:frame draw:style-name="gr141" draw:text-style-name="P12" draw:layer="layout" svg:width="1.822cm" svg:height="0.289cm" svg:x="10.333cm" svg:y="3.048cm">
          <draw:text-box>
            <text:p text:style-name="P11"><text:span text:style-name="T3">SPELL</text:span><text:span text:style-name="T3">CASTI</text:span><text:span text:style-name="T3">NG</text:span></text:p>
          </draw:text-box>
        </draw:frame>
        <draw:frame draw:style-name="gr151" draw:text-style-name="P12" draw:layer="layout" svg:width="0.916cm" svg:height="0.289cm" svg:x="10.739cm" svg:y="3.274cm">
          <draw:text-box>
            <text:p text:style-name="P11"><text:span text:style-name="T3">ABILIT</text:span><text:span text:style-name="T3">Y</text:span></text:p>
          </draw:text-box>
        </draw:frame>
        <draw:frame draw:style-name="gr152" draw:text-style-name="P12" draw:layer="layout" svg:width="1.899cm" svg:height="0.289cm" svg:x="13.941cm" svg:y="3.048cm">
          <draw:text-box>
            <text:p text:style-name="P11"><text:span text:style-name="T3">SPELL </text:span><text:span text:style-name="T3">SAVE </text:span><text:span text:style-name="T3">DC</text:span></text:p>
          </draw:text-box>
        </draw:frame>
        <draw:frame draw:style-name="gr153" draw:text-style-name="P12" draw:layer="layout" svg:width="1.776cm" svg:height="0.289cm" svg:x="17.606cm" svg:y="3.048cm">
          <draw:text-box>
            <text:p text:style-name="P11"><text:span text:style-name="T3">SPELL </text:span><text:span text:style-name="T3">ATTAC</text:span><text:span text:style-name="T3">K</text:span></text:p>
          </draw:text-box>
        </draw:frame>
        <draw:frame draw:style-name="gr154" draw:text-style-name="P12" draw:layer="layout" svg:width="0.883cm" svg:height="0.289cm" svg:x="17.956cm" svg:y="3.274cm">
          <draw:text-box>
            <text:p text:style-name="P11"><text:span text:style-name="T3">BONU</text:span><text:span text:style-name="T3">S</text:span></text:p>
          </draw:text-box>
        </draw:frame>
        <draw:path draw:style-name="gr4" draw:text-style-name="P8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4" draw:text-style-name="P8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4" draw:text-style-name="P8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55" draw:text-style-name="P12" draw:layer="layout" svg:width="1.395cm" svg:height="0.289cm" svg:x="3.951cm" svg:y="5.378cm">
          <draw:text-box>
            <text:p text:style-name="P11"><text:span text:style-name="T39">CANT</text:span><text:span text:style-name="T39">RIPS</text:span></text:p>
          </draw:text-box>
        </draw:frame>
        <draw:frame draw:style-name="gr131" draw:text-style-name="P38" draw:layer="layout" svg:width="1.763cm" svg:height="0.911cm" svg:x="4.471cm" svg:y="2.193cm">
          <draw:text-box>
            <text:p text:style-name="P11"><text:span text:style-name="T35">O</text:span><text:span text:style-name="T35">wl</text:span><text:span text:style-name="T35">ex</text:span></text:p>
          </draw:text-box>
        </draw:frame>
        <draw:frame draw:style-name="gr156" draw:text-style-name="P23" draw:layer="layout" svg:width="2.042cm" svg:height="0.81cm" svg:x="10.136cm" svg:y="1.992cm">
          <draw:text-box>
            <text:p text:style-name="P11"><text:span text:style-name="T18">Wi</text:span><text:span text:style-name="T18">sd</text:span><text:span text:style-name="T18">om</text:span></text:p>
          </draw:text-box>
        </draw:frame>
        <draw:frame draw:style-name="gr157" draw:text-style-name="P41" draw:layer="layout" svg:width="0.866cm" svg:height="1.11cm" svg:x="14.277cm" svg:y="1.834cm">
          <draw:text-box>
            <text:p text:style-name="P11"><text:span text:style-name="T40">1</text:span><text:span text:style-name="T40">1</text:span></text:p>
          </draw:text-box>
        </draw:frame>
        <draw:frame draw:style-name="gr158" draw:text-style-name="P41" draw:layer="layout" svg:width="0.775cm" svg:height="1.11cm" svg:x="18.154cm" svg:y="1.834cm">
          <draw:text-box>
            <text:p text:style-name="P11"><text:span text:style-name="T40">3</text:span></text:p>
          </draw:text-box>
        </draw:frame>
        <draw:frame draw:style-name="gr159" draw:text-style-name="P31" draw:layer="layout" svg:width="1.526cm" svg:height="0.505cm" svg:x="1.528cm" svg:y="6.033cm">
          <draw:text-box>
            <text:p text:style-name="P11"><text:span text:style-name="T26">Druid</text:span><text:span text:style-name="T26">craft</text:span></text:p>
          </draw:text-box>
        </draw:frame>
        <draw:frame draw:style-name="gr160" draw:text-style-name="P12" draw:layer="layout" svg:width="1.496cm" svg:height="0.353cm" svg:x="1.544cm" svg:y="12.68cm">
          <draw:text-box>
            <text:p text:style-name="P11"><text:span text:style-name="T41">Cure </text:span><text:span text:style-name="T41">Wound</text:span><text:span text:style-name="T41">s</text:span></text:p>
          </draw:text-box>
        </draw:frame>
        <draw:frame draw:style-name="gr161" draw:text-style-name="P31" draw:layer="layout" svg:width="0.747cm" svg:height="0.505cm" svg:x="1.528cm" svg:y="6.525cm">
          <draw:text-box>
            <text:p text:style-name="P11"><text:span text:style-name="T26">Gust</text:span></text:p>
          </draw:text-box>
        </draw:frame>
        <draw:frame draw:style-name="gr162" draw:text-style-name="P31" draw:layer="layout" svg:width="2.576cm" svg:height="0.505cm" svg:x="1.528cm" svg:y="7.016cm">
          <draw:text-box>
            <text:p text:style-name="P11"><text:span text:style-name="T26">Prim</text:span><text:span text:style-name="T26">al </text:span><text:span text:style-name="T26">Sava</text:span><text:span text:style-name="T26">gery</text:span></text:p>
          </draw:text-box>
        </draw:frame>
        <draw:frame draw:style-name="gr163" draw:text-style-name="P12" draw:layer="layout" svg:width="1.264cm" svg:height="0.353cm" svg:x="1.544cm" svg:y="13.173cm">
          <draw:text-box>
            <text:p text:style-name="P11"><text:span text:style-name="T41">Tree </text:span><text:span text:style-name="T41">Speak</text:span></text:p>
          </draw:text-box>
        </draw:frame>
        <draw:frame draw:style-name="gr164" draw:text-style-name="P12" draw:layer="layout" svg:width="1.268cm" svg:height="0.353cm" svg:x="1.544cm" svg:y="13.666cm">
          <draw:text-box>
            <text:p text:style-name="P11"><text:span text:style-name="T41">Beast </text:span><text:span text:style-name="T41">Bond</text:span></text:p>
          </draw:text-box>
        </draw:frame>
        <draw:frame draw:style-name="gr165" draw:text-style-name="P12" draw:layer="layout" svg:width="1.022cm" svg:height="0.353cm" svg:x="1.544cm" svg:y="14.161cm">
          <draw:text-box>
            <text:p text:style-name="P11"><text:span text:style-name="T41">Wolfso</text:span><text:span text:style-name="T41">ng</text:span></text:p>
          </draw:text-box>
        </draw:frame>
        <draw:frame draw:style-name="gr166" draw:text-style-name="P12" draw:layer="layout" svg:width="1.221cm" svg:height="0.353cm" svg:x="1.544cm" svg:y="14.655cm">
          <draw:text-box>
            <text:p text:style-name="P11"><text:span text:style-name="T41">Longstr</text:span><text:span text:style-name="T41">ider</text:span></text:p>
          </draw:text-box>
        </draw:frame>
        <draw:frame draw:style-name="gr167" draw:text-style-name="P12" draw:layer="layout" svg:width="1.585cm" svg:height="0.353cm" svg:x="1.544cm" svg:y="15.149cm">
          <draw:text-box>
            <text:p text:style-name="P11"><text:span text:style-name="T41">Nature'</text:span><text:span text:style-name="T41">s Aeg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Interstate" svg:font-family="Interstate"/>
    <style:font-face style:name="ScalaSansOffc" svg:font-family="ScalaSansOffc"/>
    <style:font-face style:name="ZapfDingbats" svg:font-family="ZapfDingbats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32" style:page-layout-name="PM0" draw:style-name="Mdp1"/>
    <style:master-page style:name="master-page14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1T15:55:57.574808093</dc:date>
    <meta:editing-duration>PT24M21S</meta:editing-duration>
    <meta:editing-cycles>5</meta:editing-cycles>
    <meta:generator>LibreOffice/6.0.7.3$Linux_X86_64 LibreOffice_project/00m0$Build-3</meta:generator>
    <meta:document-statistic meta:object-count="1069"/>
  </office:meta>
</office:document-meta>
</file>